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svg:stroke-opacity="100%" draw:fill="none" draw:opacity="100%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solid" draw:stroke-dash="Ultrafine_20_2_20_Dots_20_3_20_Dashes" svg:stroke-width="0.081cm" svg:stroke-color="#000000" draw:marker-start-width="0.284cm" draw:marker-end-width="0.284cm" svg:stroke-opacity="100%" draw:fill="none" draw:opacity="100%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53cm" svg:stroke-color="#000000" draw:marker-start-width="0.279cm" draw:marker-end-width="0.279cm" svg:stroke-opacity="100%" draw:fill="none" draw:opacity="100%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35cm" svg:stroke-color="#000000" draw:marker-start-width="0.253cm" draw:marker-end-width="0.253cm" svg:stroke-opacity="100%" draw:fill="none" draw:opacity="100%" draw:textarea-vertical-align="middle" fo:padding-top="0.143cm" fo:padding-bottom="0.143cm" fo:padding-left="0.268cm" fo:padding-right="0.268cm"/>
    </style:style>
    <style:style style:name="gr7" style:family="graphic" style:parent-style-name="standard" style:list-style-name="L1">
      <style:graphic-properties draw:stroke="solid" svg:stroke-width="0.035cm" svg:stroke-color="#000000" draw:marker-start="" draw:marker-start-width="0.253cm" draw:marker-start-center="false" draw:marker-end="" draw:marker-end-width="0.253cm" draw:marker-end-center="false" svg:stroke-opacity="100%" draw:fill="none" draw:fill-color="#729fcf" draw:opacity="100%" draw:textarea-horizontal-align="justify" draw:textarea-vertical-align="middle" fo:padding-top="0.143cm" fo:padding-bottom="0.143cm" fo:padding-left="0.268cm" fo:padding-right="0.268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35cm" svg:stroke-color="#000000" draw:marker-start="" draw:marker-start-width="0.253cm" draw:marker-start-center="false" draw:marker-end="" draw:marker-end-width="0.253cm" draw:marker-end-center="false" svg:stroke-opacity="100%" draw:fill="none" draw:fill-color="#729fcf" draw:opacity="100%" draw:textarea-horizontal-align="justify" draw:textarea-vertical-align="middle" fo:padding-top="0.143cm" fo:padding-bottom="0.143cm" fo:padding-left="0.268cm" fo:padding-right="0.268cm" draw:shadow="hidden" draw:shadow-offset-x="0.2cm" draw:shadow-offset-y="0.2cm" draw:shadow-color="#808080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none" draw:fill-color="#ffff00" draw:opacity="50%" draw:textarea-vertical-align="middle" fo:padding-top="0.12cm" fo:padding-bottom="0.12cm" fo:padding-left="0.245cm" fo:padding-right="0.245cm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="none" draw:fill-color="#ff6600" draw:opacity="50%" draw:textarea-vertical-align="middle" fo:padding-top="0.12cm" fo:padding-bottom="0.12cm" fo:padding-left="0.245cm" fo:padding-right="0.245cm"/>
    </style:style>
    <style:style style:name="gr12" style:family="graphic" style:parent-style-name="standard">
      <style:graphic-properties draw:stroke="solid" svg:stroke-width="0.018cm" svg:stroke-color="#000000" draw:marker-start-width="0.227cm" draw:marker-end-width="0.227cm" draw:fill="none" draw:fill-color="#ff00cc" draw:opacity="50%" draw:textarea-vertical-align="middle" fo:padding-top="0.12cm" fo:padding-bottom="0.12cm" fo:padding-left="0.245cm" fo:padding-right="0.245cm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="none" draw:fill-color="#0066cc" draw:opacity="50%" draw:textarea-vertical-align="middle" fo:padding-top="0.12cm" fo:padding-bottom="0.12cm" fo:padding-left="0.245cm" fo:padding-right="0.245cm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="none" draw:fill-color="#9900ff" draw:opacity="50%" draw:textarea-vertical-align="middle" fo:padding-top="0.12cm" fo:padding-bottom="0.12cm" fo:padding-left="0.245cm" fo:padding-right="0.245cm"/>
    </style:style>
    <style:style style:name="gr15" style:family="graphic" style:parent-style-name="standard">
      <style:graphic-properties draw:stroke="solid" svg:stroke-width="0.018cm" svg:stroke-color="#000000" draw:marker-start-width="0.227cm" draw:marker-end-width="0.227cm" draw:fill="none" draw:fill-color="#66ffff" draw:opacity="50%" draw:textarea-vertical-align="middle" fo:padding-top="0.12cm" fo:padding-bottom="0.12cm" fo:padding-left="0.245cm" fo:padding-right="0.245cm"/>
    </style:style>
    <style:style style:name="gr16" style:family="graphic" style:parent-style-name="standard">
      <style:graphic-properties draw:stroke="solid" svg:stroke-width="0.018cm" svg:stroke-color="#000000" draw:marker-start-width="0.227cm" draw:marker-end-width="0.227cm" draw:fill="none" draw:fill-color="#009900" draw:opacity="50%" draw:textarea-vertical-align="middle" fo:padding-top="0.12cm" fo:padding-bottom="0.12cm" fo:padding-left="0.245cm" fo:padding-right="0.245cm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="none" draw:fill-color="#ff3333" draw:opacity="50%" draw:textarea-vertical-align="middle" fo:padding-top="0.12cm" fo:padding-bottom="0.12cm" fo:padding-left="0.245cm" fo:padding-right="0.245cm"/>
    </style:style>
    <style:style style:name="gr18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9" style:family="graphic" style:parent-style-name="objectwithoutfill">
      <style:graphic-properties draw:stroke="solid" draw:stroke-dash="Ultrafine_20_2_20_Dots_20_3_20_Dashes" svg:stroke-width="0.018cm" svg:stroke-color="#000000" draw:marker-start-width="0.19cm" draw:marker-end-width="0.19cm" svg:stroke-opacity="100%" draw:fill="none" draw:opacity="100%" draw:textarea-vertical-align="middle" fo:padding-top="0.134cm" fo:padding-bottom="0.134cm" fo:padding-left="0.259cm" fo:padding-right="0.259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00" draw:opacity="50%"/>
      <style:paragraph-properties fo:text-align="center"/>
    </style:style>
    <style:style style:name="P5" style:family="paragraph">
      <loext:graphic-properties draw:fill="none" draw:fill-color="#ff6600" draw:opacity="50%"/>
      <style:paragraph-properties fo:text-align="center"/>
    </style:style>
    <style:style style:name="P6" style:family="paragraph">
      <loext:graphic-properties draw:fill="none" draw:fill-color="#ff00cc" draw:opacity="50%"/>
      <style:paragraph-properties fo:text-align="center"/>
    </style:style>
    <style:style style:name="P7" style:family="paragraph">
      <loext:graphic-properties draw:fill="none" draw:fill-color="#0066cc" draw:opacity="50%"/>
      <style:paragraph-properties fo:text-align="center"/>
    </style:style>
    <style:style style:name="P8" style:family="paragraph">
      <loext:graphic-properties draw:fill="none" draw:fill-color="#9900ff" draw:opacity="50%"/>
      <style:paragraph-properties fo:text-align="center"/>
    </style:style>
    <style:style style:name="P9" style:family="paragraph">
      <loext:graphic-properties draw:fill="none" draw:fill-color="#66ffff" draw:opacity="50%"/>
      <style:paragraph-properties fo:text-align="center"/>
    </style:style>
    <style:style style:name="P10" style:family="paragraph">
      <loext:graphic-properties draw:fill="none" draw:fill-color="#009900" draw:opacity="50%"/>
      <style:paragraph-properties fo:text-align="center"/>
    </style:style>
    <style:style style:name="P11" style:family="paragraph">
      <loext:graphic-properties draw:fill="none" draw:fill-color="#ff3333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WallG" svg:x1="42.999cm" svg:y1="23.45cm" svg:x2="42.999cm" svg:y2="15.3cm">
          <text:p/>
        </draw:line>
        <draw:line draw:style-name="gr1" draw:text-style-name="P1" draw:layer="WallG" svg:x1="38.375cm" svg:y1="21.8cm" svg:x2="29.633cm" svg:y2="21.8cm">
          <text:p/>
        </draw:line>
        <draw:rect draw:style-name="gr2" draw:text-style-name="P1" draw:layer="WallG" svg:width="8.717cm" svg:height="1.805cm" svg:x="29.632cm" svg:y="23.345cm">
          <text:p/>
        </draw:rect>
        <draw:line draw:style-name="gr1" draw:text-style-name="P1" draw:layer="WallG" svg:x1="29.633cm" svg:y1="20.35cm" svg:x2="38.375cm" svg:y2="20.35cm">
          <text:p/>
        </draw:line>
        <draw:line draw:style-name="gr1" draw:text-style-name="P1" draw:layer="WallG" svg:x1="16.898cm" svg:y1="15.664cm" svg:x2="14.85cm" svg:y2="15.664cm">
          <text:p/>
        </draw:line>
        <draw:line draw:style-name="gr1" draw:text-style-name="P1" draw:layer="WallG" svg:x1="18cm" svg:y1="15.664cm" svg:x2="17.673cm" svg:y2="15.664cm">
          <text:p/>
        </draw:line>
        <draw:line draw:style-name="gr3" draw:text-style-name="P1" draw:layer="WallG" svg:x1="16.549cm" svg:y1="12.05cm" svg:x2="16.549cm" svg:y2="15.664cm">
          <text:p/>
        </draw:line>
        <draw:line draw:style-name="gr3" draw:text-style-name="P1" draw:layer="WallG" svg:x1="17.999cm" svg:y1="12.05cm" svg:x2="17.999cm" svg:y2="15.663cm">
          <text:p/>
        </draw:line>
        <draw:line draw:style-name="gr3" draw:text-style-name="P1" draw:layer="WallG" svg:x1="17.999cm" svg:y1="13.4cm" svg:x2="17.649cm" svg:y2="13.4cm">
          <text:p/>
        </draw:line>
        <draw:line draw:style-name="gr3" draw:text-style-name="P1" draw:layer="WallG" svg:x1="16.899cm" svg:y1="13.4cm" svg:x2="16.549cm" svg:y2="13.4cm">
          <text:p/>
        </draw:line>
        <draw:line draw:style-name="gr3" draw:text-style-name="P1" draw:layer="WallG" svg:x1="15.7cm" svg:y1="12.05cm" svg:x2="17.999cm" svg:y2="12.05cm">
          <text:p/>
        </draw:line>
        <draw:line draw:style-name="gr3" draw:text-style-name="P1" draw:layer="WallG" svg:x1="24.731cm" svg:y1="12.05cm" svg:x2="23.9cm" svg:y2="12.05cm">
          <text:p/>
        </draw:line>
        <draw:line draw:style-name="gr3" draw:text-style-name="P1" draw:layer="WallG" svg:x1="22.999cm" svg:y1="7.85cm" svg:x2="22.999cm" svg:y2="15.663cm">
          <text:p/>
        </draw:line>
        <draw:line draw:style-name="gr3" draw:text-style-name="P1" draw:layer="WallG" svg:x1="32.449cm" svg:y1="24.3cm" svg:x2="35.499cm" svg:y2="24.3cm">
          <text:p/>
        </draw:line>
        <draw:line draw:style-name="gr3" draw:text-style-name="P1" draw:layer="WallG" svg:x1="29.749cm" svg:y1="25.15cm" svg:x2="37.199cm" svg:y2="25.15cm">
          <text:p/>
        </draw:line>
        <draw:line draw:style-name="gr3" draw:text-style-name="P1" draw:layer="WallG" svg:x1="29.749cm" svg:y1="26.45cm" svg:x2="29.749cm" svg:y2="23.45cm">
          <text:p/>
        </draw:line>
        <draw:line draw:style-name="gr3" draw:text-style-name="P1" draw:layer="WallG" svg:x1="31.299cm" svg:y1="23.45cm" svg:x2="31.299cm" svg:y2="25.15cm">
          <text:p/>
        </draw:line>
        <draw:line draw:style-name="gr3" draw:text-style-name="P1" draw:layer="WallG" svg:x1="42.999cm" svg:y1="23.45cm" svg:x2="37.999cm" svg:y2="23.45cm">
          <text:p/>
        </draw:line>
        <draw:line draw:style-name="gr3" draw:text-style-name="P1" draw:layer="WallG" svg:x1="38.349cm" svg:y1="25.15cm" svg:x2="37.2cm" svg:y2="25.15cm">
          <text:p/>
        </draw:line>
        <draw:line draw:style-name="gr3" draw:text-style-name="P1" draw:layer="WallG" svg:x1="30.749cm" svg:y1="23.45cm" svg:x2="38cm" svg:y2="23.45cm">
          <text:p/>
        </draw:line>
        <draw:line draw:style-name="gr3" draw:text-style-name="P1" draw:layer="WallG" svg:x1="36.649cm" svg:y1="23.45cm" svg:x2="36.649cm" svg:y2="25.15cm">
          <text:p/>
        </draw:line>
        <draw:line draw:style-name="gr1" draw:text-style-name="P1" draw:layer="WallG" svg:x1="34.699cm" svg:y1="33.333cm" svg:x2="34.699cm" svg:y2="30.901cm">
          <text:p/>
        </draw:line>
        <draw:line draw:style-name="gr1" draw:text-style-name="P1" draw:layer="WallG" svg:x1="29.633cm" svg:y1="20.35cm" svg:x2="29.633cm" svg:y2="21.8cm">
          <text:p/>
        </draw:line>
        <draw:line draw:style-name="gr1" draw:text-style-name="P1" draw:layer="WallG" svg:x1="38.35cm" svg:y1="30.901cm" svg:x2="29.85cm" svg:y2="30.901cm">
          <text:p/>
        </draw:line>
        <draw:line draw:style-name="gr3" draw:text-style-name="P1" draw:layer="WallG" svg:x1="30.751cm" svg:y1="23.45cm" svg:x2="29.75cm" svg:y2="23.45cm">
          <text:p/>
        </draw:line>
        <draw:line draw:style-name="gr1" draw:text-style-name="P1" draw:layer="WallG" svg:x1="32.6cm" svg:y1="20.35cm" svg:x2="32.6cm" svg:y2="21.8cm">
          <text:p/>
        </draw:line>
        <draw:line draw:style-name="gr1" draw:text-style-name="P1" draw:layer="WallG" svg:x1="35.45cm" svg:y1="20.35cm" svg:x2="35.45cm" svg:y2="21.8cm">
          <text:p/>
        </draw:line>
        <draw:line draw:style-name="gr3" draw:text-style-name="P1" draw:layer="WallG" svg:x1="24.731cm" svg:y1="12.05cm" svg:x2="24.731cm" svg:y2="15.663cm">
          <text:p/>
        </draw:line>
        <draw:line draw:style-name="gr3" draw:text-style-name="P1" draw:layer="WallG" svg:x1="23.55cm" svg:y1="15.651cm" svg:x2="22.999cm" svg:y2="15.651cm">
          <text:p/>
        </draw:line>
        <draw:line draw:style-name="gr3" draw:text-style-name="P1" draw:layer="WallG" svg:x1="14.85cm" svg:y1="8.55cm" svg:x2="14.85cm" svg:y2="15.664cm">
          <text:p/>
        </draw:line>
        <draw:line draw:style-name="gr3" draw:text-style-name="P1" draw:layer="WallG" svg:x1="14.75cm" svg:y1="22.45cm" svg:x2="14.75cm" svg:y2="27.751cm">
          <text:p/>
        </draw:line>
        <draw:line draw:style-name="gr3" draw:text-style-name="P1" draw:layer="WallG" svg:x1="11.15cm" svg:y1="21.6cm" svg:x2="11.15cm" svg:y2="27.75cm">
          <text:p/>
        </draw:line>
        <draw:line draw:style-name="gr3" draw:text-style-name="P1" draw:layer="WallG" svg:x1="24.9cm" svg:y1="23.95cm" svg:x2="24.9cm" svg:y2="33.34cm">
          <text:p/>
        </draw:line>
        <draw:line draw:style-name="gr1" draw:text-style-name="P1" draw:layer="WallG" svg:x1="29.633cm" svg:y1="21.801cm" svg:x2="29.633cm" svg:y2="23.345cm">
          <text:p/>
        </draw:line>
        <draw:line draw:style-name="gr1" draw:text-style-name="P1" draw:layer="WallG" svg:x1="33.3cm" svg:y1="31.199cm" svg:x2="33.3cm" svg:y2="30.901cm">
          <text:p/>
        </draw:line>
        <draw:line draw:style-name="gr1" draw:text-style-name="P1" draw:layer="WallG" svg:x1="28.77cm" svg:y1="33.333cm" svg:x2="28.77cm" svg:y2="21.05cm">
          <text:p/>
        </draw:line>
        <draw:line draw:style-name="gr1" draw:text-style-name="P1" draw:layer="WallG" svg:x1="29.85cm" svg:y1="33.201cm" svg:x2="29.85cm" svg:y2="29.4cm">
          <text:p/>
        </draw:line>
        <draw:line draw:style-name="gr1" draw:text-style-name="P1" draw:layer="WallG" svg:x1="30.6cm" svg:y1="33.201cm" svg:x2="30.6cm" svg:y2="30.901cm">
          <text:p/>
        </draw:line>
        <draw:line draw:style-name="gr1" draw:text-style-name="P1" draw:layer="WallG" svg:x1="31.4cm" svg:y1="33.201cm" svg:x2="31.4cm" svg:y2="30.901cm">
          <text:p/>
        </draw:line>
        <draw:line draw:style-name="gr1" draw:text-style-name="P1" draw:layer="WallG" svg:x1="36.5cm" svg:y1="33.333cm" svg:x2="36.5cm" svg:y2="30.901cm">
          <text:p/>
        </draw:line>
        <draw:line draw:style-name="gr1" draw:text-style-name="P1" draw:layer="WallG" svg:x1="38.35cm" svg:y1="33.34cm" svg:x2="38.35cm" svg:y2="30.901cm">
          <text:p/>
        </draw:line>
        <draw:line draw:style-name="gr1" draw:text-style-name="P1" draw:layer="WallG" svg:x1="29.95cm" svg:y1="33.201cm" svg:x2="29.75cm" svg:y2="33.201cm">
          <text:p/>
        </draw:line>
        <draw:line draw:style-name="gr1" draw:text-style-name="P1" draw:layer="WallG" svg:x1="30.7cm" svg:y1="33.201cm" svg:x2="30.45cm" svg:y2="33.201cm">
          <text:p/>
        </draw:line>
        <draw:line draw:style-name="gr1" draw:text-style-name="P1" draw:layer="WallG" svg:x1="31.4cm" svg:y1="33.201cm" svg:x2="31.2cm" svg:y2="33.201cm">
          <text:p/>
        </draw:line>
        <draw:line draw:style-name="gr1" draw:text-style-name="P1" draw:layer="WallG" svg:x1="29cm" svg:y1="33.201cm" svg:x2="28.77cm" svg:y2="33.201cm">
          <text:p/>
        </draw:line>
        <draw:line draw:style-name="gr1" draw:text-style-name="P1" draw:layer="WallG" svg:x1="32.9cm" svg:y1="29.4cm" svg:x2="29.85cm" svg:y2="29.4cm">
          <text:p/>
        </draw:line>
        <draw:line draw:style-name="gr1" draw:text-style-name="P1" draw:layer="WallG" svg:x1="32.9cm" svg:y1="28.32cm" svg:x2="29.85cm" svg:y2="28.32cm">
          <text:p/>
        </draw:line>
        <draw:line draw:style-name="gr1" draw:text-style-name="P1" draw:layer="WallG" svg:x1="32.9cm" svg:y1="28cm" svg:x2="41.25cm" svg:y2="28cm">
          <text:p/>
        </draw:line>
        <draw:line draw:style-name="gr3" draw:text-style-name="P1" draw:layer="WallG" svg:x1="43.3cm" svg:y1="33.34cm" svg:x2="43.3cm" svg:y2="23.2cm">
          <text:p/>
        </draw:line>
        <draw:line draw:style-name="gr3" draw:text-style-name="P1" draw:layer="WallG" svg:x1="42.999cm" svg:y1="23.2cm" svg:x2="43.3cm" svg:y2="23.2cm">
          <text:p/>
        </draw:line>
        <draw:line draw:style-name="gr3" draw:text-style-name="P1" draw:layer="WallG" svg:x1="29.85cm" svg:y1="28.32cm" svg:x2="29.85cm" svg:y2="25.15cm">
          <text:p/>
        </draw:line>
        <draw:line draw:style-name="gr3" draw:text-style-name="P1" draw:layer="WallG" svg:x1="31.299cm" svg:y1="28.32cm" svg:x2="31.299cm" svg:y2="25.15cm">
          <text:p/>
        </draw:line>
        <draw:line draw:style-name="gr1" draw:text-style-name="P1" draw:layer="WallG" svg:x1="31.3cm" svg:y1="27.1cm" svg:x2="29.85cm" svg:y2="27.1cm">
          <text:p/>
        </draw:line>
        <draw:line draw:style-name="gr1" draw:text-style-name="P1" draw:layer="WallG" svg:x1="43.9cm" svg:y1="14.4cm" svg:x2="43.9cm" svg:y2="12.215cm">
          <text:p/>
        </draw:line>
        <draw:line draw:style-name="gr1" draw:text-style-name="P1" draw:layer="WallG" svg:x1="34.7cm" svg:y1="12.214cm" svg:x2="43.9cm" svg:y2="12.214cm">
          <text:p/>
        </draw:line>
        <draw:line draw:style-name="gr1" draw:text-style-name="P1" draw:layer="WallG" svg:x1="38.35cm" svg:y1="7.75cm" svg:x2="43.9cm" svg:y2="6.65cm">
          <text:p/>
        </draw:line>
        <draw:line draw:style-name="gr1" draw:text-style-name="P1" draw:layer="WallG" svg:x1="43.9cm" svg:y1="12.215cm" svg:x2="43.9cm" svg:y2="6.651cm">
          <text:p/>
        </draw:line>
        <draw:line draw:style-name="gr1" draw:text-style-name="P1" draw:layer="WallG" svg:x1="30.55cm" svg:y1="7.75cm" svg:x2="38.35cm" svg:y2="7.75cm">
          <text:p/>
        </draw:line>
        <draw:line draw:style-name="gr1" draw:text-style-name="P1" draw:layer="WallG" svg:x1="34.7cm" svg:y1="12.214cm" svg:x2="34.7cm" svg:y2="7.75cm">
          <text:p/>
        </draw:line>
        <draw:line draw:style-name="gr3" draw:text-style-name="P1" draw:layer="WallG" svg:x1="22.4cm" svg:y1="23.95cm" svg:x2="22.4cm" svg:y2="33.34cm">
          <text:p/>
        </draw:line>
        <draw:line draw:style-name="gr3" draw:text-style-name="P1" draw:layer="WallG" svg:x1="19.8cm" svg:y1="25.55cm" svg:x2="19.8cm" svg:y2="33.34cm">
          <text:p/>
        </draw:line>
        <draw:line draw:style-name="gr3" draw:text-style-name="P1" draw:layer="WallG" svg:x1="17.6cm" svg:y1="28.2cm" svg:x2="17.6cm" svg:y2="33.34cm">
          <text:p/>
        </draw:line>
        <draw:line draw:style-name="gr3" draw:text-style-name="P1" draw:layer="WallG" svg:x1="14.85cm" svg:y1="22.45cm" svg:x2="14.85cm" svg:y2="33.34cm">
          <text:p/>
        </draw:line>
        <draw:line draw:style-name="gr3" draw:text-style-name="P1" draw:layer="WallG" svg:x1="12.25cm" svg:y1="27.2cm" svg:x2="12.25cm" svg:y2="33.34cm">
          <text:p/>
        </draw:line>
        <draw:line draw:style-name="gr3" draw:text-style-name="P1" draw:layer="WallG" svg:x1="9.53cm" svg:y1="27.75cm" svg:x2="11.15cm" svg:y2="27.75cm">
          <text:p/>
        </draw:line>
        <draw:line draw:style-name="gr3" draw:text-style-name="P1" draw:layer="WallG" svg:x1="9.53cm" svg:y1="25.5cm" svg:x2="11.15cm" svg:y2="25.5cm">
          <text:p/>
        </draw:line>
        <draw:line draw:style-name="gr3" draw:text-style-name="P1" draw:layer="WallG" svg:x1="9.53cm" svg:y1="23.25cm" svg:x2="11.15cm" svg:y2="23.25cm">
          <text:p/>
        </draw:line>
        <draw:line draw:style-name="gr1" draw:text-style-name="P1" draw:layer="WallG" svg:x1="31.3cm" svg:y1="33.333cm" svg:x2="43.3cm" svg:y2="33.333cm">
          <text:p/>
        </draw:line>
        <draw:line draw:style-name="gr1" draw:text-style-name="P1" draw:layer="WallG" svg:x1="9.53cm" svg:y1="33.334cm" svg:x2="9.53cm" svg:y2="7.85cm">
          <text:p/>
        </draw:line>
        <draw:line draw:style-name="gr3" draw:text-style-name="P1" draw:layer="WallG" svg:x1="14.85cm" svg:y1="28.2cm" svg:x2="17.6cm" svg:y2="28.2cm">
          <text:p/>
        </draw:line>
        <draw:line draw:style-name="gr3" draw:text-style-name="P1" draw:layer="WallG" svg:x1="11.15cm" svg:y1="27.2cm" svg:x2="14.75cm" svg:y2="27.2cm">
          <text:p/>
        </draw:line>
        <draw:line draw:style-name="gr3" draw:text-style-name="P1" draw:layer="WallG" svg:x1="14.85cm" svg:y1="27.75cm" svg:x2="14.75cm" svg:y2="27.75cm">
          <text:p/>
        </draw:line>
        <draw:line draw:style-name="gr3" draw:text-style-name="P1" draw:layer="WallG" svg:x1="14.85cm" svg:y1="22.45cm" svg:x2="14.75cm" svg:y2="22.45cm">
          <text:p/>
        </draw:line>
        <draw:line draw:style-name="gr3" draw:text-style-name="P1" draw:layer="WallG" svg:x1="9.53cm" svg:y1="21.6cm" svg:x2="14.15cm" svg:y2="21.6cm">
          <text:p/>
        </draw:line>
        <draw:line draw:style-name="gr3" draw:text-style-name="P1" draw:layer="WallG" svg:x1="14.75cm" svg:y1="22.6cm" svg:x2="13.75cm" svg:y2="21.6cm">
          <text:p/>
        </draw:line>
        <draw:line draw:style-name="gr3" draw:text-style-name="P1" draw:layer="WallG" svg:x1="13.95cm" svg:y1="21.8cm" svg:x2="14.15cm" svg:y2="21.6cm">
          <text:p/>
        </draw:line>
        <draw:line draw:style-name="gr3" draw:text-style-name="P1" draw:layer="WallG" svg:x1="14.6cm" svg:y1="22.45cm" svg:x2="15.15cm" svg:y2="21.9cm">
          <text:p/>
        </draw:line>
        <draw:line draw:style-name="gr3" draw:text-style-name="P1" draw:layer="WallG" svg:x1="17.55cm" svg:y1="21.9cm" svg:x2="15.15cm" svg:y2="21.9cm">
          <text:p/>
        </draw:line>
        <draw:line draw:style-name="gr3" draw:text-style-name="P1" draw:layer="WallG" svg:x1="19.55cm" svg:y1="21.9cm" svg:x2="17.55cm" svg:y2="21.9cm">
          <text:p/>
        </draw:line>
        <draw:line draw:style-name="gr3" draw:text-style-name="P1" draw:layer="WallG" svg:x1="19.65cm" svg:y1="21.9cm" svg:x2="19.65cm" svg:y2="23.95cm">
          <text:p/>
        </draw:line>
        <draw:line draw:style-name="gr3" draw:text-style-name="P1" draw:layer="WallG" svg:x1="19.65cm" svg:y1="21.9cm" svg:x2="19.5cm" svg:y2="21.9cm">
          <text:p/>
        </draw:line>
        <draw:line draw:style-name="gr3" draw:text-style-name="P1" draw:layer="WallG" svg:x1="28.77cm" svg:y1="23.95cm" svg:x2="19.8cm" svg:y2="23.95cm">
          <text:p/>
        </draw:line>
        <draw:line draw:style-name="gr3" draw:text-style-name="P1" draw:layer="WallG" svg:x1="19.65cm" svg:y1="26cm" svg:x2="19.65cm" svg:y2="25.55cm">
          <text:p/>
        </draw:line>
        <draw:line draw:style-name="gr3" draw:text-style-name="P1" draw:layer="WallG" svg:x1="19.65cm" svg:y1="23.95cm" svg:x2="19.8cm" svg:y2="23.95cm">
          <text:p/>
        </draw:line>
        <draw:line draw:style-name="gr3" draw:text-style-name="P1" draw:layer="WallG" svg:x1="19.65cm" svg:y1="26cm" svg:x2="19.8cm" svg:y2="26cm">
          <text:p/>
        </draw:line>
        <draw:line draw:style-name="gr3" draw:text-style-name="P1" draw:layer="WallG" svg:x1="14.85cm" svg:y1="25.55cm" svg:x2="19.8cm" svg:y2="25.55cm">
          <text:p/>
        </draw:line>
        <draw:line draw:style-name="gr3" draw:text-style-name="P1" draw:layer="WallG" svg:x1="19.7cm" svg:y1="23.95cm" svg:x2="19.7cm" svg:y2="25.55cm">
          <text:p/>
        </draw:line>
        <draw:line draw:style-name="gr3" draw:text-style-name="P1" draw:layer="WallG" svg:x1="20cm" svg:y1="23.95cm" svg:x2="20cm" svg:y2="23.55cm">
          <text:p/>
        </draw:line>
        <draw:line draw:style-name="gr3" draw:text-style-name="P1" draw:layer="WallG" svg:x1="19.65cm" svg:y1="23.55cm" svg:x2="20cm" svg:y2="23.55cm">
          <text:p/>
        </draw:line>
        <draw:path draw:style-name="gr4" draw:text-style-name="P1" draw:layer="WallG" svg:width="1.138cm" svg:height="0.667cm" draw:transform="rotate (1.32540303396449) translate (43.0049996344947cm 15.3000014594493cm)" svg:viewBox="0 0 1139 668" svg:d="M1139 637c-672 200-1140-637-1139-637">
          <text:p/>
        </draw:path>
        <draw:line draw:style-name="gr1" draw:text-style-name="P1" draw:layer="WallG" svg:x1="30.55cm" svg:y1="10.35cm" svg:x2="30.55cm" svg:y2="7.75cm">
          <text:p/>
        </draw:line>
        <draw:line draw:style-name="gr1" draw:text-style-name="P1" draw:layer="WallG" svg:x1="29.9cm" svg:y1="10.35cm" svg:x2="29.9cm" svg:y2="7.85cm">
          <text:p/>
        </draw:line>
        <draw:line draw:style-name="gr1" draw:text-style-name="P1" draw:layer="WallG" svg:x1="29.5cm" svg:y1="8.55cm" svg:x2="29.5cm" svg:y2="7.85cm">
          <text:p/>
        </draw:line>
        <draw:line draw:style-name="gr1" draw:text-style-name="P1" draw:layer="WallG" svg:x1="29.5cm" svg:y1="8.55cm" svg:x2="29.9cm" svg:y2="8.55cm">
          <text:p/>
        </draw:line>
        <draw:line draw:style-name="gr1" draw:text-style-name="P1" draw:layer="WallG" svg:x1="29.5cm" svg:y1="7.85cm" svg:x2="23cm" svg:y2="7.85cm">
          <text:p/>
        </draw:line>
        <draw:line draw:style-name="gr1" draw:text-style-name="P1" draw:layer="WallG" svg:x1="29.5cm" svg:y1="7.85cm" svg:x2="30.55cm" svg:y2="7.85cm">
          <text:p/>
        </draw:line>
        <draw:line draw:style-name="gr1" draw:text-style-name="P1" draw:layer="WallG" svg:x1="29.6cm" svg:y1="10.35cm" svg:x2="30.55cm" svg:y2="10.35cm">
          <text:p/>
        </draw:line>
        <draw:line draw:style-name="gr1" draw:text-style-name="P1" draw:layer="WallG" svg:x1="24.55cm" svg:y1="11.35cm" svg:x2="24.55cm" svg:y2="7.85cm">
          <text:p/>
        </draw:line>
        <draw:line draw:style-name="gr1" draw:text-style-name="P1" draw:layer="WallG" svg:x1="24.95cm" svg:y1="8.55cm" svg:x2="24.95cm" svg:y2="7.85cm">
          <text:p/>
        </draw:line>
        <draw:line draw:style-name="gr1" draw:text-style-name="P1" draw:layer="WallG" svg:x1="24.95cm" svg:y1="8.55cm" svg:x2="24.55cm" svg:y2="8.55cm">
          <text:p/>
        </draw:line>
        <draw:line draw:style-name="gr1" draw:text-style-name="P1" draw:layer="WallG" svg:x1="29.6cm" svg:y1="10.35cm" svg:x2="29.6cm" svg:y2="15.4cm">
          <text:p/>
        </draw:line>
        <draw:line draw:style-name="gr1" draw:text-style-name="P1" draw:layer="WallG" svg:x1="25.5cm" svg:y1="11.35cm" svg:x2="25.5cm" svg:y2="15.6cm">
          <text:p/>
        </draw:line>
        <draw:line draw:style-name="gr1" draw:text-style-name="P1" draw:layer="WallG" svg:x1="25.5cm" svg:y1="11.35cm" svg:x2="24.55cm" svg:y2="11.35cm">
          <text:p/>
        </draw:line>
        <draw:line draw:style-name="gr1" draw:text-style-name="P1" draw:layer="WallG" svg:x1="25.5cm" svg:y1="14.45cm" svg:x2="24.731cm" svg:y2="14.45cm">
          <text:p/>
        </draw:line>
        <draw:line draw:style-name="gr1" draw:text-style-name="P1" draw:layer="WallG" svg:x1="29.5cm" svg:y1="15.6cm" svg:x2="24.731cm" svg:y2="15.6cm">
          <text:p/>
        </draw:line>
        <draw:line draw:style-name="gr1" draw:text-style-name="P1" draw:layer="WallG" svg:x1="29.5cm" svg:y1="15.4cm" svg:x2="29.9cm" svg:y2="15.4cm">
          <text:p/>
        </draw:line>
        <draw:line draw:style-name="gr1" draw:text-style-name="P1" draw:layer="WallG" svg:x1="29.5cm" svg:y1="15.85cm" svg:x2="29.5cm" svg:y2="15.4cm">
          <text:p/>
        </draw:line>
        <draw:line draw:style-name="gr1" draw:text-style-name="P1" draw:layer="WallG" svg:x1="29.5cm" svg:y1="15.85cm" svg:x2="29.9cm" svg:y2="15.85cm">
          <text:p/>
        </draw:line>
        <draw:line draw:style-name="gr1" draw:text-style-name="P1" draw:layer="WallG" svg:x1="29.9cm" svg:y1="20.35cm" svg:x2="29.9cm" svg:y2="15.4cm">
          <text:p/>
        </draw:line>
        <draw:line draw:style-name="gr1" draw:text-style-name="P1" draw:layer="WallG" svg:x1="23.9cm" svg:y1="12.05cm" svg:x2="23.9cm" svg:y2="7.85cm">
          <text:p/>
        </draw:line>
        <draw:line draw:style-name="gr3" draw:text-style-name="P1" draw:layer="WallG" svg:x1="23.9cm" svg:y1="12.05cm" svg:x2="23.9cm" svg:y2="14.4cm">
          <text:p/>
        </draw:line>
        <draw:line draw:style-name="gr1" draw:text-style-name="P1" draw:layer="WallG" svg:x1="29.9cm" svg:y1="9.1cm" svg:x2="24.55cm" svg:y2="9.1cm">
          <text:p/>
        </draw:line>
        <draw:line draw:style-name="gr1" draw:text-style-name="P1" draw:layer="WallG" svg:x1="23cm" svg:y1="7.85cm" svg:x2="14.65cm" svg:y2="7.85cm">
          <text:p/>
        </draw:line>
        <draw:line draw:style-name="gr1" draw:text-style-name="P1" draw:layer="WallG" svg:x1="19.95cm" svg:y1="8.5cm" svg:x2="18.4cm" svg:y2="8.5cm">
          <text:p/>
        </draw:line>
        <draw:line draw:style-name="gr1" draw:text-style-name="P1" draw:layer="WallG" svg:x1="19.95cm" svg:y1="9.15cm" svg:x2="19.45cm" svg:y2="9.15cm">
          <text:p/>
        </draw:line>
        <draw:line draw:style-name="gr1" draw:text-style-name="P1" draw:layer="WallG" svg:x1="18.4cm" svg:y1="8.5cm" svg:x2="18.4cm" svg:y2="7.85cm">
          <text:p/>
        </draw:line>
        <draw:line draw:style-name="gr1" draw:text-style-name="P1" draw:layer="WallG" svg:x1="19.95cm" svg:y1="8.5cm" svg:x2="19.95cm" svg:y2="7.85cm">
          <text:p/>
        </draw:line>
        <draw:line draw:style-name="gr1" draw:text-style-name="P1" draw:layer="WallG" svg:x1="19.6cm" svg:y1="8.5cm" svg:x2="19.6cm" svg:y2="8.05cm">
          <text:p/>
        </draw:line>
        <draw:line draw:style-name="gr1" draw:text-style-name="P1" draw:layer="WallG" svg:x1="19.95cm" svg:y1="8.05cm" svg:x2="19.6cm" svg:y2="8.05cm">
          <text:p/>
        </draw:line>
        <draw:line draw:style-name="gr1" draw:text-style-name="P1" draw:layer="WallG" svg:x1="19.95cm" svg:y1="9.15cm" svg:x2="19.95cm" svg:y2="8.5cm">
          <text:p/>
        </draw:line>
        <draw:line draw:style-name="gr1" draw:text-style-name="P1" draw:layer="WallG" svg:x1="19.45cm" svg:y1="9.15cm" svg:x2="19.45cm" svg:y2="8.5cm">
          <text:p/>
        </draw:line>
        <draw:line draw:style-name="gr1" draw:text-style-name="P1" draw:layer="WallG" svg:x1="19.95cm" svg:y1="15.9cm" svg:x2="19.95cm" svg:y2="9.15cm">
          <text:p/>
        </draw:line>
        <draw:line draw:style-name="gr1" draw:text-style-name="P1" draw:layer="WallG" svg:x1="17.999cm" svg:y1="15.55cm" svg:x2="19.65cm" svg:y2="15.55cm">
          <text:p/>
        </draw:line>
        <draw:line draw:style-name="gr1" draw:text-style-name="P1" draw:layer="WallG" svg:x1="19.65cm" svg:y1="15.05cm" svg:x2="19.95cm" svg:y2="15.05cm">
          <text:p/>
        </draw:line>
        <draw:line draw:style-name="gr1" draw:text-style-name="P1" draw:layer="WallG" svg:x1="19.65cm" svg:y1="15.9cm" svg:x2="19.95cm" svg:y2="15.9cm">
          <text:p/>
        </draw:line>
        <draw:line draw:style-name="gr1" draw:text-style-name="P1" draw:layer="WallG" svg:x1="19.65cm" svg:y1="15.9cm" svg:x2="19.65cm" svg:y2="15.05cm">
          <text:p/>
        </draw:line>
        <draw:line draw:style-name="gr3" draw:text-style-name="P1" draw:layer="WallG" svg:x1="29.633cm" svg:y1="21.05cm" svg:x2="23.4cm" svg:y2="21.05cm">
          <text:p/>
        </draw:line>
        <draw:line draw:style-name="gr1" draw:text-style-name="P1" draw:layer="WallG" svg:x1="23.4cm" svg:y1="23.95cm" svg:x2="23.4cm" svg:y2="21.05cm">
          <text:p/>
        </draw:line>
        <draw:line draw:style-name="gr1" draw:text-style-name="P1" draw:layer="WallG" svg:x1="29.9cm" svg:y1="16.9cm" svg:x2="32.2cm" svg:y2="16.9cm">
          <text:p/>
        </draw:line>
        <draw:line draw:style-name="gr1" draw:text-style-name="P1" draw:layer="WallG" svg:x1="32.2cm" svg:y1="19.35cm" svg:x2="32.2cm" svg:y2="16.9cm">
          <text:p/>
        </draw:line>
        <draw:line draw:style-name="gr1" draw:text-style-name="P1" draw:layer="WallG" svg:x1="29.9cm" svg:y1="19.35cm" svg:x2="32.2cm" svg:y2="19.35cm">
          <text:p/>
        </draw:line>
        <draw:line draw:style-name="gr1" draw:text-style-name="P1" draw:layer="WallG" svg:x1="10.05cm" svg:y1="7.85cm" svg:x2="9.53cm" svg:y2="7.85cm">
          <text:p/>
        </draw:line>
        <draw:line draw:style-name="gr1" draw:text-style-name="P1" draw:layer="WallG" svg:x1="14.1cm" svg:y1="20.95cm" svg:x2="9.53cm" svg:y2="20.95cm">
          <text:p/>
        </draw:line>
        <draw:line draw:style-name="gr1" draw:text-style-name="P1" draw:layer="WallG" svg:x1="14.95cm" svg:y1="15.664cm" svg:x2="14.95cm" svg:y2="16.5cm">
          <text:p/>
        </draw:line>
        <draw:line draw:style-name="gr1" draw:text-style-name="P1" draw:layer="WallG" svg:x1="16.55cm" svg:y1="16.5cm" svg:x2="14.95cm" svg:y2="16.5cm">
          <text:p/>
        </draw:line>
        <draw:line draw:style-name="gr1" draw:text-style-name="P1" draw:layer="WallG" svg:x1="14.95cm" svg:y1="16.5cm" svg:x2="14.95cm" svg:y2="20.95cm">
          <text:p/>
        </draw:line>
        <draw:line draw:style-name="gr1" draw:text-style-name="P1" draw:layer="WallG" svg:x1="16.55cm" svg:y1="15.664cm" svg:x2="16.55cm" svg:y2="20.95cm">
          <text:p/>
        </draw:line>
        <draw:line draw:style-name="gr1" draw:text-style-name="P1" draw:layer="WallG" svg:x1="16.55cm" svg:y1="17.75cm" svg:x2="14.95cm" svg:y2="17.75cm">
          <text:p/>
        </draw:line>
        <draw:line draw:style-name="gr1" draw:text-style-name="P1" draw:layer="WallG" svg:x1="11.95cm" svg:y1="17.95cm" svg:x2="11.95cm" svg:y2="20.95cm">
          <text:p/>
        </draw:line>
        <draw:line draw:style-name="gr1" draw:text-style-name="P1" draw:layer="WallG" svg:x1="11.95cm" svg:y1="17.95cm" svg:x2="14.1cm" svg:y2="17.95cm">
          <text:p/>
        </draw:line>
        <draw:line draw:style-name="gr1" draw:text-style-name="P1" draw:layer="WallG" svg:x1="38.375cm" svg:y1="20.35cm" svg:x2="38.375cm" svg:y2="21.8cm">
          <text:p/>
        </draw:line>
        <draw:line draw:style-name="gr3" draw:text-style-name="P1" draw:layer="WallG" svg:x1="15.7cm" svg:y1="7.85cm" svg:x2="15.7cm" svg:y2="14.35cm">
          <text:p/>
        </draw:line>
        <draw:line draw:style-name="gr1" draw:text-style-name="P1" draw:layer="WallG" svg:x1="15cm" svg:y1="8.05cm" svg:x2="15cm" svg:y2="7.85cm">
          <text:p/>
        </draw:line>
        <draw:line draw:style-name="gr1" draw:text-style-name="P1" draw:layer="WallG" svg:x1="14.65cm" svg:y1="8.05cm" svg:x2="14.65cm" svg:y2="8.55cm">
          <text:p/>
        </draw:line>
        <draw:line draw:style-name="gr1" draw:text-style-name="P1" draw:layer="WallG" svg:x1="15cm" svg:y1="8.05cm" svg:x2="15cm" svg:y2="8.55cm">
          <text:p/>
        </draw:line>
        <draw:line draw:style-name="gr1" draw:text-style-name="P1" draw:layer="WallG" svg:x1="14.65cm" svg:y1="8.05cm" svg:x2="15cm" svg:y2="8.05cm">
          <text:p/>
        </draw:line>
        <draw:line draw:style-name="gr1" draw:text-style-name="P1" draw:layer="WallG" svg:x1="14.65cm" svg:y1="8.55cm" svg:x2="15cm" svg:y2="8.55cm">
          <text:p/>
        </draw:line>
        <draw:line draw:style-name="gr1" draw:text-style-name="P1" draw:layer="WallG" svg:x1="19.65cm" svg:y1="11.35cm" svg:x2="19.95cm" svg:y2="11.35cm">
          <text:p/>
        </draw:line>
        <draw:line draw:style-name="gr1" draw:text-style-name="P1" draw:layer="WallG" svg:x1="19.65cm" svg:y1="12.2cm" svg:x2="19.95cm" svg:y2="12.2cm">
          <text:p/>
        </draw:line>
        <draw:line draw:style-name="gr1" draw:text-style-name="P1" draw:layer="WallG" svg:x1="19.65cm" svg:y1="12.2cm" svg:x2="19.65cm" svg:y2="11.35cm">
          <text:p/>
        </draw:line>
        <draw:line draw:style-name="gr3" draw:text-style-name="P1" draw:layer="WallG" svg:x1="10.2cm" svg:y1="11.7cm" svg:x2="10.2cm" svg:y2="16.2cm">
          <text:p/>
        </draw:line>
        <draw:line draw:style-name="gr1" draw:text-style-name="P1" draw:layer="WallG" svg:x1="16.898cm" svg:y1="15.664cm" svg:x2="14.85cm" svg:y2="15.664cm">
          <text:p/>
        </draw:line>
        <draw:line draw:style-name="gr1" draw:text-style-name="P1" draw:layer="WallG" svg:x1="18cm" svg:y1="15.664cm" svg:x2="17.673cm" svg:y2="15.664cm">
          <text:p/>
        </draw:line>
        <draw:line draw:style-name="gr3" draw:text-style-name="P1" draw:layer="WallG" svg:x1="16.549cm" svg:y1="12.05cm" svg:x2="16.549cm" svg:y2="15.664cm">
          <text:p/>
        </draw:line>
        <draw:line draw:style-name="gr3" draw:text-style-name="P1" draw:layer="WallG" svg:x1="17.999cm" svg:y1="12.05cm" svg:x2="17.999cm" svg:y2="15.663cm">
          <text:p/>
        </draw:line>
        <draw:line draw:style-name="gr3" draw:text-style-name="P1" draw:layer="WallG" svg:x1="17.999cm" svg:y1="13.4cm" svg:x2="17.649cm" svg:y2="13.4cm">
          <text:p/>
        </draw:line>
        <draw:line draw:style-name="gr3" draw:text-style-name="P1" draw:layer="WallG" svg:x1="16.899cm" svg:y1="13.4cm" svg:x2="16.549cm" svg:y2="13.4cm">
          <text:p/>
        </draw:line>
        <draw:line draw:style-name="gr3" draw:text-style-name="P1" draw:layer="WallG" svg:x1="15.7cm" svg:y1="12.05cm" svg:x2="17.999cm" svg:y2="12.05cm">
          <text:p/>
        </draw:line>
        <draw:line draw:style-name="gr5" draw:text-style-name="P1" draw:layer="DG" svg:x1="23.113cm" svg:y1="12.751cm" svg:x2="23.113cm" svg:y2="14.558cm">
          <text:p/>
        </draw:line>
        <draw:line draw:style-name="gr5" draw:text-style-name="P1" draw:layer="DG" svg:x1="24.563cm" svg:y1="12.751cm" svg:x2="24.563cm" svg:y2="14.558cm">
          <text:p/>
        </draw:line>
        <draw:line draw:style-name="gr5" draw:text-style-name="P1" draw:layer="DG" svg:x1="24.563cm" svg:y1="12.918cm" svg:x2="23.893cm" svg:y2="12.918cm">
          <text:p/>
        </draw:line>
        <draw:g>
          <draw:line draw:style-name="gr5" draw:text-style-name="P1" draw:layer="DG" svg:x1="23.773cm" svg:y1="12.918cm" svg:x2="23.773cm" svg:y2="14.268cm">
            <text:p/>
          </draw:line>
          <draw:line draw:style-name="gr5" draw:text-style-name="P1" draw:layer="DG" svg:x1="23.893cm" svg:y1="12.918cm" svg:x2="23.893cm" svg:y2="14.268cm">
            <text:p/>
          </draw:line>
          <draw:line draw:style-name="gr5" draw:text-style-name="P1" draw:layer="DG" svg:x1="23.893cm" svg:y1="12.918cm" svg:x2="23.773cm" svg:y2="12.918cm">
            <text:p/>
          </draw:line>
          <draw:line draw:style-name="gr5" draw:text-style-name="P1" draw:layer="DG" svg:x1="23.893cm" svg:y1="14.268cm" svg:x2="23.773cm" svg:y2="14.268cm">
            <text:p/>
          </draw:line>
        </draw:g>
        <draw:line draw:style-name="gr5" draw:text-style-name="P1" draw:layer="DG" svg:x1="24.563cm" svg:y1="13.041cm" svg:x2="23.893cm" svg:y2="13.041cm">
          <text:p/>
        </draw:line>
        <draw:line draw:style-name="gr5" draw:text-style-name="P1" draw:layer="DG" svg:x1="24.563cm" svg:y1="13.163cm" svg:x2="23.893cm" svg:y2="13.163cm">
          <text:p/>
        </draw:line>
        <draw:line draw:style-name="gr5" draw:text-style-name="P1" draw:layer="DG" svg:x1="24.563cm" svg:y1="13.286cm" svg:x2="23.893cm" svg:y2="13.286cm">
          <text:p/>
        </draw:line>
        <draw:line draw:style-name="gr5" draw:text-style-name="P1" draw:layer="DG" svg:x1="24.563cm" svg:y1="13.409cm" svg:x2="23.893cm" svg:y2="13.409cm">
          <text:p/>
        </draw:line>
        <draw:line draw:style-name="gr5" draw:text-style-name="P1" draw:layer="DG" svg:x1="24.563cm" svg:y1="13.532cm" svg:x2="23.893cm" svg:y2="13.532cm">
          <text:p/>
        </draw:line>
        <draw:line draw:style-name="gr5" draw:text-style-name="P1" draw:layer="DG" svg:x1="24.563cm" svg:y1="13.654cm" svg:x2="23.893cm" svg:y2="13.654cm">
          <text:p/>
        </draw:line>
        <draw:line draw:style-name="gr5" draw:text-style-name="P1" draw:layer="DG" svg:x1="24.563cm" svg:y1="13.777cm" svg:x2="23.893cm" svg:y2="13.777cm">
          <text:p/>
        </draw:line>
        <draw:line draw:style-name="gr5" draw:text-style-name="P1" draw:layer="DG" svg:x1="24.563cm" svg:y1="13.9cm" svg:x2="23.893cm" svg:y2="13.9cm">
          <text:p/>
        </draw:line>
        <draw:line draw:style-name="gr5" draw:text-style-name="P1" draw:layer="DG" svg:x1="24.563cm" svg:y1="14.023cm" svg:x2="23.893cm" svg:y2="14.023cm">
          <text:p/>
        </draw:line>
        <draw:line draw:style-name="gr5" draw:text-style-name="P1" draw:layer="DG" svg:x1="24.563cm" svg:y1="14.145cm" svg:x2="23.893cm" svg:y2="14.145cm">
          <text:p/>
        </draw:line>
        <draw:line draw:style-name="gr5" draw:text-style-name="P1" draw:layer="DG" svg:x1="23.783cm" svg:y1="13.041cm" svg:x2="23.113cm" svg:y2="13.041cm">
          <text:p/>
        </draw:line>
        <draw:line draw:style-name="gr5" draw:text-style-name="P1" draw:layer="DG" svg:x1="23.783cm" svg:y1="13.163cm" svg:x2="23.113cm" svg:y2="13.163cm">
          <text:p/>
        </draw:line>
        <draw:line draw:style-name="gr5" draw:text-style-name="P1" draw:layer="DG" svg:x1="23.783cm" svg:y1="13.286cm" svg:x2="23.113cm" svg:y2="13.286cm">
          <text:p/>
        </draw:line>
        <draw:line draw:style-name="gr5" draw:text-style-name="P1" draw:layer="DG" svg:x1="23.783cm" svg:y1="13.409cm" svg:x2="23.113cm" svg:y2="13.409cm">
          <text:p/>
        </draw:line>
        <draw:line draw:style-name="gr5" draw:text-style-name="P1" draw:layer="DG" svg:x1="23.783cm" svg:y1="13.532cm" svg:x2="23.113cm" svg:y2="13.532cm">
          <text:p/>
        </draw:line>
        <draw:line draw:style-name="gr5" draw:text-style-name="P1" draw:layer="DG" svg:x1="23.783cm" svg:y1="13.654cm" svg:x2="23.113cm" svg:y2="13.654cm">
          <text:p/>
        </draw:line>
        <draw:line draw:style-name="gr5" draw:text-style-name="P1" draw:layer="DG" svg:x1="23.783cm" svg:y1="13.777cm" svg:x2="23.113cm" svg:y2="13.777cm">
          <text:p/>
        </draw:line>
        <draw:line draw:style-name="gr5" draw:text-style-name="P1" draw:layer="DG" svg:x1="23.783cm" svg:y1="13.9cm" svg:x2="23.113cm" svg:y2="13.9cm">
          <text:p/>
        </draw:line>
        <draw:line draw:style-name="gr5" draw:text-style-name="P1" draw:layer="DG" svg:x1="23.783cm" svg:y1="14.023cm" svg:x2="23.113cm" svg:y2="14.023cm">
          <text:p/>
        </draw:line>
        <draw:line draw:style-name="gr5" draw:text-style-name="P1" draw:layer="DG" svg:x1="23.783cm" svg:y1="14.268cm" svg:x2="23.113cm" svg:y2="14.268cm">
          <text:p/>
        </draw:line>
        <draw:line draw:style-name="gr5" draw:text-style-name="P1" draw:layer="DG" svg:x1="23.783cm" svg:y1="14.145cm" svg:x2="23.113cm" svg:y2="14.145cm">
          <text:p/>
        </draw:line>
        <draw:line draw:style-name="gr5" draw:text-style-name="P1" draw:layer="DG" svg:x1="16.548cm" svg:y1="15.237cm" svg:x2="16.898cm" svg:y2="15.237cm">
          <text:p/>
        </draw:line>
        <draw:line draw:style-name="gr5" draw:text-style-name="P1" draw:layer="DG" svg:x1="17.673cm" svg:y1="13.402cm" svg:x2="17.673cm" svg:y2="15.665cm">
          <text:p/>
        </draw:line>
        <draw:line draw:style-name="gr5" draw:text-style-name="P1" draw:layer="DG" svg:x1="16.898cm" svg:y1="13.403cm" svg:x2="16.898cm" svg:y2="15.666cm">
          <text:p/>
        </draw:line>
        <draw:line draw:style-name="gr5" draw:text-style-name="P1" draw:layer="DG" svg:x1="17.674cm" svg:y1="15.302cm" svg:x2="17.998cm" svg:y2="15.302cm">
          <text:p/>
        </draw:line>
        <draw:line draw:style-name="gr5" draw:text-style-name="P1" draw:layer="DG" svg:x1="17.674cm" svg:y1="14.964cm" svg:x2="17.998cm" svg:y2="14.964cm">
          <text:p/>
        </draw:line>
        <draw:line draw:style-name="gr5" draw:text-style-name="P1" draw:layer="DG" svg:x1="17.674cm" svg:y1="14.301cm" svg:x2="17.998cm" svg:y2="14.301cm">
          <text:p/>
        </draw:line>
        <draw:line draw:style-name="gr5" draw:text-style-name="P1" draw:layer="DG" svg:x1="14.93cm" svg:y1="12.751cm" svg:x2="14.93cm" svg:y2="14.558cm">
          <text:p/>
        </draw:line>
        <draw:line draw:style-name="gr5" draw:text-style-name="P1" draw:layer="DG" svg:x1="15.6cm" svg:y1="13.041cm" svg:x2="14.93cm" svg:y2="13.041cm">
          <text:p/>
        </draw:line>
        <draw:line draw:style-name="gr5" draw:text-style-name="P1" draw:layer="DG" svg:x1="15.6cm" svg:y1="13.163cm" svg:x2="14.93cm" svg:y2="13.163cm">
          <text:p/>
        </draw:line>
        <draw:line draw:style-name="gr5" draw:text-style-name="P1" draw:layer="DG" svg:x1="15.6cm" svg:y1="13.286cm" svg:x2="14.93cm" svg:y2="13.286cm">
          <text:p/>
        </draw:line>
        <draw:line draw:style-name="gr5" draw:text-style-name="P1" draw:layer="DG" svg:x1="15.6cm" svg:y1="13.409cm" svg:x2="14.93cm" svg:y2="13.409cm">
          <text:p/>
        </draw:line>
        <draw:line draw:style-name="gr5" draw:text-style-name="P1" draw:layer="DG" svg:x1="15.6cm" svg:y1="13.532cm" svg:x2="14.93cm" svg:y2="13.532cm">
          <text:p/>
        </draw:line>
        <draw:line draw:style-name="gr5" draw:text-style-name="P1" draw:layer="DG" svg:x1="15.6cm" svg:y1="13.654cm" svg:x2="14.93cm" svg:y2="13.654cm">
          <text:p/>
        </draw:line>
        <draw:line draw:style-name="gr5" draw:text-style-name="P1" draw:layer="DG" svg:x1="15.6cm" svg:y1="13.777cm" svg:x2="14.93cm" svg:y2="13.777cm">
          <text:p/>
        </draw:line>
        <draw:line draw:style-name="gr5" draw:text-style-name="P1" draw:layer="DG" svg:x1="15.6cm" svg:y1="13.9cm" svg:x2="14.93cm" svg:y2="13.9cm">
          <text:p/>
        </draw:line>
        <draw:line draw:style-name="gr5" draw:text-style-name="P1" draw:layer="DG" svg:x1="15.6cm" svg:y1="14.023cm" svg:x2="14.93cm" svg:y2="14.023cm">
          <text:p/>
        </draw:line>
        <draw:line draw:style-name="gr5" draw:text-style-name="P1" draw:layer="DG" svg:x1="15.6cm" svg:y1="14.268cm" svg:x2="14.93cm" svg:y2="14.268cm">
          <text:p/>
        </draw:line>
        <draw:line draw:style-name="gr5" draw:text-style-name="P1" draw:layer="DG" svg:x1="15.6cm" svg:y1="14.145cm" svg:x2="14.93cm" svg:y2="14.145cm">
          <text:p/>
        </draw:line>
        <draw:line draw:style-name="gr5" draw:text-style-name="P1" draw:layer="DG" svg:x1="16.548cm" svg:y1="15.237cm" svg:x2="16.898cm" svg:y2="15.237cm">
          <text:p/>
        </draw:line>
        <draw:line draw:style-name="gr5" draw:text-style-name="P1" draw:layer="DG" svg:x1="17.673cm" svg:y1="13.402cm" svg:x2="17.673cm" svg:y2="15.665cm">
          <text:p/>
        </draw:line>
        <draw:line draw:style-name="gr5" draw:text-style-name="P1" draw:layer="DG" svg:x1="16.898cm" svg:y1="13.403cm" svg:x2="16.898cm" svg:y2="15.666cm">
          <text:p/>
        </draw:line>
        <draw:line draw:style-name="gr5" draw:text-style-name="P1" draw:layer="DG" svg:x1="17.674cm" svg:y1="15.302cm" svg:x2="17.998cm" svg:y2="15.302cm">
          <text:p/>
        </draw:line>
        <draw:line draw:style-name="gr5" draw:text-style-name="P1" draw:layer="DG" svg:x1="17.674cm" svg:y1="14.964cm" svg:x2="17.998cm" svg:y2="14.964cm">
          <text:p/>
        </draw:line>
        <draw:line draw:style-name="gr5" draw:text-style-name="P1" draw:layer="DG" svg:x1="17.674cm" svg:y1="14.301cm" svg:x2="17.998cm" svg:y2="14.301cm">
          <text:p/>
        </draw:line>
        <draw:line draw:style-name="gr5" draw:text-style-name="P1" draw:layer="DG" svg:x1="14.93cm" svg:y1="12.751cm" svg:x2="14.93cm" svg:y2="14.558cm">
          <text:p/>
        </draw:line>
        <draw:line draw:style-name="gr5" draw:text-style-name="P1" draw:layer="DG" svg:x1="15.6cm" svg:y1="13.041cm" svg:x2="14.93cm" svg:y2="13.041cm">
          <text:p/>
        </draw:line>
        <draw:line draw:style-name="gr5" draw:text-style-name="P1" draw:layer="DG" svg:x1="15.6cm" svg:y1="13.163cm" svg:x2="14.93cm" svg:y2="13.163cm">
          <text:p/>
        </draw:line>
        <draw:line draw:style-name="gr5" draw:text-style-name="P1" draw:layer="DG" svg:x1="15.6cm" svg:y1="13.286cm" svg:x2="14.93cm" svg:y2="13.286cm">
          <text:p/>
        </draw:line>
        <draw:line draw:style-name="gr5" draw:text-style-name="P1" draw:layer="DG" svg:x1="15.6cm" svg:y1="13.409cm" svg:x2="14.93cm" svg:y2="13.409cm">
          <text:p/>
        </draw:line>
        <draw:line draw:style-name="gr5" draw:text-style-name="P1" draw:layer="DG" svg:x1="15.6cm" svg:y1="13.532cm" svg:x2="14.93cm" svg:y2="13.532cm">
          <text:p/>
        </draw:line>
        <draw:line draw:style-name="gr5" draw:text-style-name="P1" draw:layer="DG" svg:x1="15.6cm" svg:y1="13.654cm" svg:x2="14.93cm" svg:y2="13.654cm">
          <text:p/>
        </draw:line>
        <draw:line draw:style-name="gr5" draw:text-style-name="P1" draw:layer="DG" svg:x1="15.6cm" svg:y1="13.777cm" svg:x2="14.93cm" svg:y2="13.777cm">
          <text:p/>
        </draw:line>
        <draw:line draw:style-name="gr5" draw:text-style-name="P1" draw:layer="DG" svg:x1="15.6cm" svg:y1="13.9cm" svg:x2="14.93cm" svg:y2="13.9cm">
          <text:p/>
        </draw:line>
        <draw:line draw:style-name="gr5" draw:text-style-name="P1" draw:layer="DG" svg:x1="15.6cm" svg:y1="14.023cm" svg:x2="14.93cm" svg:y2="14.023cm">
          <text:p/>
        </draw:line>
        <draw:line draw:style-name="gr5" draw:text-style-name="P1" draw:layer="DG" svg:x1="15.6cm" svg:y1="14.268cm" svg:x2="14.93cm" svg:y2="14.268cm">
          <text:p/>
        </draw:line>
        <draw:line draw:style-name="gr5" draw:text-style-name="P1" draw:layer="DG" svg:x1="15.6cm" svg:y1="14.145cm" svg:x2="14.93cm" svg:y2="14.145cm">
          <text:p/>
        </draw:line>
        <draw:line draw:style-name="gr5" draw:text-style-name="P1" draw:layer="DG" svg:x1="30.751cm" svg:y1="24.202cm" svg:x2="31.301cm" svg:y2="24.202cm">
          <text:p/>
        </draw:line>
        <draw:line draw:style-name="gr5" draw:text-style-name="P1" draw:layer="DG" svg:x1="30.751cm" svg:y1="24.202cm" svg:x2="30.751cm" svg:y2="23.452cm">
          <text:p/>
        </draw:line>
        <draw:g>
          <draw:line draw:style-name="gr5" draw:text-style-name="P1" draw:layer="DG" svg:x1="32.693cm" svg:y1="24.202cm" svg:x2="32.693cm" svg:y2="23.552cm">
            <text:p/>
          </draw:line>
          <draw:line draw:style-name="gr5" draw:text-style-name="P1" draw:layer="DG" svg:x1="32.809cm" svg:y1="24.202cm" svg:x2="32.809cm" svg:y2="23.552cm">
            <text:p/>
          </draw:line>
          <draw:line draw:style-name="gr5" draw:text-style-name="P1" draw:layer="DG" svg:x1="32.926cm" svg:y1="24.202cm" svg:x2="32.926cm" svg:y2="23.552cm">
            <text:p/>
          </draw:line>
          <draw:line draw:style-name="gr5" draw:text-style-name="P1" draw:layer="DG" svg:x1="33.043cm" svg:y1="24.202cm" svg:x2="33.043cm" svg:y2="23.552cm">
            <text:p/>
          </draw:line>
          <draw:line draw:style-name="gr5" draw:text-style-name="P1" draw:layer="DG" svg:x1="33.159cm" svg:y1="24.202cm" svg:x2="33.159cm" svg:y2="23.552cm">
            <text:p/>
          </draw:line>
          <draw:line draw:style-name="gr5" draw:text-style-name="P1" draw:layer="DG" svg:x1="33.276cm" svg:y1="24.202cm" svg:x2="33.276cm" svg:y2="23.552cm">
            <text:p/>
          </draw:line>
          <draw:line draw:style-name="gr5" draw:text-style-name="P1" draw:layer="DG" svg:x1="33.393cm" svg:y1="24.202cm" svg:x2="33.393cm" svg:y2="23.552cm">
            <text:p/>
          </draw:line>
          <draw:line draw:style-name="gr5" draw:text-style-name="P1" draw:layer="DG" svg:x1="33.509cm" svg:y1="24.202cm" svg:x2="33.509cm" svg:y2="23.552cm">
            <text:p/>
          </draw:line>
          <draw:line draw:style-name="gr5" draw:text-style-name="P1" draw:layer="DG" svg:x1="33.626cm" svg:y1="24.202cm" svg:x2="33.626cm" svg:y2="23.552cm">
            <text:p/>
          </draw:line>
          <draw:line draw:style-name="gr5" draw:text-style-name="P1" draw:layer="DG" svg:x1="33.743cm" svg:y1="24.202cm" svg:x2="33.743cm" svg:y2="23.552cm">
            <text:p/>
          </draw:line>
          <draw:line draw:style-name="gr5" draw:text-style-name="P1" draw:layer="DG" svg:x1="33.859cm" svg:y1="24.202cm" svg:x2="33.859cm" svg:y2="23.552cm">
            <text:p/>
          </draw:line>
          <draw:line draw:style-name="gr5" draw:text-style-name="P1" draw:layer="DG" svg:x1="33.976cm" svg:y1="24.202cm" svg:x2="33.976cm" svg:y2="23.552cm">
            <text:p/>
          </draw:line>
          <draw:line draw:style-name="gr5" draw:text-style-name="P1" draw:layer="DG" svg:x1="34.093cm" svg:y1="24.202cm" svg:x2="34.093cm" svg:y2="23.552cm">
            <text:p/>
          </draw:line>
          <draw:line draw:style-name="gr5" draw:text-style-name="P1" draw:layer="DG" svg:x1="34.209cm" svg:y1="24.202cm" svg:x2="34.209cm" svg:y2="23.552cm">
            <text:p/>
          </draw:line>
          <draw:line draw:style-name="gr5" draw:text-style-name="P1" draw:layer="DG" svg:x1="34.326cm" svg:y1="24.202cm" svg:x2="34.326cm" svg:y2="23.552cm">
            <text:p/>
          </draw:line>
          <draw:line draw:style-name="gr5" draw:text-style-name="P1" draw:layer="DG" svg:x1="34.443cm" svg:y1="24.202cm" svg:x2="34.443cm" svg:y2="23.552cm">
            <text:p/>
          </draw:line>
          <draw:line draw:style-name="gr5" draw:text-style-name="P1" draw:layer="DG" svg:x1="34.559cm" svg:y1="24.202cm" svg:x2="34.559cm" svg:y2="23.552cm">
            <text:p/>
          </draw:line>
          <draw:line draw:style-name="gr5" draw:text-style-name="P1" draw:layer="DG" svg:x1="34.676cm" svg:y1="24.202cm" svg:x2="34.676cm" svg:y2="23.552cm">
            <text:p/>
          </draw:line>
          <draw:line draw:style-name="gr5" draw:text-style-name="P1" draw:layer="DG" svg:x1="34.793cm" svg:y1="24.202cm" svg:x2="34.793cm" svg:y2="23.552cm">
            <text:p/>
          </draw:line>
          <draw:line draw:style-name="gr5" draw:text-style-name="P1" draw:layer="DG" svg:x1="34.909cm" svg:y1="24.202cm" svg:x2="34.909cm" svg:y2="23.552cm">
            <text:p/>
          </draw:line>
          <draw:line draw:style-name="gr5" draw:text-style-name="P1" draw:layer="DG" svg:x1="35.026cm" svg:y1="24.202cm" svg:x2="35.026cm" svg:y2="23.552cm">
            <text:p/>
          </draw:line>
          <draw:line draw:style-name="gr5" draw:text-style-name="P1" draw:layer="DG" svg:x1="35.143cm" svg:y1="24.202cm" svg:x2="35.143cm" svg:y2="23.552cm">
            <text:p/>
          </draw:line>
          <draw:line draw:style-name="gr5" draw:text-style-name="P1" draw:layer="DG" svg:x1="35.259cm" svg:y1="24.202cm" svg:x2="35.259cm" svg:y2="23.552cm">
            <text:p/>
          </draw:line>
          <draw:line draw:style-name="gr5" draw:text-style-name="P1" draw:layer="DG" svg:x1="35.376cm" svg:y1="24.202cm" svg:x2="35.376cm" svg:y2="23.552cm">
            <text:p/>
          </draw:line>
          <draw:line draw:style-name="gr5" draw:text-style-name="P1" draw:layer="DG" svg:x1="32.576cm" svg:y1="25.052cm" svg:x2="32.576cm" svg:y2="24.402cm">
            <text:p/>
          </draw:line>
          <draw:line draw:style-name="gr5" draw:text-style-name="P1" draw:layer="DG" svg:x1="32.693cm" svg:y1="25.052cm" svg:x2="32.693cm" svg:y2="24.402cm">
            <text:p/>
          </draw:line>
          <draw:line draw:style-name="gr5" draw:text-style-name="P1" draw:layer="DG" svg:x1="32.809cm" svg:y1="25.052cm" svg:x2="32.809cm" svg:y2="24.402cm">
            <text:p/>
          </draw:line>
          <draw:line draw:style-name="gr5" draw:text-style-name="P1" draw:layer="DG" svg:x1="32.926cm" svg:y1="25.052cm" svg:x2="32.926cm" svg:y2="24.402cm">
            <text:p/>
          </draw:line>
          <draw:line draw:style-name="gr5" draw:text-style-name="P1" draw:layer="DG" svg:x1="33.043cm" svg:y1="25.052cm" svg:x2="33.043cm" svg:y2="24.402cm">
            <text:p/>
          </draw:line>
          <draw:line draw:style-name="gr5" draw:text-style-name="P1" draw:layer="DG" svg:x1="33.159cm" svg:y1="25.052cm" svg:x2="33.159cm" svg:y2="24.402cm">
            <text:p/>
          </draw:line>
          <draw:line draw:style-name="gr5" draw:text-style-name="P1" draw:layer="DG" svg:x1="33.276cm" svg:y1="25.052cm" svg:x2="33.276cm" svg:y2="24.402cm">
            <text:p/>
          </draw:line>
          <draw:line draw:style-name="gr5" draw:text-style-name="P1" draw:layer="DG" svg:x1="33.393cm" svg:y1="25.052cm" svg:x2="33.393cm" svg:y2="24.402cm">
            <text:p/>
          </draw:line>
          <draw:line draw:style-name="gr5" draw:text-style-name="P1" draw:layer="DG" svg:x1="33.509cm" svg:y1="25.052cm" svg:x2="33.509cm" svg:y2="24.402cm">
            <text:p/>
          </draw:line>
          <draw:line draw:style-name="gr5" draw:text-style-name="P1" draw:layer="DG" svg:x1="33.626cm" svg:y1="25.052cm" svg:x2="33.626cm" svg:y2="24.402cm">
            <text:p/>
          </draw:line>
          <draw:line draw:style-name="gr5" draw:text-style-name="P1" draw:layer="DG" svg:x1="33.743cm" svg:y1="25.052cm" svg:x2="33.743cm" svg:y2="24.402cm">
            <text:p/>
          </draw:line>
          <draw:line draw:style-name="gr5" draw:text-style-name="P1" draw:layer="DG" svg:x1="33.859cm" svg:y1="25.052cm" svg:x2="33.859cm" svg:y2="24.402cm">
            <text:p/>
          </draw:line>
          <draw:line draw:style-name="gr5" draw:text-style-name="P1" draw:layer="DG" svg:x1="33.976cm" svg:y1="25.052cm" svg:x2="33.976cm" svg:y2="24.402cm">
            <text:p/>
          </draw:line>
          <draw:line draw:style-name="gr5" draw:text-style-name="P1" draw:layer="DG" svg:x1="34.093cm" svg:y1="25.052cm" svg:x2="34.093cm" svg:y2="24.402cm">
            <text:p/>
          </draw:line>
          <draw:line draw:style-name="gr5" draw:text-style-name="P1" draw:layer="DG" svg:x1="34.209cm" svg:y1="25.052cm" svg:x2="34.209cm" svg:y2="24.402cm">
            <text:p/>
          </draw:line>
          <draw:line draw:style-name="gr5" draw:text-style-name="P1" draw:layer="DG" svg:x1="34.326cm" svg:y1="25.052cm" svg:x2="34.326cm" svg:y2="24.402cm">
            <text:p/>
          </draw:line>
          <draw:line draw:style-name="gr5" draw:text-style-name="P1" draw:layer="DG" svg:x1="34.443cm" svg:y1="25.052cm" svg:x2="34.443cm" svg:y2="24.402cm">
            <text:p/>
          </draw:line>
          <draw:line draw:style-name="gr5" draw:text-style-name="P1" draw:layer="DG" svg:x1="34.559cm" svg:y1="25.052cm" svg:x2="34.559cm" svg:y2="24.402cm">
            <text:p/>
          </draw:line>
          <draw:line draw:style-name="gr5" draw:text-style-name="P1" draw:layer="DG" svg:x1="34.676cm" svg:y1="25.052cm" svg:x2="34.676cm" svg:y2="24.402cm">
            <text:p/>
          </draw:line>
          <draw:line draw:style-name="gr5" draw:text-style-name="P1" draw:layer="DG" svg:x1="34.793cm" svg:y1="25.052cm" svg:x2="34.793cm" svg:y2="24.402cm">
            <text:p/>
          </draw:line>
          <draw:line draw:style-name="gr5" draw:text-style-name="P1" draw:layer="DG" svg:x1="34.909cm" svg:y1="25.052cm" svg:x2="34.909cm" svg:y2="24.402cm">
            <text:p/>
          </draw:line>
          <draw:line draw:style-name="gr5" draw:text-style-name="P1" draw:layer="DG" svg:x1="35.026cm" svg:y1="25.052cm" svg:x2="35.026cm" svg:y2="24.402cm">
            <text:p/>
          </draw:line>
          <draw:line draw:style-name="gr5" draw:text-style-name="P1" draw:layer="DG" svg:x1="35.143cm" svg:y1="25.052cm" svg:x2="35.143cm" svg:y2="24.402cm">
            <text:p/>
          </draw:line>
          <draw:line draw:style-name="gr5" draw:text-style-name="P1" draw:layer="DG" svg:x1="35.259cm" svg:y1="25.052cm" svg:x2="35.259cm" svg:y2="24.402cm">
            <text:p/>
          </draw:line>
          <draw:line draw:style-name="gr5" draw:text-style-name="P1" draw:layer="DG" svg:x1="35.376cm" svg:y1="25.052cm" svg:x2="35.376cm" svg:y2="24.402cm">
            <text:p/>
          </draw:line>
          <draw:line draw:style-name="gr5" draw:text-style-name="P1" draw:layer="DG" svg:x1="32.576cm" svg:y1="24.202cm" svg:x2="32.576cm" svg:y2="23.552cm">
            <text:p/>
          </draw:line>
        </draw:g>
        <draw:g>
          <draw:line draw:style-name="gr5" draw:text-style-name="P1" draw:layer="DG" svg:x1="32.301cm" svg:y1="23.552cm" svg:x2="35.651cm" svg:y2="23.552cm">
            <text:p/>
          </draw:line>
          <draw:line draw:style-name="gr5" draw:text-style-name="P1" draw:layer="DG" svg:x1="32.301cm" svg:y1="25.052cm" svg:x2="35.651cm" svg:y2="25.052cm">
            <text:p/>
          </draw:line>
        </draw:g>
        <draw:g>
          <draw:line draw:style-name="gr5" draw:text-style-name="P1" draw:layer="DG" svg:x1="32.401cm" svg:y1="24.202cm" svg:x2="35.551cm" svg:y2="24.202cm">
            <text:p/>
          </draw:line>
          <draw:line draw:style-name="gr5" draw:text-style-name="P1" draw:layer="DG" svg:x1="32.401cm" svg:y1="24.402cm" svg:x2="35.551cm" svg:y2="24.402cm">
            <text:p/>
          </draw:line>
          <draw:line draw:style-name="gr5" draw:text-style-name="P1" draw:layer="DG" svg:x1="32.401cm" svg:y1="24.202cm" svg:x2="32.401cm" svg:y2="24.402cm">
            <text:p/>
          </draw:line>
          <draw:line draw:style-name="gr5" draw:text-style-name="P1" draw:layer="DG" svg:x1="35.551cm" svg:y1="24.202cm" svg:x2="35.551cm" svg:y2="24.402cm">
            <text:p/>
          </draw:line>
        </draw:g>
        <draw:line draw:style-name="gr5" draw:text-style-name="P1" draw:layer="DG" svg:x1="30.16cm" svg:y1="21.711cm" svg:x2="29.744cm" svg:y2="21.711cm">
          <text:p/>
        </draw:line>
        <draw:line draw:style-name="gr5" draw:text-style-name="P1" draw:layer="DG" svg:x1="29.744cm" svg:y1="20.997cm" svg:x2="29.744cm" svg:y2="21.712cm">
          <text:p/>
        </draw:line>
        <draw:line draw:style-name="gr5" draw:text-style-name="P1" draw:layer="DG" svg:x1="32.63cm" svg:y1="20.997cm" svg:x2="32.63cm" svg:y2="21.712cm">
          <text:p/>
        </draw:line>
        <draw:line draw:style-name="gr5" draw:text-style-name="P1" draw:layer="DG" svg:x1="31.577cm" svg:y1="21.711cm" svg:x2="30.797cm" svg:y2="21.711cm">
          <text:p/>
        </draw:line>
        <draw:line draw:style-name="gr5" draw:text-style-name="P1" draw:layer="DG" svg:x1="33.02cm" svg:y1="21.711cm" svg:x2="32.24cm" svg:y2="21.711cm">
          <text:p/>
        </draw:line>
        <draw:line draw:style-name="gr5" draw:text-style-name="P1" draw:layer="DG" svg:x1="31.213cm" svg:y1="20.619cm" svg:x2="31.213cm" svg:y2="21.712cm">
          <text:p/>
        </draw:line>
        <draw:line draw:style-name="gr5" draw:text-style-name="P1" draw:layer="DG" svg:x1="35.477cm" svg:y1="20.997cm" svg:x2="35.477cm" svg:y2="21.712cm">
          <text:p/>
        </draw:line>
        <draw:line draw:style-name="gr5" draw:text-style-name="P1" draw:layer="DG" svg:x1="34.463cm" svg:y1="21.711cm" svg:x2="33.683cm" svg:y2="21.711cm">
          <text:p/>
        </draw:line>
        <draw:line draw:style-name="gr5" draw:text-style-name="P1" draw:layer="DG" svg:x1="35.906cm" svg:y1="21.711cm" svg:x2="35.126cm" svg:y2="21.711cm">
          <text:p/>
        </draw:line>
        <draw:line draw:style-name="gr5" draw:text-style-name="P1" draw:layer="DG" svg:x1="34.047cm" svg:y1="20.619cm" svg:x2="34.047cm" svg:y2="21.712cm">
          <text:p/>
        </draw:line>
        <draw:line draw:style-name="gr5" draw:text-style-name="P1" draw:layer="DG" svg:x1="37.297cm" svg:y1="21.711cm" svg:x2="36.517cm" svg:y2="21.711cm">
          <text:p/>
        </draw:line>
        <draw:line draw:style-name="gr5" draw:text-style-name="P1" draw:layer="DG" svg:x1="36.907cm" svg:y1="20.619cm" svg:x2="36.907cm" svg:y2="21.712cm">
          <text:p/>
        </draw:line>
        <draw:line draw:style-name="gr5" draw:text-style-name="P1" draw:layer="DG" svg:x1="38.376cm" svg:y1="21.712cm" svg:x2="37.96cm" svg:y2="21.712cm">
          <text:p/>
        </draw:line>
        <draw:line draw:style-name="gr5" draw:text-style-name="P1" draw:layer="DG" svg:x1="38.376cm" svg:y1="20.998cm" svg:x2="38.376cm" svg:y2="21.713cm">
          <text:p/>
        </draw:line>
        <draw:line draw:style-name="gr5" draw:text-style-name="P1" draw:layer="DG" svg:x1="29.991cm" svg:y1="20.528cm" svg:x2="29.991cm" svg:y2="21.555cm">
          <text:p/>
        </draw:line>
        <draw:line draw:style-name="gr5" draw:text-style-name="P1" draw:layer="DG" svg:x1="30.979cm" svg:y1="20.528cm" svg:x2="29.991cm" svg:y2="20.528cm">
          <text:p/>
        </draw:line>
        <draw:line draw:style-name="gr5" draw:text-style-name="P1" draw:layer="DG" svg:x1="30.979cm" svg:y1="20.529cm" svg:x2="30.979cm" svg:y2="21.556cm">
          <text:p/>
        </draw:line>
        <draw:line draw:style-name="gr5" draw:text-style-name="P1" draw:layer="DG" svg:x1="30.979cm" svg:y1="20.528cm" svg:x2="29.991cm" svg:y2="21.555cm">
          <text:p/>
        </draw:line>
        <draw:line draw:style-name="gr5" draw:text-style-name="P1" draw:layer="DG" svg:x1="30.979cm" svg:y1="21.555cm" svg:x2="29.991cm" svg:y2="21.555cm">
          <text:p/>
        </draw:line>
        <draw:line draw:style-name="gr5" draw:text-style-name="P1" draw:layer="DG" svg:x1="30.979cm" svg:y1="21.555cm" svg:x2="29.991cm" svg:y2="20.528cm">
          <text:p/>
        </draw:line>
        <draw:line draw:style-name="gr5" draw:text-style-name="P1" draw:layer="DG" svg:x1="31.434cm" svg:y1="20.528cm" svg:x2="31.434cm" svg:y2="21.555cm">
          <text:p/>
        </draw:line>
        <draw:line draw:style-name="gr5" draw:text-style-name="P1" draw:layer="DG" svg:x1="32.422cm" svg:y1="20.528cm" svg:x2="31.434cm" svg:y2="20.528cm">
          <text:p/>
        </draw:line>
        <draw:line draw:style-name="gr5" draw:text-style-name="P1" draw:layer="DG" svg:x1="32.422cm" svg:y1="20.529cm" svg:x2="32.422cm" svg:y2="21.556cm">
          <text:p/>
        </draw:line>
        <draw:line draw:style-name="gr5" draw:text-style-name="P1" draw:layer="DG" svg:x1="32.422cm" svg:y1="20.528cm" svg:x2="31.434cm" svg:y2="21.555cm">
          <text:p/>
        </draw:line>
        <draw:line draw:style-name="gr5" draw:text-style-name="P1" draw:layer="DG" svg:x1="32.422cm" svg:y1="21.555cm" svg:x2="31.434cm" svg:y2="21.555cm">
          <text:p/>
        </draw:line>
        <draw:line draw:style-name="gr5" draw:text-style-name="P1" draw:layer="DG" svg:x1="32.422cm" svg:y1="21.555cm" svg:x2="31.434cm" svg:y2="20.528cm">
          <text:p/>
        </draw:line>
        <draw:line draw:style-name="gr5" draw:text-style-name="P1" draw:layer="DG" svg:x1="32.851cm" svg:y1="20.528cm" svg:x2="32.851cm" svg:y2="21.555cm">
          <text:p/>
        </draw:line>
        <draw:line draw:style-name="gr5" draw:text-style-name="P1" draw:layer="DG" svg:x1="33.839cm" svg:y1="20.528cm" svg:x2="32.851cm" svg:y2="20.528cm">
          <text:p/>
        </draw:line>
        <draw:line draw:style-name="gr5" draw:text-style-name="P1" draw:layer="DG" svg:x1="33.839cm" svg:y1="20.529cm" svg:x2="33.839cm" svg:y2="21.556cm">
          <text:p/>
        </draw:line>
        <draw:line draw:style-name="gr5" draw:text-style-name="P1" draw:layer="DG" svg:x1="33.839cm" svg:y1="20.528cm" svg:x2="32.851cm" svg:y2="21.555cm">
          <text:p/>
        </draw:line>
        <draw:line draw:style-name="gr5" draw:text-style-name="P1" draw:layer="DG" svg:x1="33.839cm" svg:y1="21.555cm" svg:x2="32.851cm" svg:y2="21.555cm">
          <text:p/>
        </draw:line>
        <draw:line draw:style-name="gr5" draw:text-style-name="P1" draw:layer="DG" svg:x1="33.839cm" svg:y1="21.555cm" svg:x2="32.851cm" svg:y2="20.528cm">
          <text:p/>
        </draw:line>
        <draw:line draw:style-name="gr5" draw:text-style-name="P1" draw:layer="DG" svg:x1="34.281cm" svg:y1="20.528cm" svg:x2="34.281cm" svg:y2="21.555cm">
          <text:p/>
        </draw:line>
        <draw:line draw:style-name="gr5" draw:text-style-name="P1" draw:layer="DG" svg:x1="35.269cm" svg:y1="20.528cm" svg:x2="34.281cm" svg:y2="20.528cm">
          <text:p/>
        </draw:line>
        <draw:line draw:style-name="gr5" draw:text-style-name="P1" draw:layer="DG" svg:x1="35.269cm" svg:y1="20.529cm" svg:x2="35.269cm" svg:y2="21.556cm">
          <text:p/>
        </draw:line>
        <draw:line draw:style-name="gr5" draw:text-style-name="P1" draw:layer="DG" svg:x1="35.269cm" svg:y1="20.528cm" svg:x2="34.281cm" svg:y2="21.555cm">
          <text:p/>
        </draw:line>
        <draw:line draw:style-name="gr5" draw:text-style-name="P1" draw:layer="DG" svg:x1="35.269cm" svg:y1="21.555cm" svg:x2="34.281cm" svg:y2="21.555cm">
          <text:p/>
        </draw:line>
        <draw:line draw:style-name="gr5" draw:text-style-name="P1" draw:layer="DG" svg:x1="35.269cm" svg:y1="21.555cm" svg:x2="34.281cm" svg:y2="20.528cm">
          <text:p/>
        </draw:line>
        <draw:line draw:style-name="gr5" draw:text-style-name="P1" draw:layer="DG" svg:x1="35.698cm" svg:y1="20.528cm" svg:x2="35.698cm" svg:y2="21.555cm">
          <text:p/>
        </draw:line>
        <draw:line draw:style-name="gr5" draw:text-style-name="P1" draw:layer="DG" svg:x1="36.686cm" svg:y1="20.528cm" svg:x2="35.698cm" svg:y2="20.528cm">
          <text:p/>
        </draw:line>
        <draw:line draw:style-name="gr5" draw:text-style-name="P1" draw:layer="DG" svg:x1="36.686cm" svg:y1="20.529cm" svg:x2="36.686cm" svg:y2="21.556cm">
          <text:p/>
        </draw:line>
        <draw:line draw:style-name="gr5" draw:text-style-name="P1" draw:layer="DG" svg:x1="36.686cm" svg:y1="20.528cm" svg:x2="35.698cm" svg:y2="21.555cm">
          <text:p/>
        </draw:line>
        <draw:line draw:style-name="gr5" draw:text-style-name="P1" draw:layer="DG" svg:x1="36.686cm" svg:y1="21.555cm" svg:x2="35.698cm" svg:y2="21.555cm">
          <text:p/>
        </draw:line>
        <draw:line draw:style-name="gr5" draw:text-style-name="P1" draw:layer="DG" svg:x1="36.686cm" svg:y1="21.555cm" svg:x2="35.698cm" svg:y2="20.528cm">
          <text:p/>
        </draw:line>
        <draw:line draw:style-name="gr5" draw:text-style-name="P1" draw:layer="DG" svg:x1="37.128cm" svg:y1="20.528cm" svg:x2="37.128cm" svg:y2="21.555cm">
          <text:p/>
        </draw:line>
        <draw:line draw:style-name="gr5" draw:text-style-name="P1" draw:layer="DG" svg:x1="38.116cm" svg:y1="20.528cm" svg:x2="37.128cm" svg:y2="20.528cm">
          <text:p/>
        </draw:line>
        <draw:line draw:style-name="gr5" draw:text-style-name="P1" draw:layer="DG" svg:x1="38.116cm" svg:y1="20.529cm" svg:x2="38.116cm" svg:y2="21.556cm">
          <text:p/>
        </draw:line>
        <draw:line draw:style-name="gr5" draw:text-style-name="P1" draw:layer="DG" svg:x1="38.116cm" svg:y1="20.528cm" svg:x2="37.128cm" svg:y2="21.555cm">
          <text:p/>
        </draw:line>
        <draw:line draw:style-name="gr5" draw:text-style-name="P1" draw:layer="DG" svg:x1="38.116cm" svg:y1="21.555cm" svg:x2="37.128cm" svg:y2="21.555cm">
          <text:p/>
        </draw:line>
        <draw:line draw:style-name="gr5" draw:text-style-name="P1" draw:layer="DG" svg:x1="38.116cm" svg:y1="21.555cm" svg:x2="37.128cm" svg:y2="20.528cm">
          <text:p/>
        </draw:line>
        <draw:line draw:style-name="gr5" draw:text-style-name="P1" draw:layer="DG" svg:x1="30.751cm" svg:y1="23.448cm" svg:x2="30.751cm" svg:y2="24.2cm">
          <text:p/>
        </draw:line>
        <draw:line draw:style-name="gr5" draw:text-style-name="P1" draw:layer="DG" svg:x1="30.751cm" svg:y1="24.199cm" svg:x2="30.751cm" svg:y2="25.15cm">
          <text:p/>
        </draw:line>
        <draw:line draw:style-name="gr5" draw:text-style-name="P1" draw:layer="DG" svg:x1="29.751cm" svg:y1="24.272cm" svg:x2="30.101cm" svg:y2="24.272cm">
          <text:p/>
        </draw:line>
        <draw:line draw:style-name="gr5" draw:text-style-name="P1" draw:layer="DG" svg:x1="15.6cm" svg:y1="12.751cm" svg:x2="15.6cm" svg:y2="14.558cm">
          <text:p/>
        </draw:line>
        <draw:g>
          <draw:line draw:style-name="gr5" draw:text-style-name="P1" draw:layer="DG" svg:x1="15.6cm" svg:y1="11.1cm" svg:x2="14.93cm" svg:y2="11.1cm">
            <text:p/>
          </draw:line>
          <draw:line draw:style-name="gr5" draw:text-style-name="P1" draw:layer="DG" svg:x1="15.6cm" svg:y1="11.222cm" svg:x2="14.93cm" svg:y2="11.222cm">
            <text:p/>
          </draw:line>
          <draw:line draw:style-name="gr5" draw:text-style-name="P1" draw:layer="DG" svg:x1="15.6cm" svg:y1="11.345cm" svg:x2="14.93cm" svg:y2="11.345cm">
            <text:p/>
          </draw:line>
          <draw:line draw:style-name="gr5" draw:text-style-name="P1" draw:layer="DG" svg:x1="15.6cm" svg:y1="11.468cm" svg:x2="14.93cm" svg:y2="11.468cm">
            <text:p/>
          </draw:line>
          <draw:line draw:style-name="gr5" draw:text-style-name="P1" draw:layer="DG" svg:x1="15.6cm" svg:y1="11.591cm" svg:x2="14.93cm" svg:y2="11.591cm">
            <text:p/>
          </draw:line>
          <draw:line draw:style-name="gr5" draw:text-style-name="P1" draw:layer="DG" svg:x1="15.6cm" svg:y1="11.713cm" svg:x2="14.93cm" svg:y2="11.713cm">
            <text:p/>
          </draw:line>
          <draw:line draw:style-name="gr5" draw:text-style-name="P1" draw:layer="DG" svg:x1="15.6cm" svg:y1="11.836cm" svg:x2="14.93cm" svg:y2="11.836cm">
            <text:p/>
          </draw:line>
          <draw:line draw:style-name="gr5" draw:text-style-name="P1" draw:layer="DG" svg:x1="15.6cm" svg:y1="11.959cm" svg:x2="14.93cm" svg:y2="11.959cm">
            <text:p/>
          </draw:line>
          <draw:line draw:style-name="gr5" draw:text-style-name="P1" draw:layer="DG" svg:x1="15.6cm" svg:y1="11.1cm" svg:x2="14.93cm" svg:y2="11.1cm">
            <text:p/>
          </draw:line>
          <draw:line draw:style-name="gr5" draw:text-style-name="P1" draw:layer="DG" svg:x1="15.6cm" svg:y1="11.222cm" svg:x2="14.93cm" svg:y2="11.222cm">
            <text:p/>
          </draw:line>
          <draw:line draw:style-name="gr5" draw:text-style-name="P1" draw:layer="DG" svg:x1="15.6cm" svg:y1="11.345cm" svg:x2="14.93cm" svg:y2="11.345cm">
            <text:p/>
          </draw:line>
          <draw:line draw:style-name="gr5" draw:text-style-name="P1" draw:layer="DG" svg:x1="15.6cm" svg:y1="11.468cm" svg:x2="14.93cm" svg:y2="11.468cm">
            <text:p/>
          </draw:line>
          <draw:line draw:style-name="gr5" draw:text-style-name="P1" draw:layer="DG" svg:x1="15.6cm" svg:y1="11.591cm" svg:x2="14.93cm" svg:y2="11.591cm">
            <text:p/>
          </draw:line>
          <draw:line draw:style-name="gr5" draw:text-style-name="P1" draw:layer="DG" svg:x1="15.6cm" svg:y1="11.713cm" svg:x2="14.93cm" svg:y2="11.713cm">
            <text:p/>
          </draw:line>
          <draw:line draw:style-name="gr5" draw:text-style-name="P1" draw:layer="DG" svg:x1="15.6cm" svg:y1="11.836cm" svg:x2="14.93cm" svg:y2="11.836cm">
            <text:p/>
          </draw:line>
          <draw:line draw:style-name="gr5" draw:text-style-name="P1" draw:layer="DG" svg:x1="15.6cm" svg:y1="11.959cm" svg:x2="14.93cm" svg:y2="11.959cm">
            <text:p/>
          </draw:line>
          <draw:line draw:style-name="gr5" draw:text-style-name="P1" draw:layer="DG" svg:x1="14.93cm" svg:y1="10.843cm" svg:x2="14.93cm" svg:y2="12.25cm">
            <text:p/>
          </draw:line>
          <draw:line draw:style-name="gr5" draw:text-style-name="P1" draw:layer="DG" svg:x1="15.6cm" svg:y1="10.843cm" svg:x2="15.6cm" svg:y2="12.25cm">
            <text:p/>
          </draw:line>
        </draw:g>
        <draw:g>
          <draw:line draw:style-name="gr5" draw:text-style-name="P1" draw:layer="DG" svg:x1="23.78cm" svg:y1="11.007cm" svg:x2="23.11cm" svg:y2="11.007cm">
            <text:p/>
          </draw:line>
          <draw:line draw:style-name="gr5" draw:text-style-name="P1" draw:layer="DG" svg:x1="23.78cm" svg:y1="11.129cm" svg:x2="23.11cm" svg:y2="11.129cm">
            <text:p/>
          </draw:line>
          <draw:line draw:style-name="gr5" draw:text-style-name="P1" draw:layer="DG" svg:x1="23.78cm" svg:y1="11.252cm" svg:x2="23.11cm" svg:y2="11.252cm">
            <text:p/>
          </draw:line>
          <draw:line draw:style-name="gr5" draw:text-style-name="P1" draw:layer="DG" svg:x1="23.78cm" svg:y1="11.375cm" svg:x2="23.11cm" svg:y2="11.375cm">
            <text:p/>
          </draw:line>
          <draw:line draw:style-name="gr5" draw:text-style-name="P1" draw:layer="DG" svg:x1="23.78cm" svg:y1="11.498cm" svg:x2="23.11cm" svg:y2="11.498cm">
            <text:p/>
          </draw:line>
          <draw:line draw:style-name="gr5" draw:text-style-name="P1" draw:layer="DG" svg:x1="23.78cm" svg:y1="11.62cm" svg:x2="23.11cm" svg:y2="11.62cm">
            <text:p/>
          </draw:line>
          <draw:line draw:style-name="gr5" draw:text-style-name="P1" draw:layer="DG" svg:x1="23.78cm" svg:y1="11.743cm" svg:x2="23.11cm" svg:y2="11.743cm">
            <text:p/>
          </draw:line>
          <draw:line draw:style-name="gr5" draw:text-style-name="P1" draw:layer="DG" svg:x1="23.78cm" svg:y1="11.866cm" svg:x2="23.11cm" svg:y2="11.866cm">
            <text:p/>
          </draw:line>
          <draw:line draw:style-name="gr5" draw:text-style-name="P1" draw:layer="DG" svg:x1="23.78cm" svg:y1="11.007cm" svg:x2="23.11cm" svg:y2="11.007cm">
            <text:p/>
          </draw:line>
          <draw:line draw:style-name="gr5" draw:text-style-name="P1" draw:layer="DG" svg:x1="23.78cm" svg:y1="11.129cm" svg:x2="23.11cm" svg:y2="11.129cm">
            <text:p/>
          </draw:line>
          <draw:line draw:style-name="gr5" draw:text-style-name="P1" draw:layer="DG" svg:x1="23.78cm" svg:y1="11.252cm" svg:x2="23.11cm" svg:y2="11.252cm">
            <text:p/>
          </draw:line>
          <draw:line draw:style-name="gr5" draw:text-style-name="P1" draw:layer="DG" svg:x1="23.78cm" svg:y1="11.375cm" svg:x2="23.11cm" svg:y2="11.375cm">
            <text:p/>
          </draw:line>
          <draw:line draw:style-name="gr5" draw:text-style-name="P1" draw:layer="DG" svg:x1="23.78cm" svg:y1="11.498cm" svg:x2="23.11cm" svg:y2="11.498cm">
            <text:p/>
          </draw:line>
          <draw:line draw:style-name="gr5" draw:text-style-name="P1" draw:layer="DG" svg:x1="23.78cm" svg:y1="11.62cm" svg:x2="23.11cm" svg:y2="11.62cm">
            <text:p/>
          </draw:line>
          <draw:line draw:style-name="gr5" draw:text-style-name="P1" draw:layer="DG" svg:x1="23.78cm" svg:y1="11.743cm" svg:x2="23.11cm" svg:y2="11.743cm">
            <text:p/>
          </draw:line>
          <draw:line draw:style-name="gr5" draw:text-style-name="P1" draw:layer="DG" svg:x1="23.78cm" svg:y1="11.866cm" svg:x2="23.11cm" svg:y2="11.866cm">
            <text:p/>
          </draw:line>
          <draw:line draw:style-name="gr5" draw:text-style-name="P1" draw:layer="DG" svg:x1="23.11cm" svg:y1="10.75cm" svg:x2="23.11cm" svg:y2="12.157cm">
            <text:p/>
          </draw:line>
          <draw:line draw:style-name="gr5" draw:text-style-name="P1" draw:layer="DG" svg:x1="23.78cm" svg:y1="10.75cm" svg:x2="23.78cm" svg:y2="12.157cm">
            <text:p/>
          </draw:line>
        </draw:g>
        <draw:g>
          <draw:line draw:style-name="gr5" draw:text-style-name="P1" draw:layer="DG" svg:x1="24.5cm" svg:y1="10.049cm" svg:x2="23.95cm" svg:y2="10.049cm">
            <text:p/>
          </draw:line>
          <draw:line draw:style-name="gr5" draw:text-style-name="P1" draw:layer="DG" svg:x1="24.5cm" svg:y1="9.927cm" svg:x2="23.95cm" svg:y2="9.927cm">
            <text:p/>
          </draw:line>
          <draw:line draw:style-name="gr5" draw:text-style-name="P1" draw:layer="DG" svg:x1="24.5cm" svg:y1="9.804cm" svg:x2="23.95cm" svg:y2="9.804cm">
            <text:p/>
          </draw:line>
          <draw:line draw:style-name="gr5" draw:text-style-name="P1" draw:layer="DG" svg:x1="24.5cm" svg:y1="9.681cm" svg:x2="23.95cm" svg:y2="9.681cm">
            <text:p/>
          </draw:line>
          <draw:line draw:style-name="gr5" draw:text-style-name="P1" draw:layer="DG" svg:x1="24.5cm" svg:y1="9.558cm" svg:x2="23.95cm" svg:y2="9.558cm">
            <text:p/>
          </draw:line>
          <draw:line draw:style-name="gr5" draw:text-style-name="P1" draw:layer="DG" svg:x1="24.5cm" svg:y1="9.436cm" svg:x2="23.95cm" svg:y2="9.436cm">
            <text:p/>
          </draw:line>
          <draw:line draw:style-name="gr5" draw:text-style-name="P1" draw:layer="DG" svg:x1="24.5cm" svg:y1="9.313cm" svg:x2="23.95cm" svg:y2="9.313cm">
            <text:p/>
          </draw:line>
          <draw:line draw:style-name="gr5" draw:text-style-name="P1" draw:layer="DG" svg:x1="24.5cm" svg:y1="9.19cm" svg:x2="23.95cm" svg:y2="9.19cm">
            <text:p/>
          </draw:line>
          <draw:line draw:style-name="gr5" draw:text-style-name="P1" draw:layer="DG" svg:x1="24.5cm" svg:y1="10.049cm" svg:x2="23.95cm" svg:y2="10.049cm">
            <text:p/>
          </draw:line>
          <draw:line draw:style-name="gr5" draw:text-style-name="P1" draw:layer="DG" svg:x1="24.5cm" svg:y1="9.927cm" svg:x2="23.95cm" svg:y2="9.927cm">
            <text:p/>
          </draw:line>
          <draw:line draw:style-name="gr5" draw:text-style-name="P1" draw:layer="DG" svg:x1="24.5cm" svg:y1="9.804cm" svg:x2="23.95cm" svg:y2="9.804cm">
            <text:p/>
          </draw:line>
          <draw:line draw:style-name="gr5" draw:text-style-name="P1" draw:layer="DG" svg:x1="24.5cm" svg:y1="9.681cm" svg:x2="23.95cm" svg:y2="9.681cm">
            <text:p/>
          </draw:line>
          <draw:line draw:style-name="gr5" draw:text-style-name="P1" draw:layer="DG" svg:x1="24.5cm" svg:y1="9.558cm" svg:x2="23.95cm" svg:y2="9.558cm">
            <text:p/>
          </draw:line>
          <draw:line draw:style-name="gr5" draw:text-style-name="P1" draw:layer="DG" svg:x1="24.5cm" svg:y1="9.436cm" svg:x2="23.95cm" svg:y2="9.436cm">
            <text:p/>
          </draw:line>
          <draw:line draw:style-name="gr5" draw:text-style-name="P1" draw:layer="DG" svg:x1="24.5cm" svg:y1="9.313cm" svg:x2="23.95cm" svg:y2="9.313cm">
            <text:p/>
          </draw:line>
          <draw:line draw:style-name="gr5" draw:text-style-name="P1" draw:layer="DG" svg:x1="24.5cm" svg:y1="9.19cm" svg:x2="23.95cm" svg:y2="9.19cm">
            <text:p/>
          </draw:line>
          <draw:line draw:style-name="gr5" draw:text-style-name="P1" draw:layer="DG" svg:x1="23.95cm" svg:y1="10.306cm" svg:x2="23.95cm" svg:y2="8.899cm">
            <text:p/>
          </draw:line>
          <draw:line draw:style-name="gr5" draw:text-style-name="P1" draw:layer="DG" svg:x1="24.5cm" svg:y1="10.306cm" svg:x2="24.5cm" svg:y2="8.899cm">
            <text:p/>
          </draw:line>
        </draw:g>
        <draw:g>
          <draw:line draw:style-name="gr5" draw:text-style-name="P1" draw:layer="DG" svg:x1="30.5cm" svg:y1="9.45cm" svg:x2="29.95cm" svg:y2="9.45cm">
            <text:p/>
          </draw:line>
          <draw:line draw:style-name="gr5" draw:text-style-name="P1" draw:layer="DG" svg:x1="30.5cm" svg:y1="9.328cm" svg:x2="29.95cm" svg:y2="9.328cm">
            <text:p/>
          </draw:line>
          <draw:line draw:style-name="gr5" draw:text-style-name="P1" draw:layer="DG" svg:x1="30.5cm" svg:y1="9.205cm" svg:x2="29.95cm" svg:y2="9.205cm">
            <text:p/>
          </draw:line>
          <draw:line draw:style-name="gr5" draw:text-style-name="P1" draw:layer="DG" svg:x1="30.5cm" svg:y1="9.082cm" svg:x2="29.95cm" svg:y2="9.082cm">
            <text:p/>
          </draw:line>
          <draw:line draw:style-name="gr5" draw:text-style-name="P1" draw:layer="DG" svg:x1="30.5cm" svg:y1="8.959cm" svg:x2="29.95cm" svg:y2="8.959cm">
            <text:p/>
          </draw:line>
          <draw:line draw:style-name="gr5" draw:text-style-name="P1" draw:layer="DG" svg:x1="30.5cm" svg:y1="8.837cm" svg:x2="29.95cm" svg:y2="8.837cm">
            <text:p/>
          </draw:line>
          <draw:line draw:style-name="gr5" draw:text-style-name="P1" draw:layer="DG" svg:x1="30.5cm" svg:y1="8.714cm" svg:x2="29.95cm" svg:y2="8.714cm">
            <text:p/>
          </draw:line>
          <draw:line draw:style-name="gr5" draw:text-style-name="P1" draw:layer="DG" svg:x1="30.5cm" svg:y1="8.591cm" svg:x2="29.95cm" svg:y2="8.591cm">
            <text:p/>
          </draw:line>
          <draw:line draw:style-name="gr5" draw:text-style-name="P1" draw:layer="DG" svg:x1="30.5cm" svg:y1="9.45cm" svg:x2="29.95cm" svg:y2="9.45cm">
            <text:p/>
          </draw:line>
          <draw:line draw:style-name="gr5" draw:text-style-name="P1" draw:layer="DG" svg:x1="30.5cm" svg:y1="9.328cm" svg:x2="29.95cm" svg:y2="9.328cm">
            <text:p/>
          </draw:line>
          <draw:line draw:style-name="gr5" draw:text-style-name="P1" draw:layer="DG" svg:x1="30.5cm" svg:y1="9.205cm" svg:x2="29.95cm" svg:y2="9.205cm">
            <text:p/>
          </draw:line>
          <draw:line draw:style-name="gr5" draw:text-style-name="P1" draw:layer="DG" svg:x1="30.5cm" svg:y1="9.082cm" svg:x2="29.95cm" svg:y2="9.082cm">
            <text:p/>
          </draw:line>
          <draw:line draw:style-name="gr5" draw:text-style-name="P1" draw:layer="DG" svg:x1="30.5cm" svg:y1="8.959cm" svg:x2="29.95cm" svg:y2="8.959cm">
            <text:p/>
          </draw:line>
          <draw:line draw:style-name="gr5" draw:text-style-name="P1" draw:layer="DG" svg:x1="30.5cm" svg:y1="8.837cm" svg:x2="29.95cm" svg:y2="8.837cm">
            <text:p/>
          </draw:line>
          <draw:line draw:style-name="gr5" draw:text-style-name="P1" draw:layer="DG" svg:x1="30.5cm" svg:y1="8.714cm" svg:x2="29.95cm" svg:y2="8.714cm">
            <text:p/>
          </draw:line>
          <draw:line draw:style-name="gr5" draw:text-style-name="P1" draw:layer="DG" svg:x1="30.5cm" svg:y1="8.591cm" svg:x2="29.95cm" svg:y2="8.591cm">
            <text:p/>
          </draw:line>
          <draw:line draw:style-name="gr5" draw:text-style-name="P1" draw:layer="DG" svg:x1="29.95cm" svg:y1="9.707cm" svg:x2="29.95cm" svg:y2="8.3cm">
            <text:p/>
          </draw:line>
          <draw:line draw:style-name="gr5" draw:text-style-name="P1" draw:layer="DG" svg:x1="30.5cm" svg:y1="9.707cm" svg:x2="30.5cm" svg:y2="8.3cm">
            <text:p/>
          </draw:line>
        </draw:g>
        <draw:g>
          <draw:line draw:style-name="gr5" draw:text-style-name="P1" draw:layer="DG" svg:x1="30.55cm" svg:y1="31.474cm" svg:x2="29.9cm" svg:y2="31.474cm">
            <text:p/>
          </draw:line>
          <draw:line draw:style-name="gr5" draw:text-style-name="P1" draw:layer="DG" svg:x1="30.55cm" svg:y1="31.604cm" svg:x2="29.9cm" svg:y2="31.604cm">
            <text:p/>
          </draw:line>
          <draw:line draw:style-name="gr5" draw:text-style-name="P1" draw:layer="DG" svg:x1="30.55cm" svg:y1="31.735cm" svg:x2="29.9cm" svg:y2="31.735cm">
            <text:p/>
          </draw:line>
          <draw:line draw:style-name="gr5" draw:text-style-name="P1" draw:layer="DG" svg:x1="30.55cm" svg:y1="31.866cm" svg:x2="29.9cm" svg:y2="31.866cm">
            <text:p/>
          </draw:line>
          <draw:line draw:style-name="gr5" draw:text-style-name="P1" draw:layer="DG" svg:x1="30.55cm" svg:y1="31.997cm" svg:x2="29.9cm" svg:y2="31.997cm">
            <text:p/>
          </draw:line>
          <draw:line draw:style-name="gr5" draw:text-style-name="P1" draw:layer="DG" svg:x1="30.55cm" svg:y1="32.128cm" svg:x2="29.9cm" svg:y2="32.128cm">
            <text:p/>
          </draw:line>
          <draw:line draw:style-name="gr5" draw:text-style-name="P1" draw:layer="DG" svg:x1="30.55cm" svg:y1="32.259cm" svg:x2="29.9cm" svg:y2="32.259cm">
            <text:p/>
          </draw:line>
          <draw:line draw:style-name="gr5" draw:text-style-name="P1" draw:layer="DG" svg:x1="30.55cm" svg:y1="32.39cm" svg:x2="29.9cm" svg:y2="32.39cm">
            <text:p/>
          </draw:line>
          <draw:line draw:style-name="gr5" draw:text-style-name="P1" draw:layer="DG" svg:x1="30.55cm" svg:y1="31.474cm" svg:x2="29.9cm" svg:y2="31.474cm">
            <text:p/>
          </draw:line>
          <draw:line draw:style-name="gr5" draw:text-style-name="P1" draw:layer="DG" svg:x1="30.55cm" svg:y1="31.604cm" svg:x2="29.9cm" svg:y2="31.604cm">
            <text:p/>
          </draw:line>
          <draw:line draw:style-name="gr5" draw:text-style-name="P1" draw:layer="DG" svg:x1="30.55cm" svg:y1="31.735cm" svg:x2="29.9cm" svg:y2="31.735cm">
            <text:p/>
          </draw:line>
          <draw:line draw:style-name="gr5" draw:text-style-name="P1" draw:layer="DG" svg:x1="30.55cm" svg:y1="31.866cm" svg:x2="29.9cm" svg:y2="31.866cm">
            <text:p/>
          </draw:line>
          <draw:line draw:style-name="gr5" draw:text-style-name="P1" draw:layer="DG" svg:x1="30.55cm" svg:y1="31.997cm" svg:x2="29.9cm" svg:y2="31.997cm">
            <text:p/>
          </draw:line>
          <draw:line draw:style-name="gr5" draw:text-style-name="P1" draw:layer="DG" svg:x1="30.55cm" svg:y1="32.128cm" svg:x2="29.9cm" svg:y2="32.128cm">
            <text:p/>
          </draw:line>
          <draw:line draw:style-name="gr5" draw:text-style-name="P1" draw:layer="DG" svg:x1="30.55cm" svg:y1="32.259cm" svg:x2="29.9cm" svg:y2="32.259cm">
            <text:p/>
          </draw:line>
          <draw:line draw:style-name="gr5" draw:text-style-name="P1" draw:layer="DG" svg:x1="30.55cm" svg:y1="32.39cm" svg:x2="29.9cm" svg:y2="32.39cm">
            <text:p/>
          </draw:line>
          <draw:line draw:style-name="gr5" draw:text-style-name="P1" draw:layer="DG" svg:x1="29.9cm" svg:y1="31.2cm" svg:x2="29.9cm" svg:y2="32.7cm">
            <text:p/>
          </draw:line>
          <draw:line draw:style-name="gr5" draw:text-style-name="P1" draw:layer="DG" svg:x1="30.55cm" svg:y1="31.2cm" svg:x2="30.55cm" svg:y2="32.7cm">
            <text:p/>
          </draw:line>
        </draw:g>
        <draw:g>
          <draw:line draw:style-name="gr5" draw:text-style-name="P1" draw:layer="DG" svg:x1="31.35cm" svg:y1="32.426cm" svg:x2="30.7cm" svg:y2="32.426cm">
            <text:p/>
          </draw:line>
          <draw:line draw:style-name="gr5" draw:text-style-name="P1" draw:layer="DG" svg:x1="31.35cm" svg:y1="32.296cm" svg:x2="30.7cm" svg:y2="32.296cm">
            <text:p/>
          </draw:line>
          <draw:line draw:style-name="gr5" draw:text-style-name="P1" draw:layer="DG" svg:x1="31.35cm" svg:y1="32.165cm" svg:x2="30.7cm" svg:y2="32.165cm">
            <text:p/>
          </draw:line>
          <draw:line draw:style-name="gr5" draw:text-style-name="P1" draw:layer="DG" svg:x1="31.35cm" svg:y1="32.034cm" svg:x2="30.7cm" svg:y2="32.034cm">
            <text:p/>
          </draw:line>
          <draw:line draw:style-name="gr5" draw:text-style-name="P1" draw:layer="DG" svg:x1="31.35cm" svg:y1="31.903cm" svg:x2="30.7cm" svg:y2="31.903cm">
            <text:p/>
          </draw:line>
          <draw:line draw:style-name="gr5" draw:text-style-name="P1" draw:layer="DG" svg:x1="31.35cm" svg:y1="31.772cm" svg:x2="30.7cm" svg:y2="31.772cm">
            <text:p/>
          </draw:line>
          <draw:line draw:style-name="gr5" draw:text-style-name="P1" draw:layer="DG" svg:x1="31.35cm" svg:y1="31.641cm" svg:x2="30.7cm" svg:y2="31.641cm">
            <text:p/>
          </draw:line>
          <draw:line draw:style-name="gr5" draw:text-style-name="P1" draw:layer="DG" svg:x1="31.35cm" svg:y1="31.51cm" svg:x2="30.7cm" svg:y2="31.51cm">
            <text:p/>
          </draw:line>
          <draw:line draw:style-name="gr5" draw:text-style-name="P1" draw:layer="DG" svg:x1="31.35cm" svg:y1="32.426cm" svg:x2="30.7cm" svg:y2="32.426cm">
            <text:p/>
          </draw:line>
          <draw:line draw:style-name="gr5" draw:text-style-name="P1" draw:layer="DG" svg:x1="31.35cm" svg:y1="32.296cm" svg:x2="30.7cm" svg:y2="32.296cm">
            <text:p/>
          </draw:line>
          <draw:line draw:style-name="gr5" draw:text-style-name="P1" draw:layer="DG" svg:x1="31.35cm" svg:y1="32.165cm" svg:x2="30.7cm" svg:y2="32.165cm">
            <text:p/>
          </draw:line>
          <draw:line draw:style-name="gr5" draw:text-style-name="P1" draw:layer="DG" svg:x1="31.35cm" svg:y1="32.034cm" svg:x2="30.7cm" svg:y2="32.034cm">
            <text:p/>
          </draw:line>
          <draw:line draw:style-name="gr5" draw:text-style-name="P1" draw:layer="DG" svg:x1="31.35cm" svg:y1="31.903cm" svg:x2="30.7cm" svg:y2="31.903cm">
            <text:p/>
          </draw:line>
          <draw:line draw:style-name="gr5" draw:text-style-name="P1" draw:layer="DG" svg:x1="31.35cm" svg:y1="31.772cm" svg:x2="30.7cm" svg:y2="31.772cm">
            <text:p/>
          </draw:line>
          <draw:line draw:style-name="gr5" draw:text-style-name="P1" draw:layer="DG" svg:x1="31.35cm" svg:y1="31.641cm" svg:x2="30.7cm" svg:y2="31.641cm">
            <text:p/>
          </draw:line>
          <draw:line draw:style-name="gr5" draw:text-style-name="P1" draw:layer="DG" svg:x1="31.35cm" svg:y1="31.51cm" svg:x2="30.7cm" svg:y2="31.51cm">
            <text:p/>
          </draw:line>
          <draw:line draw:style-name="gr5" draw:text-style-name="P1" draw:layer="DG" svg:x1="30.7cm" svg:y1="32.7cm" svg:x2="30.7cm" svg:y2="31.2cm">
            <text:p/>
          </draw:line>
          <draw:line draw:style-name="gr5" draw:text-style-name="P1" draw:layer="DG" svg:x1="31.35cm" svg:y1="32.7cm" svg:x2="31.35cm" svg:y2="31.2cm">
            <text:p/>
          </draw:line>
        </draw:g>
        <draw:g>
          <draw:line draw:style-name="gr5" draw:text-style-name="P1" draw:layer="DG" svg:x1="32.2cm" svg:y1="17.45cm" svg:x2="31.35cm" svg:y2="17.45cm">
            <text:p/>
          </draw:line>
          <draw:line draw:style-name="gr5" draw:text-style-name="P1" draw:layer="DG" svg:x1="31.35cm" svg:y1="16.9cm" svg:x2="31.35cm" svg:y2="17.45cm">
            <text:p/>
          </draw:line>
        </draw:g>
        <draw:line draw:style-name="gr5" draw:text-style-name="P1" draw:layer="DG" svg:x1="14.65cm" svg:y1="7.85cm" svg:x2="10.05cm" svg:y2="7.85cm">
          <text:p/>
        </draw:line>
        <draw:line draw:style-name="gr5" draw:text-style-name="P1" draw:layer="DG" svg:x1="19.7cm" svg:y1="24.05cm" svg:x2="18.4cm" svg:y2="24.05cm">
          <text:p/>
        </draw:line>
        <draw:line draw:style-name="gr5" draw:text-style-name="P1" draw:layer="DG" svg:x1="18.4cm" svg:y1="24.05cm" svg:x2="18.4cm" svg:y2="21.9cm">
          <text:p/>
        </draw:line>
        <draw:g>
          <draw:line draw:style-name="gr6" draw:text-style-name="P1" draw:layer="PG" svg:x1="36.3cm" svg:y1="25.65cm" svg:x2="36.3cm" svg:y2="25.15cm">
            <text:p/>
          </draw:line>
          <draw:path draw:style-name="gr6" draw:text-style-name="P1" draw:layer="PG" svg:width="0.562cm" svg:height="0.435cm" draw:transform="skewX (0.00191986217719374) rotate (1.70483761334806) translate (35.8681688527469cm 25.7076756570592cm)" svg:viewBox="0 0 563 436" svg:d="M563 0c-483 2-563 436-563 436">
            <text:p/>
          </draw:path>
        </draw:g>
        <draw:line draw:style-name="gr6" draw:text-style-name="P1" draw:layer="PG" svg:x1="17.681cm" svg:y1="13.49cm" svg:x2="17.543cm" svg:y2="13.735cm">
          <text:p/>
        </draw:line>
        <draw:path draw:style-name="gr6" draw:text-style-name="P1" draw:layer="PG" svg:width="0.099cm" svg:height="0.102cm" draw:transform="rotate (-2.62253173404668) translate (17.681cm 13.7754611260054cm)" svg:viewBox="0 0 100 103" svg:d="M0 0c81 34 100 103 100 103">
          <text:p/>
        </draw:path>
        <draw:line draw:style-name="gr6" draw:text-style-name="P1" draw:layer="PG" svg:x1="16.906cm" svg:y1="13.959cm" svg:x2="17.031cm" svg:y2="14.204cm">
          <text:p/>
        </draw:line>
        <draw:path draw:style-name="gr6" draw:text-style-name="P1" draw:layer="PG" svg:width="0.093cm" svg:height="0.099cm" draw:transform="skewX (-0.0972148393360842) rotate (2.57959663444762) translate (16.9858077500533cm 14.2937241103702cm)" svg:viewBox="0 0 94 100" svg:d="M94 0c-75 34-94 100-94 100">
          <text:p/>
        </draw:path>
        <draw:line draw:style-name="gr6" draw:text-style-name="P1" draw:layer="PG" svg:x1="16.906cm" svg:y1="14.529cm" svg:x2="17.031cm" svg:y2="14.284cm">
          <text:p/>
        </draw:line>
        <draw:path draw:style-name="gr6" draw:text-style-name="P1" draw:layer="PG" svg:width="0.091cm" svg:height="0.099cm" draw:transform="skewX (0.0729547627333631) rotate (0.563741348394168) translate (16.906cm 14.2445335120643cm)" svg:viewBox="0 0 92 100" svg:d="M0 0c74 34 92 100 92 100">
          <text:p/>
        </draw:path>
        <draw:line draw:style-name="gr6" draw:text-style-name="P1" draw:layer="PG" svg:x1="16.906cm" svg:y1="14.596cm" svg:x2="17.031cm" svg:y2="14.841cm">
          <text:p/>
        </draw:line>
        <draw:path draw:style-name="gr6" draw:text-style-name="P1" draw:layer="PG" svg:width="0.093cm" svg:height="0.099cm" draw:transform="skewX (-0.0972148393360842) rotate (2.57959663444762) translate (16.9858077500532cm 14.9307241103702cm)" svg:viewBox="0 0 94 100" svg:d="M94 0c-75 34-94 100-94 100">
          <text:p/>
        </draw:path>
        <draw:line draw:style-name="gr6" draw:text-style-name="P1" draw:layer="PG" svg:x1="16.906cm" svg:y1="15.166cm" svg:x2="17.031cm" svg:y2="14.921cm">
          <text:p/>
        </draw:line>
        <draw:path draw:style-name="gr6" draw:text-style-name="P1" draw:layer="PG" svg:width="0.091cm" svg:height="0.099cm" draw:transform="skewX (0.072954762733363) rotate (0.563741348394168) translate (16.906cm 14.8815335120643cm)" svg:viewBox="0 0 92 100" svg:d="M0 0c74 34 92 100 92 100">
          <text:p/>
        </draw:path>
        <draw:line draw:style-name="gr6" draw:text-style-name="P1" draw:layer="PG" svg:x1="16.906cm" svg:y1="15.48cm" svg:x2="17.031cm" svg:y2="15.269cm">
          <text:p/>
        </draw:line>
        <draw:path draw:style-name="gr6" draw:text-style-name="P1" draw:layer="PG" svg:width="0.087cm" svg:height="0.089cm" draw:transform="skewX (-0.0555014702134197) rotate (0.500734962397173) translate (16.906cm 15.2343243967828cm)" svg:viewBox="0 0 88 90" svg:d="M0 0c72 30 88 90 88 90">
          <text:p/>
        </draw:path>
        <draw:g>
          <draw:line draw:style-name="gr6" draw:text-style-name="P1" draw:layer="PG" svg:x1="16.906cm" svg:y1="15.506cm" svg:x2="17.224cm" svg:y2="15.337cm">
            <text:p/>
          </draw:line>
          <draw:path draw:style-name="gr6" draw:text-style-name="P1" draw:layer="PG" svg:width="0.125cm" svg:height="0.131cm" draw:transform="skewX (-0.064926248174189) rotate (-2.11760798144472) translate (17.3415135191647cm 15.3983849838434cm)" svg:viewBox="0 0 126 132" svg:d="M126 0c-101 44-126 132-126 132">
            <text:p/>
          </draw:path>
        </draw:g>
        <draw:g>
          <draw:line draw:style-name="gr6" draw:text-style-name="P1" draw:layer="PG" svg:x1="17.655cm" svg:y1="15.506cm" svg:x2="17.337cm" svg:y2="15.337cm">
            <text:p/>
          </draw:line>
          <draw:path draw:style-name="gr6" draw:text-style-name="P1" draw:layer="PG" svg:width="0.125cm" svg:height="0.131cm" draw:transform="skewX (0.064926248174189) rotate (2.11760798144472) translate (17.2849946380697cm 15.506cm)" svg:viewBox="0 0 126 132" svg:d="M0 0c101 44 126 132 126 132">
            <text:p/>
          </draw:path>
        </draw:g>
        <draw:g>
          <draw:line draw:style-name="gr6" draw:text-style-name="P1" draw:layer="PG" svg:x1="17.681cm" svg:y1="13.854cm" svg:x2="17.59cm" svg:y2="14.022cm">
            <text:p/>
          </draw:line>
          <draw:path draw:style-name="gr6" draw:text-style-name="P1" draw:layer="PG" svg:width="0.063cm" svg:height="0.069cm" draw:transform="rotate (-2.60490390860154) translate (17.681cm 14.0489490616622cm)" svg:viewBox="0 0 64 70" svg:d="M0 0c53 23 64 70 64 70">
            <text:p/>
          </draw:path>
        </draw:g>
        <draw:g>
          <draw:line draw:style-name="gr6" draw:text-style-name="P1" draw:layer="PG" svg:x1="17.681cm" svg:y1="14.245cm" svg:x2="17.59cm" svg:y2="14.077cm">
            <text:p/>
          </draw:line>
          <draw:path draw:style-name="gr6" draw:text-style-name="P1" draw:layer="PG" svg:width="0.063cm" svg:height="0.069cm" draw:transform="rotate (-0.542273798594638) translate (17.6263159129939cm 14.017102427544cm)" svg:viewBox="0 0 64 70" svg:d="M64 0c-53 24-64 70-64 70">
            <text:p/>
          </draw:path>
        </draw:g>
        <draw:g>
          <draw:line draw:style-name="gr6" draw:text-style-name="P1" draw:layer="PG" svg:x1="17.681cm" svg:y1="14.323cm" svg:x2="17.525cm" svg:y2="14.574cm">
            <text:p/>
          </draw:line>
          <draw:path draw:style-name="gr6" draw:text-style-name="P1" draw:layer="PG" svg:width="0.106cm" svg:height="0.107cm" draw:transform="skewX (-0.115715329407224) rotate (-2.66319790561815) translate (17.681cm 14.6146757060675cm)" svg:viewBox="0 0 107 108" svg:d="M0 0c88 36 107 108 107 108">
            <text:p/>
          </draw:path>
        </draw:g>
        <draw:g>
          <draw:line draw:style-name="gr6" draw:text-style-name="P1" draw:layer="PG" svg:x1="17.681cm" svg:y1="14.908cm" svg:x2="17.525cm" svg:y2="14.657cm">
            <text:p/>
          </draw:line>
          <draw:path draw:style-name="gr6" draw:text-style-name="P1" draw:layer="PG" svg:width="0.106cm" svg:height="0.107cm" draw:transform="skewX (0.11065387457644) rotate (-0.481361807700037) translate (17.5858980728283cm 14.5666484699438cm)" svg:viewBox="0 0 107 108" svg:d="M107 0c-88 36-107 108-107 108">
            <text:p/>
          </draw:path>
        </draw:g>
        <draw:line draw:style-name="gr6" draw:text-style-name="P1" draw:layer="PG" svg:x1="17.681cm" svg:y1="15.258cm" svg:x2="17.564cm" svg:y2="15.035cm">
          <text:p/>
        </draw:line>
        <draw:path draw:style-name="gr6" draw:text-style-name="P1" draw:layer="PG" svg:width="0.085cm" svg:height="0.091cm" draw:transform="skewX (-0.0525344104850295) rotate (-0.547684319275821) translate (17.6077693640488cm 14.9537343718503cm)" svg:viewBox="0 0 86 92" svg:d="M86 0c-70 31-86 92-86 92">
          <text:p/>
        </draw:path>
        <draw:line draw:style-name="gr6" draw:text-style-name="P1" draw:layer="PG" svg:x1="17.681cm" svg:y1="15.481cm" svg:x2="17.603cm" svg:y2="15.358cm">
          <text:p/>
        </draw:line>
        <draw:path draw:style-name="gr6" draw:text-style-name="P1" draw:layer="PG" svg:width="0.052cm" svg:height="0.052cm" draw:transform="skewX (0.141895268187139) rotate (-0.469668101711674) translate (17.6338567281515cm 15.3138446243637cm)" svg:viewBox="0 0 53 53" svg:d="M53 0c-44 18-53 53-53 53">
          <text:p/>
        </draw:path>
        <draw:g>
          <draw:line draw:style-name="gr6" draw:text-style-name="P1" draw:layer="PG" svg:x1="16.906cm" svg:y1="13.49cm" svg:x2="17.044cm" svg:y2="13.735cm">
            <text:p/>
          </draw:line>
          <draw:path draw:style-name="gr6" draw:text-style-name="P1" draw:layer="PG" svg:width="0.099cm" svg:height="0.102cm" draw:transform="rotate (2.62602239255067) translate (16.9932926993951cm 13.8249294400596cm)" svg:viewBox="0 0 100 103" svg:d="M100 0c-80 34-100 103-100 103">
            <text:p/>
          </draw:path>
        </draw:g>
        <draw:g>
          <draw:line draw:style-name="gr6" draw:text-style-name="P1" draw:layer="PG" svg:x1="9.032cm" svg:y1="22.15cm" svg:x2="9.531cm" svg:y2="22.15cm">
            <text:p/>
          </draw:line>
          <draw:path draw:style-name="gr6" draw:text-style-name="P1" draw:layer="PG" svg:width="0.561cm" svg:height="0.386cm" draw:transform="skewX (-0.0310668606854991) rotate (0.120427718387609) translate (8.97267496427356cm 21.7677654142872cm)" svg:viewBox="0 0 562 387" svg:d="M562 0c-481 1-562 387-562 387">
            <text:p/>
          </draw:path>
        </draw:g>
        <draw:g>
          <draw:line draw:style-name="gr6" draw:text-style-name="P1" draw:layer="PG" svg:x1="30.35cm" svg:y1="28.15cm" svg:x2="29.85cm" svg:y2="28.15cm">
            <text:p/>
          </draw:line>
          <draw:path draw:style-name="gr6" draw:text-style-name="P1" draw:layer="PG" svg:width="0.56cm" svg:height="0.387cm" draw:transform="skewX (0.0287979326579064) rotate (-0.118682389135615) translate (29.8499610904503cm 27.6999654853111cm)" svg:viewBox="0 0 561 388" svg:d="M0 0c482 2 561 388 561 388">
            <text:p/>
          </draw:path>
        </draw:g>
        <draw:g>
          <draw:line draw:style-name="gr6" draw:text-style-name="P1" draw:layer="PG" svg:x1="30.35cm" svg:y1="26.8cm" svg:x2="29.85cm" svg:y2="26.8cm">
            <text:p/>
          </draw:line>
          <draw:path draw:style-name="gr6" draw:text-style-name="P1" draw:layer="PG" svg:width="0.56cm" svg:height="0.387cm" draw:transform="skewX (0.0287979326579064) rotate (-0.118682389135615) translate (29.8499610904503cm 26.3499654853111cm)" svg:viewBox="0 0 561 388" svg:d="M0 0c482 2 561 388 561 388">
            <text:p/>
          </draw:path>
        </draw:g>
        <draw:line draw:style-name="gr5" draw:text-style-name="P1" draw:layer="DG" svg:x1="29.85cm" svg:y1="26.05cm" svg:x2="31.299cm" svg:y2="26.05cm">
          <text:p/>
        </draw:line>
        <draw:line draw:style-name="gr5" draw:text-style-name="P1" draw:layer="DG" svg:x1="30.8cm" svg:y1="26.05cm" svg:x2="30.8cm" svg:y2="25.151cm">
          <text:p/>
        </draw:line>
        <draw:g>
          <draw:line draw:style-name="gr6" draw:text-style-name="P1" draw:layer="PG" svg:x1="29.951cm" svg:y1="25.75cm" svg:x2="29.951cm" svg:y2="26.05cm">
            <text:p/>
          </draw:line>
          <draw:path draw:style-name="gr6" draw:text-style-name="P1" draw:layer="PG" svg:width="0.337cm" svg:height="0.237cm" draw:transform="skewX (-0.0300196631343025) rotate (-1.45089220718289) translate (30.1855565863132cm 25.7141683256161cm)" svg:viewBox="0 0 338 238" svg:d="M338 0c-289 2-338 238-338 238">
            <text:p/>
          </draw:path>
        </draw:g>
        <draw:line draw:style-name="gr5" draw:text-style-name="P1" draw:layer="DG" svg:x1="30.35cm" svg:y1="26.05cm" svg:x2="30.35cm" svg:y2="25.151cm">
          <text:p/>
        </draw:line>
        <draw:g>
          <draw:line draw:style-name="gr6" draw:text-style-name="P1" draw:layer="PG" svg:x1="30.401cm" svg:y1="25.75cm" svg:x2="30.401cm" svg:y2="26.05cm">
            <text:p/>
          </draw:line>
          <draw:path draw:style-name="gr6" draw:text-style-name="P1" draw:layer="PG" svg:width="0.337cm" svg:height="0.237cm" draw:transform="skewX (-0.0300196631343025) rotate (-1.45089220718289) translate (30.6355565863132cm 25.7141683256161cm)" svg:viewBox="0 0 338 238" svg:d="M338 0c-289 2-338 238-338 238">
            <text:p/>
          </draw:path>
        </draw:g>
        <draw:g>
          <draw:line draw:style-name="gr6" draw:text-style-name="P1" draw:layer="PG" svg:x1="31.175cm" svg:y1="26.35cm" svg:x2="31.175cm" svg:y2="26.05cm">
            <text:p/>
          </draw:line>
          <draw:path draw:style-name="gr6" draw:text-style-name="P1" draw:layer="PG" svg:width="0.337cm" svg:height="0.236cm" draw:transform="skewX (-0.0300196631343025) rotate (1.69104951225731) translate (30.9405432397017cm 26.3856734743509cm)" svg:viewBox="0 0 338 237" svg:d="M338 0c-289 1-338 237-338 237">
            <text:p/>
          </draw:path>
        </draw:g>
        <draw:g>
          <draw:line draw:style-name="gr6" draw:text-style-name="P1" draw:layer="PG" svg:x1="30.45cm" svg:y1="24.536cm" svg:x2="30.75cm" svg:y2="24.536cm">
            <text:p/>
          </draw:line>
          <draw:path draw:style-name="gr6" draw:text-style-name="P1" draw:layer="PG" svg:width="0.337cm" svg:height="0.237cm" draw:transform="skewX (-0.0289724655831059) rotate (0.120253185462409) translate (30.4143508274445cm 24.3015403031648cm)" svg:viewBox="0 0 338 238" svg:d="M338 0c-289 2-338 238-338 238">
            <text:p/>
          </draw:path>
        </draw:g>
        <draw:g>
          <draw:line draw:style-name="gr6" draw:text-style-name="P1" draw:layer="PG" svg:x1="37.099cm" svg:y1="24.049cm" svg:x2="36.648cm" svg:y2="24.049cm">
            <text:p/>
          </draw:line>
          <draw:path draw:style-name="gr6" draw:text-style-name="P1" draw:layer="PG" svg:width="0.506cm" svg:height="0.392cm" draw:transform="skewX (0.00226892802759263) rotate (-3.00807496581223) translate (37.1506772645066cm 24.4385123400129cm)" svg:viewBox="0 0 507 393" svg:d="M507 0c-435 2-507 393-507 393">
            <text:p/>
          </draw:path>
        </draw:g>
        <draw:g>
          <draw:line draw:style-name="gr6" draw:text-style-name="P1" draw:layer="PG" svg:x1="28.45cm" svg:y1="21.549cm" svg:x2="28.45cm" svg:y2="21.05cm">
            <text:p/>
          </draw:line>
          <draw:path draw:style-name="gr6" draw:text-style-name="P1" draw:layer="PG" svg:width="0.561cm" svg:height="0.386cm" draw:transform="skewX (-0.0315904594610974) rotate (1.69035138055651) translate (28.0672641148935cm 21.6082648443968cm)" svg:viewBox="0 0 562 387" svg:d="M562 0c-481 1-562 387-562 387">
            <text:p/>
          </draw:path>
        </draw:g>
        <draw:g>
          <draw:line draw:style-name="gr6" draw:text-style-name="P1" draw:layer="PG" svg:x1="27.5cm" svg:y1="21.599cm" svg:x2="27.5cm" svg:y2="21.05cm">
            <text:p/>
          </draw:line>
          <draw:path draw:style-name="gr6" draw:text-style-name="P1" draw:layer="PG" svg:width="0.616cm" svg:height="0.429cm" draw:transform="skewX (0.0270526034059121) rotate (-1.6920967098085) translate (27.9997131878458cm 21.0505240045502cm)" svg:viewBox="0 0 617 430" svg:d="M0 0c529 1 617 430 617 430">
            <text:p/>
          </draw:path>
        </draw:g>
        <draw:g>
          <draw:g>
            <draw:line draw:style-name="gr6" draw:text-style-name="P1" draw:layer="PG" svg:x1="22.6cm" svg:y1="24.283cm" svg:x2="22.6cm" svg:y2="23.95cm">
              <text:p/>
            </draw:line>
            <draw:path draw:style-name="gr6" draw:text-style-name="P1" draw:layer="PG" svg:width="0.374cm" svg:height="0.223cm" draw:transform="skewX (0.072954762733363) rotate (-1.67499248313896) translate (22.8598508576798cm 23.9503175785153cm)" svg:viewBox="0 0 375 224" svg:d="M0 0c320 1 375 224 375 224">
              <text:p/>
            </draw:path>
          </draw:g>
          <draw:g>
            <draw:line draw:style-name="gr6" draw:text-style-name="P1" draw:layer="PG" svg:x1="23.25cm" svg:y1="24.449cm" svg:x2="23.25cm" svg:y2="23.95cm">
              <text:p/>
            </draw:line>
            <draw:path draw:style-name="gr6" draw:text-style-name="P1" draw:layer="PG" svg:width="0.559cm" svg:height="0.335cm" draw:transform="skewX (-0.0685914396033772) rotate (1.67499248313896) translate (22.9185084564551cm 24.5078257252652cm)" svg:viewBox="0 0 560 336" svg:d="M560 0c-480 1-560 336-560 336">
              <text:p/>
            </draw:path>
          </draw:g>
        </draw:g>
        <draw:line draw:style-name="gr5" draw:text-style-name="P1" draw:layer="DG" svg:x1="19.95cm" svg:y1="23.15cm" svg:x2="19.95cm" svg:y2="23.55cm">
          <text:p/>
        </draw:line>
        <draw:line draw:style-name="gr5" draw:text-style-name="P1" draw:layer="DG" svg:x1="19.95cm" svg:y1="23.15cm" svg:x2="19.65cm" svg:y2="23.15cm">
          <text:p/>
        </draw:line>
        <draw:g>
          <draw:line draw:style-name="gr6" draw:text-style-name="P1" draw:layer="PG" svg:x1="20.25cm" svg:y1="23.2cm" svg:x2="19.95cm" svg:y2="23.2cm">
            <text:p/>
          </draw:line>
          <draw:path draw:style-name="gr6" draw:text-style-name="P1" draw:layer="PG" svg:width="0.336cm" svg:height="0.257cm" draw:transform="skewX (-0.00261799387799149) rotate (-3.00982029506422) translate (20.2845311525678cm 23.4555269061273cm)" svg:viewBox="0 0 337 258" svg:d="M337 0c-289 1-337 258-337 258">
            <text:p/>
          </draw:path>
        </draw:g>
        <draw:g>
          <draw:g>
            <draw:line draw:style-name="gr6" draw:text-style-name="P1" draw:layer="PG" svg:x1="14.308cm" svg:y1="22.757cm" svg:x2="14.614cm" svg:y2="22.451cm">
              <text:p/>
            </draw:line>
            <draw:path draw:style-name="gr6" draw:text-style-name="P1" draw:layer="PG" svg:width="0.486cm" svg:height="0.365cm" draw:transform="skewX (-0.00733038285837613) rotate (0.914727060970228) translate (14.0162720281375cm 22.5365346098183cm)" svg:viewBox="0 0 487 366" svg:d="M487 0c-418 2-487 366-487 366">
              <text:p/>
            </draw:path>
          </draw:g>
          <draw:g>
            <draw:line draw:style-name="gr6" draw:text-style-name="P1" draw:layer="PG" svg:x1="13.707cm" svg:y1="22.156cm" svg:x2="14.013cm" svg:y2="21.85cm">
              <text:p/>
            </draw:line>
            <draw:path draw:style-name="gr6" draw:text-style-name="P1" draw:layer="PG" svg:width="0.486cm" svg:height="0.365cm" draw:transform="skewX (0.00628318530717956) rotate (-2.48482525606433) translate (14.3134890476598cm 22.1505570517512cm)" svg:viewBox="0 0 487 366" svg:d="M0 0c418 2 487 366 487 366">
              <text:p/>
            </draw:path>
          </draw:g>
        </draw:g>
        <draw:g>
          <draw:g>
            <draw:line draw:style-name="gr6" draw:text-style-name="P1" draw:layer="PG" svg:x1="16cm" svg:y1="20.75cm" svg:x2="16.55cm" svg:y2="20.75cm">
              <text:p/>
            </draw:line>
            <draw:path draw:style-name="gr6" draw:text-style-name="P1" draw:layer="PG" svg:width="0.617cm" svg:height="0.388cm" draw:transform="skewX (-0.0574213323906135) rotate (0.107163216072452) translate (15.9359112969551cm 20.366030883503cm)" svg:viewBox="0 0 618 389" svg:d="M618 0c-530 2-618 389-618 389">
              <text:p/>
            </draw:path>
          </draw:g>
          <draw:g>
            <draw:line draw:style-name="gr6" draw:text-style-name="P1" draw:layer="PG" svg:x1="16cm" svg:y1="19.85cm" svg:x2="16.55cm" svg:y2="19.85cm">
              <text:p/>
            </draw:line>
            <draw:path draw:style-name="gr6" draw:text-style-name="P1" draw:layer="PG" svg:width="0.615cm" svg:height="0.388cm" draw:transform="skewX (0.0527089434102287) rotate (3.03408037166694) translate (16.5500428005047cm 20.3000345146889cm)" svg:viewBox="0 0 616 389" svg:d="M0 0c529 2 616 389 616 389">
              <text:p/>
            </draw:path>
          </draw:g>
        </draw:g>
        <draw:g>
          <draw:line draw:style-name="gr5" draw:text-style-name="P1" draw:layer="DG" svg:x1="12.35cm" svg:y1="19.807cm" svg:x2="12cm" svg:y2="19.807cm">
            <text:p/>
          </draw:line>
          <draw:line draw:style-name="gr5" draw:text-style-name="P1" draw:layer="DG" svg:x1="12.35cm" svg:y1="19.929cm" svg:x2="12cm" svg:y2="19.929cm">
            <text:p/>
          </draw:line>
          <draw:line draw:style-name="gr5" draw:text-style-name="P1" draw:layer="DG" svg:x1="12.35cm" svg:y1="20.052cm" svg:x2="12cm" svg:y2="20.052cm">
            <text:p/>
          </draw:line>
          <draw:line draw:style-name="gr5" draw:text-style-name="P1" draw:layer="DG" svg:x1="12.35cm" svg:y1="20.175cm" svg:x2="12cm" svg:y2="20.175cm">
            <text:p/>
          </draw:line>
          <draw:line draw:style-name="gr5" draw:text-style-name="P1" draw:layer="DG" svg:x1="12.35cm" svg:y1="20.298cm" svg:x2="12cm" svg:y2="20.298cm">
            <text:p/>
          </draw:line>
          <draw:line draw:style-name="gr5" draw:text-style-name="P1" draw:layer="DG" svg:x1="12.35cm" svg:y1="20.42cm" svg:x2="12cm" svg:y2="20.42cm">
            <text:p/>
          </draw:line>
          <draw:line draw:style-name="gr5" draw:text-style-name="P1" draw:layer="DG" svg:x1="12.35cm" svg:y1="20.543cm" svg:x2="12cm" svg:y2="20.543cm">
            <text:p/>
          </draw:line>
          <draw:line draw:style-name="gr5" draw:text-style-name="P1" draw:layer="DG" svg:x1="12.35cm" svg:y1="19.807cm" svg:x2="12cm" svg:y2="19.807cm">
            <text:p/>
          </draw:line>
          <draw:line draw:style-name="gr5" draw:text-style-name="P1" draw:layer="DG" svg:x1="12.35cm" svg:y1="19.929cm" svg:x2="12cm" svg:y2="19.929cm">
            <text:p/>
          </draw:line>
          <draw:line draw:style-name="gr5" draw:text-style-name="P1" draw:layer="DG" svg:x1="12.35cm" svg:y1="20.052cm" svg:x2="12cm" svg:y2="20.052cm">
            <text:p/>
          </draw:line>
          <draw:line draw:style-name="gr5" draw:text-style-name="P1" draw:layer="DG" svg:x1="12.35cm" svg:y1="20.175cm" svg:x2="12cm" svg:y2="20.175cm">
            <text:p/>
          </draw:line>
          <draw:line draw:style-name="gr5" draw:text-style-name="P1" draw:layer="DG" svg:x1="12.35cm" svg:y1="20.298cm" svg:x2="12cm" svg:y2="20.298cm">
            <text:p/>
          </draw:line>
          <draw:line draw:style-name="gr5" draw:text-style-name="P1" draw:layer="DG" svg:x1="12.35cm" svg:y1="20.42cm" svg:x2="12cm" svg:y2="20.42cm">
            <text:p/>
          </draw:line>
          <draw:line draw:style-name="gr5" draw:text-style-name="P1" draw:layer="DG" svg:x1="12.35cm" svg:y1="20.543cm" svg:x2="12cm" svg:y2="20.543cm">
            <text:p/>
          </draw:line>
          <draw:line draw:style-name="gr5" draw:text-style-name="P1" draw:layer="DG" svg:x1="12cm" svg:y1="19.55cm" svg:x2="12cm" svg:y2="20.957cm">
            <text:p/>
          </draw:line>
          <draw:line draw:style-name="gr5" draw:text-style-name="P1" draw:layer="DG" svg:x1="12.35cm" svg:y1="19.55cm" svg:x2="12.35cm" svg:y2="20.957cm">
            <text:p/>
          </draw:line>
        </draw:g>
        <draw:g>
          <draw:line draw:style-name="gr6" draw:text-style-name="P1" draw:layer="PG" svg:x1="12.3cm" svg:y1="20.601cm" svg:x2="12.3cm" svg:y2="20.95cm">
            <text:p/>
          </draw:line>
          <draw:path draw:style-name="gr6" draw:text-style-name="P1" draw:layer="PG" svg:width="0.391cm" svg:height="0.215cm" draw:transform="skewX (0.0928515162060983) rotate (1.47532681671081) translate (12.0501434060771cm 20.949666542559cm)" svg:viewBox="0 0 392 216" svg:d="M0 0c336 0 392 216 392 216">
            <text:p/>
          </draw:path>
        </draw:g>
        <draw:g>
          <draw:line draw:style-name="gr6" draw:text-style-name="P1" draw:layer="PG" svg:x1="16.101cm" svg:y1="17.65cm" svg:x2="16.55cm" svg:y2="17.65cm">
            <text:p/>
          </draw:line>
          <draw:path draw:style-name="gr6" draw:text-style-name="P1" draw:layer="PG" svg:width="0.504cm" svg:height="0.385cm" draw:transform="skewX (0.00226892802759264) rotate (0.133517687777566) translate (16.0495238626091cm 17.2674228943675cm)" svg:viewBox="0 0 505 386" svg:d="M505 0c-434 1-505 386-505 386">
            <text:p/>
          </draw:path>
        </draw:g>
        <draw:g>
          <draw:line draw:style-name="gr6" draw:text-style-name="P1" draw:layer="PG" svg:x1="16.101cm" svg:y1="15.75cm" svg:x2="16.55cm" svg:y2="15.75cm">
            <text:p/>
          </draw:line>
          <draw:path draw:style-name="gr6" draw:text-style-name="P1" draw:layer="PG" svg:width="0.504cm" svg:height="0.385cm" draw:transform="skewX (-0.00226892802759262) rotate (3.00790043288703) translate (16.5495712690044cm 16.1997418690612cm)" svg:viewBox="0 0 505 386" svg:d="M0 0c434 1 505 386 505 386">
            <text:p/>
          </draw:path>
        </draw:g>
        <draw:g>
          <draw:line draw:style-name="gr6" draw:text-style-name="P1" draw:layer="PG" svg:x1="24.951cm" svg:y1="14.4cm" svg:x2="25.5cm" svg:y2="14.4cm">
            <text:p/>
          </draw:line>
          <draw:path draw:style-name="gr6" draw:text-style-name="P1" draw:layer="PG" svg:width="0.615cm" svg:height="0.428cm" draw:transform="skewX (-0.0219911485751286) rotate (0.122347580564802) translate (24.8883226333073cm 13.9754352861823cm)" svg:viewBox="0 0 616 429" svg:d="M616 0c-529 0-616 429-616 429">
            <text:p/>
          </draw:path>
        </draw:g>
        <draw:g>
          <draw:g>
            <draw:line draw:style-name="gr6" draw:text-style-name="P1" draw:layer="PG" svg:x1="29.55cm" svg:y1="21.35cm" svg:x2="29.55cm" svg:y2="21.05cm">
              <text:p/>
            </draw:line>
            <draw:path draw:style-name="gr6" draw:text-style-name="P1" draw:layer="PG" svg:width="0.337cm" svg:height="0.24cm" draw:transform="skewX (-0.0251327412287183) rotate (1.69454017076129) translate (29.3118789942938cm 21.385698253004cm)" svg:viewBox="0 0 338 241" svg:d="M338 0c-289 1-338 241-338 241">
              <text:p/>
            </draw:path>
          </draw:g>
          <draw:g>
            <draw:line draw:style-name="gr6" draw:text-style-name="P1" draw:layer="PG" svg:x1="28.85cm" svg:y1="21.499cm" svg:x2="28.85cm" svg:y2="21.05cm">
              <text:p/>
            </draw:line>
            <draw:path draw:style-name="gr6" draw:text-style-name="P1" draw:layer="PG" svg:width="0.505cm" svg:height="0.359cm" draw:transform="skewX (0.0204203522483336) rotate (-1.69628550001329) translate (29.2697590777904cm 21.0504287309956cm)" svg:viewBox="0 0 506 360" svg:d="M0 0c433 0 506 360 506 360">
              <text:p/>
            </draw:path>
          </draw:g>
        </draw:g>
        <draw:g>
          <draw:g>
            <draw:line draw:style-name="gr6" draw:text-style-name="P1" draw:layer="PG" svg:x1="29cm" svg:y1="8.5cm" svg:x2="29cm" svg:y2="9.1cm">
              <text:p/>
            </draw:line>
            <draw:path draw:style-name="gr6" draw:text-style-name="P1" draw:layer="PG" svg:width="0.672cm" svg:height="0.41cm" draw:transform="skewX (0.064926248174189) rotate (1.46677470337603) translate (28.5249635678284cm 9.10004669145969cm)" svg:viewBox="0 0 673 411" svg:d="M0 0c577 2 673 411 673 411">
              <text:p/>
            </draw:path>
          </draw:g>
          <draw:g>
            <draw:line draw:style-name="gr6" draw:text-style-name="P1" draw:layer="PG" svg:x1="28.05cm" svg:y1="8.5cm" svg:x2="28.05cm" svg:y2="9.1cm">
              <text:p/>
            </draw:line>
            <draw:path draw:style-name="gr6" draw:text-style-name="P1" draw:layer="PG" svg:width="0.67cm" svg:height="0.41cm" draw:transform="skewX (-0.0609119908946021) rotate (-1.46677470337604) translate (28.4553136741394cm 8.4321942216631cm)" svg:viewBox="0 0 671 411" svg:d="M671 0c-577 2-671 411-671 411">
              <text:p/>
            </draw:path>
          </draw:g>
        </draw:g>
        <draw:g>
          <draw:line draw:style-name="gr6" draw:text-style-name="P1" draw:layer="PG" svg:x1="30.449cm" svg:y1="10.2cm" svg:x2="29.9cm" svg:y2="10.2cm">
            <text:p/>
          </draw:line>
          <draw:path draw:style-name="gr6" draw:text-style-name="P1" draw:layer="PG" svg:width="0.615cm" svg:height="0.428cm" draw:transform="skewX (0.0219911485751285) rotate (-0.122347580564803) translate (29.9005240045502cm 9.70028681215423cm)" svg:viewBox="0 0 616 429" svg:d="M0 0c529 0 616 429 616 429">
            <text:p/>
          </draw:path>
        </draw:g>
        <draw:g>
          <draw:g>
            <draw:line draw:style-name="gr6" draw:text-style-name="P1" draw:layer="PG" svg:x1="27.5cm" svg:y1="8.5cm" svg:x2="27.5cm" svg:y2="9.1cm">
              <text:p/>
            </draw:line>
            <draw:path draw:style-name="gr6" draw:text-style-name="P1" draw:layer="PG" svg:width="0.672cm" svg:height="0.41cm" draw:transform="skewX (0.064926248174189) rotate (1.46677470337603) translate (27.0249635678284cm 9.10004669145969cm)" svg:viewBox="0 0 673 411" svg:d="M0 0c577 2 673 411 673 411">
              <text:p/>
            </draw:path>
          </draw:g>
          <draw:g>
            <draw:line draw:style-name="gr6" draw:text-style-name="P1" draw:layer="PG" svg:x1="26.55cm" svg:y1="8.5cm" svg:x2="26.55cm" svg:y2="9.1cm">
              <text:p/>
            </draw:line>
            <draw:path draw:style-name="gr6" draw:text-style-name="P1" draw:layer="PG" svg:width="0.67cm" svg:height="0.41cm" draw:transform="skewX (-0.0609119908946021) rotate (-1.46677470337604) translate (26.9553136741394cm 8.4321942216631cm)" svg:viewBox="0 0 671 411" svg:d="M671 0c-577 2-671 411-671 411">
              <text:p/>
            </draw:path>
          </draw:g>
        </draw:g>
        <draw:g>
          <draw:g>
            <draw:line draw:style-name="gr6" draw:text-style-name="P1" draw:layer="PG" svg:x1="26.05cm" svg:y1="8.5cm" svg:x2="26.05cm" svg:y2="9.1cm">
              <text:p/>
            </draw:line>
            <draw:path draw:style-name="gr6" draw:text-style-name="P1" draw:layer="PG" svg:width="0.672cm" svg:height="0.41cm" draw:transform="skewX (0.064926248174189) rotate (1.46677470337603) translate (25.5749635678284cm 9.10004669145969cm)" svg:viewBox="0 0 673 411" svg:d="M0 0c577 2 673 411 673 411">
              <text:p/>
            </draw:path>
          </draw:g>
          <draw:g>
            <draw:line draw:style-name="gr6" draw:text-style-name="P1" draw:layer="PG" svg:x1="25.1cm" svg:y1="8.5cm" svg:x2="25.1cm" svg:y2="9.1cm">
              <text:p/>
            </draw:line>
            <draw:path draw:style-name="gr6" draw:text-style-name="P1" draw:layer="PG" svg:width="0.67cm" svg:height="0.41cm" draw:transform="skewX (-0.0609119908946021) rotate (-1.46677470337604) translate (25.5053136741394cm 8.4321942216631cm)" svg:viewBox="0 0 671 411" svg:d="M671 0c-577 2-671 411-671 411">
              <text:p/>
            </draw:path>
          </draw:g>
        </draw:g>
        <draw:g>
          <draw:line draw:style-name="gr6" draw:text-style-name="P1" draw:layer="PG" svg:x1="23.7cm" svg:y1="7.301cm" svg:x2="23.7cm" svg:y2="7.85cm">
            <text:p/>
          </draw:line>
          <draw:path draw:style-name="gr6" draw:text-style-name="P1" draw:layer="PG" svg:width="0.615cm" svg:height="0.428cm" draw:transform="skewX (0.0218166156499291) rotate (1.44844874623009) translate (23.2002868121542cm 7.8494759954498cm)" svg:viewBox="0 0 616 429" svg:d="M0 0c529 0 616 429 616 429">
            <text:p/>
          </draw:path>
        </draw:g>
        <draw:g>
          <draw:line draw:style-name="gr6" draw:text-style-name="P1" draw:layer="PG" svg:x1="15.6cm" svg:y1="7.451cm" svg:x2="15.6cm" svg:y2="7.85cm">
            <text:p/>
          </draw:line>
          <draw:path draw:style-name="gr6" draw:text-style-name="P1" draw:layer="PG" svg:width="0.45cm" svg:height="0.425cm" draw:transform="skewX (-0.0623082542961976) rotate (1.40341925152864) translate (15.1002868121542cm 7.84961890578168cm)" svg:viewBox="0 0 451 426" svg:d="M0 0c387 0 451 426 451 426">
            <text:p/>
          </draw:path>
        </draw:g>
        <draw:g>
          <draw:line draw:style-name="gr6" draw:text-style-name="P1" draw:layer="PG" svg:x1="17.85cm" svg:y1="7.85cm" svg:x2="18.223cm" svg:y2="7.55cm">
            <text:p/>
          </draw:line>
          <draw:path draw:style-name="gr6" draw:text-style-name="P1" draw:layer="PG" svg:width="0.203cm" svg:height="0.167cm" draw:transform="skewX (0.297578637465033) rotate (-1.95127810372966) translate (18.3605652228532cm 7.66021066493663cm)" svg:viewBox="0 0 204 168" svg:d="M204 0c-163 56-204 168-204 168">
            <text:p/>
          </draw:path>
        </draw:g>
        <draw:g>
          <draw:line draw:style-name="gr6" draw:text-style-name="P1" draw:layer="PG" svg:x1="16.35cm" svg:y1="7.85cm" svg:x2="16.723cm" svg:y2="7.55cm">
            <text:p/>
          </draw:line>
          <draw:path draw:style-name="gr6" draw:text-style-name="P1" draw:layer="PG" svg:width="0.203cm" svg:height="0.167cm" draw:transform="skewX (0.297578637465033) rotate (-1.95127810372966) translate (16.8605652228532cm 7.66021066493663cm)" svg:viewBox="0 0 204 168" svg:d="M204 0c-163 56-204 168-204 168">
            <text:p/>
          </draw:path>
        </draw:g>
        <draw:g>
          <draw:line draw:style-name="gr6" draw:text-style-name="P1" draw:layer="PG" svg:x1="17.223cm" svg:y1="7.85cm" svg:x2="16.85cm" svg:y2="7.55cm">
            <text:p/>
          </draw:line>
          <draw:path draw:style-name="gr6" draw:text-style-name="P1" draw:layer="PG" svg:width="0.203cm" svg:height="0.166cm" draw:transform="skewX (-0.29845130209103) rotate (1.94831104400127) translate (16.7880916102617cm 7.84936624204758cm)" svg:viewBox="0 0 204 167" svg:d="M0 0c163 55 204 167 204 167">
            <text:p/>
          </draw:path>
        </draw:g>
        <draw:g>
          <draw:g>
            <draw:line draw:style-name="gr6" draw:text-style-name="P1" draw:layer="PG" svg:x1="18.4cm" svg:y1="7.85cm" svg:x2="18.913cm" svg:y2="7.4cm">
              <text:p/>
            </draw:line>
            <draw:path draw:style-name="gr6" draw:text-style-name="P1" draw:layer="PG" svg:width="0.299cm" svg:height="0.236cm" draw:transform="skewX (0.36617007706841) rotate (-1.92963602100493) translate (19.1032573505081cm 7.56792137097612cm)" svg:viewBox="0 0 300 237" svg:d="M300 0c-240 80-300 237-300 237">
              <text:p/>
            </draw:path>
          </draw:g>
          <draw:g>
            <draw:line draw:style-name="gr6" draw:text-style-name="P1" draw:layer="PG" svg:x1="19.6cm" svg:y1="7.85cm" svg:x2="19.087cm" svg:y2="7.4cm">
              <text:p/>
            </draw:line>
            <draw:path draw:style-name="gr6" draw:text-style-name="P1" draw:layer="PG" svg:width="0.301cm" svg:height="0.233cm" draw:transform="skewX (-0.367217274619607) rotate (1.92317830277255) translate (19.0021877804285cm 7.84904936307137cm)" svg:viewBox="0 0 302 234" svg:d="M0 0c242 78 302 234 302 234">
              <text:p/>
            </draw:path>
          </draw:g>
        </draw:g>
        <draw:g>
          <draw:line draw:style-name="gr6" draw:text-style-name="P1" draw:layer="PG" svg:x1="19.95cm" svg:y1="9cm" svg:x2="20.15cm" svg:y2="8.701cm">
            <text:p/>
          </draw:line>
          <draw:path draw:style-name="gr6" draw:text-style-name="P1" draw:layer="PG" svg:width="0.136cm" svg:height="0.129cm" draw:transform="skewX (-0.165108147238664) rotate (0.445058959258554) translate (19.9504225053016cm 8.6516752027268cm)" svg:viewBox="0 0 137 130" svg:d="M0 0c111 43 137 130 137 130">
            <text:p/>
          </draw:path>
        </draw:g>
        <draw:g>
          <draw:g>
            <draw:line draw:style-name="gr6" draw:text-style-name="P1" draw:layer="PG" svg:x1="23.95cm" svg:y1="22.5cm" svg:x2="23.4cm" svg:y2="22.5cm">
              <text:p/>
            </draw:line>
            <draw:path draw:style-name="gr6" draw:text-style-name="P1" draw:layer="PG" svg:width="0.617cm" svg:height="0.388cm" draw:transform="skewX (-0.0577703982410123) rotate (-3.03408037166694) translate (24.0143240591382cm 22.8837268535782cm)" svg:viewBox="0 0 618 389" svg:d="M618 0c-530 2-618 389-618 389">
              <text:p/>
            </draw:path>
          </draw:g>
          <draw:g>
            <draw:line draw:style-name="gr6" draw:text-style-name="P1" draw:layer="PG" svg:x1="23.95cm" svg:y1="23.4cm" svg:x2="23.4cm" svg:y2="23.4cm">
              <text:p/>
            </draw:line>
            <draw:path draw:style-name="gr6" draw:text-style-name="P1" draw:layer="PG" svg:width="0.615cm" svg:height="0.388cm" draw:transform="skewX (0.0532325421858271) rotate (-0.107512281922851) translate (23.3999571994953cm 22.9499654853111cm)" svg:viewBox="0 0 616 389" svg:d="M0 0c529 2 616 389 616 389">
              <text:p/>
            </draw:path>
          </draw:g>
        </draw:g>
        <draw:g>
          <draw:g>
            <draw:g>
              <draw:g>
                <draw:line draw:style-name="gr5" draw:text-style-name="P1" draw:layer="DG" svg:x1="34.45cm" svg:y1="31.85cm" svg:x2="33.493cm" svg:y2="31.85cm">
                  <text:p/>
                </draw:line>
                <draw:line draw:style-name="gr5" draw:text-style-name="P1" draw:layer="DG" svg:x1="34.45cm" svg:y1="31.1cm" svg:x2="34.45cm" svg:y2="31.85cm">
                  <text:p/>
                </draw:line>
                <draw:line draw:style-name="gr5" draw:text-style-name="P1" draw:layer="DG" svg:x1="34.449cm" svg:y1="31.1cm" svg:x2="33.492cm" svg:y2="31.1cm">
                  <text:p/>
                </draw:line>
                <draw:line draw:style-name="gr5" draw:text-style-name="P1" draw:layer="DG" svg:x1="34.45cm" svg:y1="31.1cm" svg:x2="33.493cm" svg:y2="31.85cm">
                  <text:p/>
                </draw:line>
                <draw:line draw:style-name="gr5" draw:text-style-name="P1" draw:layer="DG" svg:x1="33.493cm" svg:y1="31.1cm" svg:x2="33.493cm" svg:y2="31.85cm">
                  <text:p/>
                </draw:line>
                <draw:line draw:style-name="gr5" draw:text-style-name="P1" draw:layer="DG" svg:x1="33.493cm" svg:y1="31.1cm" svg:x2="34.45cm" svg:y2="31.85cm">
                  <text:p/>
                </draw:line>
              </draw:g>
              <draw:g>
                <draw:line draw:style-name="gr5" draw:text-style-name="P1" draw:layer="DG" svg:x1="33.499cm" svg:y1="31.751cm" svg:x2="33.401cm" svg:y2="31.751cm">
                  <text:p/>
                </draw:line>
                <draw:line draw:style-name="gr5" draw:text-style-name="P1" draw:layer="DG" svg:x1="33.499cm" svg:y1="31.199cm" svg:x2="33.401cm" svg:y2="31.199cm">
                  <text:p/>
                </draw:line>
              </draw:g>
            </draw:g>
            <draw:g>
              <draw:g>
                <draw:line draw:style-name="gr5" draw:text-style-name="P1" draw:layer="DG" svg:x1="34.45cm" svg:y1="31.85cm" svg:x2="33.493cm" svg:y2="31.85cm">
                  <text:p/>
                </draw:line>
                <draw:line draw:style-name="gr5" draw:text-style-name="P1" draw:layer="DG" svg:x1="34.45cm" svg:y1="31.1cm" svg:x2="34.45cm" svg:y2="31.85cm">
                  <text:p/>
                </draw:line>
                <draw:line draw:style-name="gr5" draw:text-style-name="P1" draw:layer="DG" svg:x1="34.449cm" svg:y1="31.1cm" svg:x2="33.492cm" svg:y2="31.1cm">
                  <text:p/>
                </draw:line>
                <draw:line draw:style-name="gr5" draw:text-style-name="P1" draw:layer="DG" svg:x1="34.45cm" svg:y1="31.1cm" svg:x2="33.493cm" svg:y2="31.85cm">
                  <text:p/>
                </draw:line>
                <draw:line draw:style-name="gr5" draw:text-style-name="P1" draw:layer="DG" svg:x1="33.493cm" svg:y1="31.1cm" svg:x2="33.493cm" svg:y2="31.85cm">
                  <text:p/>
                </draw:line>
                <draw:line draw:style-name="gr5" draw:text-style-name="P1" draw:layer="DG" svg:x1="33.493cm" svg:y1="31.1cm" svg:x2="34.45cm" svg:y2="31.85cm">
                  <text:p/>
                </draw:line>
              </draw:g>
              <draw:g>
                <draw:line draw:style-name="gr5" draw:text-style-name="P1" draw:layer="DG" svg:x1="33.498cm" svg:y1="31.751cm" svg:x2="33.3cm" svg:y2="31.751cm">
                  <text:p/>
                </draw:line>
                <draw:line draw:style-name="gr5" draw:text-style-name="P1" draw:layer="DG" svg:x1="33.498cm" svg:y1="31.199cm" svg:x2="33.3cm" svg:y2="31.199cm">
                  <text:p/>
                </draw:line>
              </draw:g>
            </draw:g>
          </draw:g>
          <draw:g>
            <draw:g>
              <draw:g>
                <draw:line draw:style-name="gr5" draw:text-style-name="P1" draw:layer="DG" svg:x1="34.45cm" svg:y1="32.95cm" svg:x2="33.493cm" svg:y2="32.95cm">
                  <text:p/>
                </draw:line>
                <draw:line draw:style-name="gr5" draw:text-style-name="P1" draw:layer="DG" svg:x1="34.45cm" svg:y1="32.2cm" svg:x2="34.45cm" svg:y2="32.95cm">
                  <text:p/>
                </draw:line>
                <draw:line draw:style-name="gr5" draw:text-style-name="P1" draw:layer="DG" svg:x1="34.449cm" svg:y1="32.2cm" svg:x2="33.492cm" svg:y2="32.2cm">
                  <text:p/>
                </draw:line>
                <draw:line draw:style-name="gr5" draw:text-style-name="P1" draw:layer="DG" svg:x1="34.45cm" svg:y1="32.2cm" svg:x2="33.493cm" svg:y2="32.95cm">
                  <text:p/>
                </draw:line>
                <draw:line draw:style-name="gr5" draw:text-style-name="P1" draw:layer="DG" svg:x1="33.493cm" svg:y1="32.2cm" svg:x2="33.493cm" svg:y2="32.95cm">
                  <text:p/>
                </draw:line>
                <draw:line draw:style-name="gr5" draw:text-style-name="P1" draw:layer="DG" svg:x1="33.493cm" svg:y1="32.2cm" svg:x2="34.45cm" svg:y2="32.95cm">
                  <text:p/>
                </draw:line>
              </draw:g>
              <draw:g>
                <draw:line draw:style-name="gr5" draw:text-style-name="P1" draw:layer="DG" svg:x1="33.499cm" svg:y1="32.851cm" svg:x2="33.401cm" svg:y2="32.851cm">
                  <text:p/>
                </draw:line>
                <draw:line draw:style-name="gr5" draw:text-style-name="P1" draw:layer="DG" svg:x1="33.499cm" svg:y1="32.299cm" svg:x2="33.401cm" svg:y2="32.299cm">
                  <text:p/>
                </draw:line>
              </draw:g>
            </draw:g>
            <draw:g>
              <draw:g>
                <draw:line draw:style-name="gr5" draw:text-style-name="P1" draw:layer="DG" svg:x1="34.45cm" svg:y1="32.95cm" svg:x2="33.493cm" svg:y2="32.95cm">
                  <text:p/>
                </draw:line>
                <draw:line draw:style-name="gr5" draw:text-style-name="P1" draw:layer="DG" svg:x1="34.45cm" svg:y1="32.2cm" svg:x2="34.45cm" svg:y2="32.95cm">
                  <text:p/>
                </draw:line>
                <draw:line draw:style-name="gr5" draw:text-style-name="P1" draw:layer="DG" svg:x1="34.449cm" svg:y1="32.2cm" svg:x2="33.492cm" svg:y2="32.2cm">
                  <text:p/>
                </draw:line>
                <draw:line draw:style-name="gr5" draw:text-style-name="P1" draw:layer="DG" svg:x1="34.45cm" svg:y1="32.2cm" svg:x2="33.493cm" svg:y2="32.95cm">
                  <text:p/>
                </draw:line>
                <draw:line draw:style-name="gr5" draw:text-style-name="P1" draw:layer="DG" svg:x1="33.493cm" svg:y1="32.2cm" svg:x2="33.493cm" svg:y2="32.95cm">
                  <text:p/>
                </draw:line>
                <draw:line draw:style-name="gr5" draw:text-style-name="P1" draw:layer="DG" svg:x1="33.493cm" svg:y1="32.2cm" svg:x2="34.45cm" svg:y2="32.95cm">
                  <text:p/>
                </draw:line>
              </draw:g>
              <draw:g>
                <draw:line draw:style-name="gr5" draw:text-style-name="P1" draw:layer="DG" svg:x1="33.498cm" svg:y1="32.851cm" svg:x2="33.3cm" svg:y2="32.851cm">
                  <text:p/>
                </draw:line>
                <draw:line draw:style-name="gr5" draw:text-style-name="P1" draw:layer="DG" svg:x1="33.498cm" svg:y1="32.299cm" svg:x2="33.3cm" svg:y2="32.299cm">
                  <text:p/>
                </draw:line>
              </draw:g>
            </draw:g>
          </draw:g>
        </draw:g>
        <draw:line draw:style-name="gr1" draw:text-style-name="P1" draw:layer="WallG" svg:x1="33.3cm" svg:y1="32.301cm" svg:x2="33.3cm" svg:y2="31.751cm">
          <text:p/>
        </draw:line>
        <draw:line draw:style-name="gr1" draw:text-style-name="P1" draw:layer="WallG" svg:x1="33.3cm" svg:y1="33.333cm" svg:x2="33.3cm" svg:y2="32.852cm">
          <text:p/>
        </draw:line>
        <draw:g>
          <draw:line draw:style-name="gr6" draw:text-style-name="P1" draw:layer="PG" svg:x1="12.1cm" svg:y1="32.851cm" svg:x2="12.1cm" svg:y2="33.333cm">
            <text:p/>
          </draw:line>
          <draw:path draw:style-name="gr6" draw:text-style-name="P1" draw:layer="PG" svg:width="0.542cm" svg:height="0.428cm" draw:transform="skewX (-0.00785398163397451) rotate (1.43308984881254) translate (11.5999616503457cm 33.3330375000199cm)" svg:viewBox="0 0 543 429" svg:d="M0 0c466 2 543 429 543 429">
            <text:p/>
          </draw:path>
        </draw:g>
        <draw:g>
          <draw:line draw:style-name="gr6" draw:text-style-name="P1" draw:layer="PG" svg:x1="14.6cm" svg:y1="32.851cm" svg:x2="14.6cm" svg:y2="33.333cm">
            <text:p/>
          </draw:line>
          <draw:path draw:style-name="gr6" draw:text-style-name="P1" draw:layer="PG" svg:width="0.542cm" svg:height="0.428cm" draw:transform="skewX (-0.0078539816339745) rotate (1.43308984881254) translate (14.0999616503457cm 33.3330375000199cm)" svg:viewBox="0 0 543 429" svg:d="M0 0c466 2 543 429 543 429">
            <text:p/>
          </draw:path>
        </draw:g>
        <draw:g>
          <draw:line draw:style-name="gr6" draw:text-style-name="P1" draw:layer="PG" svg:x1="17.05cm" svg:y1="32.851cm" svg:x2="17.05cm" svg:y2="33.333cm">
            <text:p/>
          </draw:line>
          <draw:path draw:style-name="gr6" draw:text-style-name="P1" draw:layer="PG" svg:width="0.542cm" svg:height="0.428cm" draw:transform="skewX (-0.00785398163397449) rotate (1.43308984881254) translate (16.5499616503457cm 33.3330375000199cm)" svg:viewBox="0 0 543 429" svg:d="M0 0c466 2 543 429 543 429">
            <text:p/>
          </draw:path>
        </draw:g>
        <draw:g>
          <draw:line draw:style-name="gr6" draw:text-style-name="P1" draw:layer="PG" svg:x1="19.55cm" svg:y1="32.851cm" svg:x2="19.55cm" svg:y2="33.333cm">
            <text:p/>
          </draw:line>
          <draw:path draw:style-name="gr6" draw:text-style-name="P1" draw:layer="PG" svg:width="0.542cm" svg:height="0.428cm" draw:transform="skewX (-0.00785398163397451) rotate (1.43308984881254) translate (19.0499616503457cm 33.3330375000199cm)" svg:viewBox="0 0 543 429" svg:d="M0 0c466 2 543 429 543 429">
            <text:p/>
          </draw:path>
        </draw:g>
        <draw:g>
          <draw:line draw:style-name="gr6" draw:text-style-name="P1" draw:layer="PG" svg:x1="22.05cm" svg:y1="32.851cm" svg:x2="22.05cm" svg:y2="33.333cm">
            <text:p/>
          </draw:line>
          <draw:path draw:style-name="gr6" draw:text-style-name="P1" draw:layer="PG" svg:width="0.542cm" svg:height="0.428cm" draw:transform="skewX (-0.00785398163397451) rotate (1.43308984881254) translate (21.5499616503457cm 33.3330375000199cm)" svg:viewBox="0 0 543 429" svg:d="M0 0c466 2 543 429 543 429">
            <text:p/>
          </draw:path>
        </draw:g>
        <draw:g>
          <draw:line draw:style-name="gr6" draw:text-style-name="P1" draw:layer="PG" svg:x1="24.5cm" svg:y1="32.851cm" svg:x2="24.5cm" svg:y2="33.333cm">
            <text:p/>
          </draw:line>
          <draw:path draw:style-name="gr6" draw:text-style-name="P1" draw:layer="PG" svg:width="0.542cm" svg:height="0.428cm" draw:transform="skewX (-0.00785398163397451) rotate (1.43308984881254) translate (23.9999616503457cm 33.3330375000199cm)" svg:viewBox="0 0 543 429" svg:d="M0 0c466 2 543 429 543 429">
            <text:p/>
          </draw:path>
        </draw:g>
        <draw:g>
          <draw:line draw:style-name="gr6" draw:text-style-name="P1" draw:layer="PG" svg:x1="27cm" svg:y1="32.851cm" svg:x2="27cm" svg:y2="33.333cm">
            <text:p/>
          </draw:line>
          <draw:path draw:style-name="gr6" draw:text-style-name="P1" draw:layer="PG" svg:width="0.542cm" svg:height="0.428cm" draw:transform="skewX (-0.0078539816339745) rotate (1.43308984881254) translate (26.4999616503457cm 33.3330375000199cm)" svg:viewBox="0 0 543 429" svg:d="M0 0c466 2 543 429 543 429">
            <text:p/>
          </draw:path>
        </draw:g>
        <draw:g>
          <draw:line draw:style-name="gr6" draw:text-style-name="P1" draw:layer="PG" svg:x1="34.75cm" svg:y1="32.851cm" svg:x2="34.75cm" svg:y2="33.333cm">
            <text:p/>
          </draw:line>
          <draw:path draw:style-name="gr6" draw:text-style-name="P1" draw:layer="PG" svg:width="0.542cm" svg:height="0.428cm" draw:transform="skewX (0.0102974425867665) rotate (-1.43221718418655) translate (35.175062466231cm 32.7954723489017cm)" svg:viewBox="0 0 543 429" svg:d="M543 0c-466 1-543 429-543 429">
            <text:p/>
          </draw:path>
        </draw:g>
        <draw:g>
          <draw:line draw:style-name="gr6" draw:text-style-name="P1" draw:layer="PG" svg:x1="36.7cm" svg:y1="32.851cm" svg:x2="36.7cm" svg:y2="33.333cm">
            <text:p/>
          </draw:line>
          <draw:path draw:style-name="gr6" draw:text-style-name="P1" draw:layer="PG" svg:width="0.542cm" svg:height="0.428cm" draw:transform="skewX (0.0102974425867666) rotate (-1.43221718418655) translate (37.125062466231cm 32.7954723489017cm)" svg:viewBox="0 0 543 429" svg:d="M543 0c-466 1-543 429-543 429">
            <text:p/>
          </draw:path>
        </draw:g>
        <draw:g>
          <draw:line draw:style-name="gr6" draw:text-style-name="P1" draw:layer="PG" svg:x1="29.95cm" svg:y1="33.682cm" svg:x2="29.95cm" svg:y2="33.2cm">
            <text:p/>
          </draw:line>
          <draw:path draw:style-name="gr6" draw:text-style-name="P1" draw:layer="PG" svg:width="0.542cm" svg:height="0.428cm" draw:transform="skewX (-0.0102974425867666) rotate (-1.70937546940325) translate (30.4500383496544cm 33.19996249998cm)" svg:viewBox="0 0 543 429" svg:d="M0 0c466 1 543 429 543 429">
            <text:p/>
          </draw:path>
        </draw:g>
        <draw:g>
          <draw:line draw:style-name="gr6" draw:text-style-name="P1" draw:layer="PG" svg:x1="31.2cm" svg:y1="33.682cm" svg:x2="31.2cm" svg:y2="33.2cm">
            <text:p/>
          </draw:line>
          <draw:path draw:style-name="gr6" draw:text-style-name="P1" draw:layer="PG" svg:width="0.542cm" svg:height="0.428cm" draw:transform="skewX (0.0102974425867665) rotate (1.70937546940325) translate (30.774937533769cm 33.7375276510983cm)" svg:viewBox="0 0 543 429" svg:d="M543 0c-466 1-543 429-543 429">
            <text:p/>
          </draw:path>
        </draw:g>
        <draw:g>
          <draw:line draw:style-name="gr6" draw:text-style-name="P1" draw:layer="PG" svg:x1="29cm" svg:y1="33.549cm" svg:x2="29cm" svg:y2="33.2cm">
            <text:p/>
          </draw:line>
          <draw:path draw:style-name="gr6" draw:text-style-name="P1" draw:layer="PG" svg:width="0.395cm" svg:height="0.383cm" draw:transform="skewX (-0.0670206432765823) rotate (-1.74183859349034) translate (29.4500345146889cm 33.1999728260725cm)" svg:viewBox="0 0 396 384" svg:d="M0 0c339 1 396 384 396 384">
            <text:p/>
          </draw:path>
        </draw:g>
        <draw:g>
          <draw:line draw:style-name="gr6" draw:text-style-name="P1" draw:layer="PG" svg:x1="29.75cm" svg:y1="33.35cm" svg:x2="29.75cm" svg:y2="33.2cm">
            <text:p/>
          </draw:line>
          <draw:path draw:style-name="gr6" draw:text-style-name="P1" draw:layer="PG" svg:width="0.172cm" svg:height="0.25cm" draw:transform="skewX (0.194778744522567) rotate (1.83311931336964) translate (29.4948658406896cm 33.3671656402726cm)" svg:viewBox="0 0 173 251" svg:d="M173 0c-148 1-173 251-173 251">
            <text:p/>
          </draw:path>
        </draw:g>
        <draw:line draw:style-name="gr1" draw:text-style-name="P1" draw:layer="WallG" svg:x1="9.53cm" svg:y1="33.333cm" svg:x2="28.77cm" svg:y2="33.333cm">
          <text:p/>
        </draw:line>
        <draw:line draw:style-name="gr1" draw:text-style-name="P1" draw:layer="WallG" svg:x1="31.3cm" svg:y1="33.34cm" svg:x2="31.3cm" svg:y2="33.201cm">
          <text:p/>
        </draw:line>
        <draw:g>
          <draw:line draw:style-name="gr6" draw:text-style-name="P1" draw:layer="PG" svg:x1="41.1cm" svg:y1="32.851cm" svg:x2="41.1cm" svg:y2="33.333cm">
            <text:p/>
          </draw:line>
          <draw:path draw:style-name="gr6" draw:text-style-name="P1" draw:layer="PG" svg:width="0.542cm" svg:height="0.428cm" draw:transform="skewX (-0.0102974425867665) rotate (1.43221718418655) translate (40.5999616503456cm 33.3330375000199cm)" svg:viewBox="0 0 543 429" svg:d="M0 0c466 1 543 429 543 429">
            <text:p/>
          </draw:path>
        </draw:g>
        <draw:line draw:style-name="gr1" draw:text-style-name="P1" draw:layer="WallG" svg:x1="41.25cm" svg:y1="28cm" svg:x2="41.25cm" svg:y2="28.75cm">
          <text:p/>
        </draw:line>
        <draw:line draw:style-name="gr1" draw:text-style-name="P1" draw:layer="WallG" svg:x1="42.5cm" svg:y1="28.75cm" svg:x2="41.25cm" svg:y2="28.75cm">
          <text:p/>
        </draw:line>
        <draw:line draw:style-name="gr1" draw:text-style-name="P1" draw:layer="WallG" svg:x1="42.5cm" svg:y1="28.75cm" svg:x2="42.5cm" svg:y2="28.8cm">
          <text:p/>
        </draw:line>
        <draw:line draw:style-name="gr1" draw:text-style-name="P1" draw:layer="WallG" svg:x1="43.3cm" svg:y1="28.8cm" svg:x2="42.5cm" svg:y2="28.8cm">
          <text:p/>
        </draw:line>
        <draw:g>
          <draw:line draw:style-name="gr6" draw:text-style-name="P1" draw:layer="PG" svg:x1="42.851cm" svg:y1="27.8cm" svg:x2="43.3cm" svg:y2="27.8cm">
            <text:p/>
          </draw:line>
          <draw:path draw:style-name="gr6" draw:text-style-name="P1" draw:layer="PG" svg:width="0.505cm" svg:height="0.385cm" draw:transform="rotate (3.00790043288703) translate (43.3000349379068cm 28.2500345146889cm)" svg:viewBox="0 0 506 386" svg:d="M0 0c434 1 506 386 506 386">
            <text:p/>
          </draw:path>
        </draw:g>
        <draw:g>
          <draw:line draw:style-name="gr6" draw:text-style-name="P1" draw:layer="PG" svg:x1="42.851cm" svg:y1="28.7cm" svg:x2="43.3cm" svg:y2="28.7cm">
            <text:p/>
          </draw:line>
          <draw:path draw:style-name="gr6" draw:text-style-name="P1" draw:layer="PG" svg:width="0.505cm" svg:height="0.385cm" draw:transform="rotate (0.133692220702766) translate (42.7988196819899cm 28.3173761693952cm)" svg:viewBox="0 0 506 386" svg:d="M506 0c-434 1-506 386-506 386">
            <text:p/>
          </draw:path>
        </draw:g>
        <draw:line draw:style-name="gr5" draw:text-style-name="P1" draw:layer="DG" svg:x1="29.5cm" svg:y1="29.4cm" svg:x2="29.85cm" svg:y2="29.4cm">
          <text:p/>
        </draw:line>
        <draw:line draw:style-name="gr5" draw:text-style-name="P1" draw:layer="DG" svg:x1="29.5cm" svg:y1="30.9cm" svg:x2="29.85cm" svg:y2="30.9cm">
          <text:p/>
        </draw:line>
        <draw:line draw:style-name="gr5" draw:text-style-name="P1" draw:layer="DG" svg:x1="29.5cm" svg:y1="29.4cm" svg:x2="29.5cm" svg:y2="30.9cm">
          <text:p/>
        </draw:line>
        <draw:g>
          <draw:line draw:style-name="gr6" draw:text-style-name="P1" draw:layer="PG" svg:x1="29.151cm" svg:y1="29.45cm" svg:x2="29.5cm" svg:y2="29.45cm">
            <text:p/>
          </draw:line>
          <draw:path draw:style-name="gr6" draw:text-style-name="P1" draw:layer="PG" svg:width="0.393cm" svg:height="0.34cm" draw:transform="skewX (-0.0375245789178781) rotate (2.9867819489379) translate (29.5000271739275cm 29.8500306797235cm)" svg:viewBox="0 0 394 341" svg:d="M0 0c338 0 394 341 394 341">
            <text:p/>
          </draw:path>
        </draw:g>
        <draw:g>
          <draw:line draw:style-name="gr6" draw:text-style-name="P1" draw:layer="PG" svg:x1="29.201cm" svg:y1="29.85cm" svg:x2="29.5cm" svg:y2="29.85cm">
            <text:p/>
          </draw:line>
          <draw:path draw:style-name="gr6" draw:text-style-name="P1" draw:layer="PG" svg:width="0.338cm" svg:height="0.292cm" draw:transform="skewX (-0.035081117965086) rotate (2.98748008063869) translate (29.5000232919379cm 30.192883439763cm)" svg:viewBox="0 0 339 293" svg:d="M0 0c290 0 339 293 339 293">
            <text:p/>
          </draw:path>
        </draw:g>
        <draw:g>
          <draw:line draw:style-name="gr6" draw:text-style-name="P1" draw:layer="PG" svg:x1="29.201cm" svg:y1="30.535cm" svg:x2="29.5cm" svg:y2="30.535cm">
            <text:p/>
          </draw:line>
          <draw:path draw:style-name="gr6" draw:text-style-name="P1" draw:layer="PG" svg:width="0.337cm" svg:height="0.292cm" draw:transform="skewX (0.0378736447682769) rotate (0.154112572951099) translate (29.1662052545738cm 30.2439733128621cm)" svg:viewBox="0 0 338 293" svg:d="M338 0c-290 0-338 293-338 293">
            <text:p/>
          </draw:path>
        </draw:g>
        <draw:line draw:style-name="gr1" draw:text-style-name="P1" draw:layer="WallG" svg:x1="32.9cm" svg:y1="29.4cm" svg:x2="32.9cm" svg:y2="28cm">
          <text:p/>
        </draw:line>
        <draw:g>
          <draw:g>
            <draw:line draw:style-name="gr6" draw:text-style-name="P1" draw:layer="PG" svg:x1="32.8cm" svg:y1="27.801cm" svg:x2="32.8cm" svg:y2="28.32cm">
              <text:p/>
            </draw:line>
            <draw:path draw:style-name="gr6" draw:text-style-name="P1" draw:layer="PG" svg:width="0.584cm" svg:height="0.426cm" draw:transform="skewX (0.0090757121103705) rotate (1.43867490241893) translate (32.2999611312907cm 28.3200402989123cm)" svg:viewBox="0 0 585 427" svg:d="M0 0c501-1 585 427 585 427">
              <text:p/>
            </draw:path>
          </draw:g>
          <draw:g>
            <draw:line draw:style-name="gr6" draw:text-style-name="P1" draw:layer="PG" svg:x1="32.15cm" svg:y1="28.15cm" svg:x2="32.15cm" svg:y2="28.32cm">
              <text:p/>
            </draw:line>
            <draw:path draw:style-name="gr6" draw:text-style-name="P1" draw:layer="PG" svg:width="0.19cm" svg:height="0.127cm" draw:transform="skewX (-0.0321140582366956) rotate (-1.4479251474545) translate (32.276587653125cm 28.1303279675785cm)" svg:viewBox="0 0 191 128" svg:d="M191 0c-163 0-191 128-191 128">
              <text:p/>
            </draw:path>
          </draw:g>
        </draw:g>
        <draw:g>
          <draw:g>
            <draw:line draw:style-name="gr6" draw:text-style-name="P1" draw:layer="PG" svg:x1="33.419cm" svg:y1="28.7cm" svg:x2="32.9cm" svg:y2="28.7cm">
              <text:p/>
            </draw:line>
            <draw:path draw:style-name="gr6" draw:text-style-name="P1" draw:layer="PG" svg:width="0.585cm" svg:height="0.426cm" draw:transform="skewX (-0.00994837673636769) rotate (-3.00842403166263) translate (33.4805260732221cm 29.122266856576cm)" svg:viewBox="0 0 586 427" svg:d="M586 0c-501-1-586 427-586 427">
              <text:p/>
            </draw:path>
          </draw:g>
          <draw:g>
            <draw:line draw:style-name="gr6" draw:text-style-name="P1" draw:layer="PG" svg:x1="33.07cm" svg:y1="29.35cm" svg:x2="32.9cm" svg:y2="29.35cm">
              <text:p/>
            </draw:line>
            <draw:path draw:style-name="gr6" draw:text-style-name="P1" draw:layer="PG" svg:width="0.191cm" svg:height="0.127cm" draw:transform="skewX (0.0399680398706701) rotate (-0.123569311041199) translate (32.8999870644421cm 29.1999869000172cm)" svg:viewBox="0 0 192 128" svg:d="M0 0c163-1 192 128 192 128">
              <text:p/>
            </draw:path>
          </draw:g>
        </draw:g>
        <draw:line draw:style-name="gr1" draw:text-style-name="P1" draw:layer="WallG" svg:x1="29.749cm" svg:y1="26.45cm" svg:x2="29.632cm" svg:y2="26.45cm">
          <text:p/>
        </draw:line>
        <draw:line draw:style-name="gr3" draw:text-style-name="P1" draw:layer="WallG" svg:x1="29.632cm" svg:y1="26.45cm" svg:x2="29.632cm" svg:y2="25.15cm">
          <text:p/>
        </draw:line>
        <draw:g>
          <draw:line draw:style-name="gr6" draw:text-style-name="P1" draw:layer="PG" svg:x1="30.249cm" svg:y1="24.2cm" svg:x2="29.749cm" svg:y2="24.2cm">
            <text:p/>
          </draw:line>
          <draw:path draw:style-name="gr6" draw:text-style-name="P1" draw:layer="PG" svg:width="0.56cm" svg:height="0.387cm" draw:transform="skewX (0.0287979326579064) rotate (-0.118682389135615) translate (29.7489610904503cm 23.7499654853111cm)" svg:viewBox="0 0 561 388" svg:d="M0 0c482 2 561 388 561 388">
            <text:p/>
          </draw:path>
        </draw:g>
        <draw:g>
          <draw:g>
            <draw:line draw:style-name="gr6" draw:text-style-name="P1" draw:layer="PG" svg:x1="9.097cm" svg:y1="25cm" svg:x2="9.53cm" svg:y2="25cm">
              <text:p/>
            </draw:line>
            <draw:path draw:style-name="gr6" draw:text-style-name="P1" draw:layer="PG" svg:width="0.486cm" svg:height="0.365cm" draw:transform="skewX (-0.00733038285837616) rotate (0.12932889757278) translate (9.04694217698675cm 24.6377957759129cm)" svg:viewBox="0 0 487 366" svg:d="M487 0c-418 2-487 366-487 366">
              <text:p/>
            </draw:path>
          </draw:g>
          <draw:g>
            <draw:line draw:style-name="gr6" draw:text-style-name="P1" draw:layer="PG" svg:x1="9.097cm" svg:y1="24.15cm" svg:x2="9.53cm" svg:y2="24.15cm">
              <text:p/>
            </draw:line>
            <draw:path draw:style-name="gr6" draw:text-style-name="P1" draw:layer="PG" svg:width="0.486cm" svg:height="0.365cm" draw:transform="skewX (0.00628318530717956) rotate (3.01296188771781) translate (9.53003369567009cm 24.5750325972061cm)" svg:viewBox="0 0 487 366" svg:d="M0 0c418 2 487 366 487 366">
              <text:p/>
            </draw:path>
          </draw:g>
        </draw:g>
        <draw:g>
          <draw:line draw:style-name="gr7" draw:text-style-name="P2" draw:layer="PG" svg:x1="9.031cm" svg:y1="26.55cm" svg:x2="9.53cm" svg:y2="26.55cm">
            <text:p/>
          </draw:line>
          <draw:path draw:style-name="gr8" draw:text-style-name="P2" draw:layer="PG" svg:width="0.561cm" svg:height="0.386cm" draw:transform="skewX (-0.031066860685499) rotate (0.120427718387609) translate (8.97167496427356cm 26.1677654142872cm)" svg:viewBox="0 0 562 387" svg:d="M562 0c-481 1-562 387-562 387">
            <text:p/>
          </draw:path>
        </draw:g>
        <draw:g>
          <draw:line draw:style-name="gr6" draw:text-style-name="P1" draw:layer="PG" svg:x1="9.032cm" svg:y1="21.45cm" svg:x2="9.531cm" svg:y2="21.45cm">
            <text:p/>
          </draw:line>
          <draw:path draw:style-name="gr6" draw:text-style-name="P1" draw:layer="PG" svg:width="0.561cm" svg:height="0.386cm" draw:transform="skewX (-0.0310668606854991) rotate (0.120427718387609) translate (8.97267496427356cm 21.0677654142872cm)" svg:viewBox="0 0 562 387" svg:d="M562 0c-481 1-562 387-562 387">
            <text:p/>
          </draw:path>
        </draw:g>
        <draw:line draw:style-name="gr1" draw:text-style-name="P1" draw:layer="WallG" svg:x1="14.1cm" svg:y1="17.95cm" svg:x2="14.1cm" svg:y2="20.95cm">
          <text:p/>
        </draw:line>
        <draw:line draw:style-name="gr3" draw:text-style-name="P1" draw:layer="WallG" svg:x1="14.95cm" svg:y1="20.55cm" svg:x2="14.1cm" svg:y2="20.55cm">
          <text:p/>
        </draw:line>
        <draw:line draw:style-name="gr3" draw:text-style-name="P1" draw:layer="WallG" svg:x1="14.95cm" svg:y1="20.95cm" svg:x2="16.55cm" svg:y2="20.95cm">
          <text:p/>
        </draw:line>
        <draw:g>
          <draw:g>
            <draw:line draw:style-name="gr6" draw:text-style-name="P1" draw:layer="PG" svg:x1="18.3cm" svg:y1="22.333cm" svg:x2="18.3cm" svg:y2="21.9cm">
              <text:p/>
            </draw:line>
            <draw:path draw:style-name="gr6" draw:text-style-name="P1" draw:layer="PG" svg:width="0.486cm" svg:height="0.365cm" draw:transform="skewX (-0.00733038285837616) rotate (1.70012522436768) translate (17.9377957759129cm 22.3830578230133cm)" svg:viewBox="0 0 487 366" svg:d="M487 0c-418 2-487 366-487 366">
              <text:p/>
            </draw:path>
          </draw:g>
          <draw:g>
            <draw:line draw:style-name="gr6" draw:text-style-name="P1" draw:layer="PG" svg:x1="17.45cm" svg:y1="22.333cm" svg:x2="17.45cm" svg:y2="21.9cm">
              <text:p/>
            </draw:line>
            <draw:path draw:style-name="gr6" draw:text-style-name="P1" draw:layer="PG" svg:width="0.486cm" svg:height="0.365cm" draw:transform="skewX (0.00628318530717956) rotate (-1.69942709266688) translate (17.8750325972061cm 21.8999663043299cm)" svg:viewBox="0 0 487 366" svg:d="M0 0c418 2 487 366 487 366">
              <text:p/>
            </draw:path>
          </draw:g>
        </draw:g>
        <draw:g>
          <draw:line draw:style-name="gr6" draw:text-style-name="P1" draw:layer="PG" svg:x1="19.5cm" svg:y1="22.399cm" svg:x2="19.5cm" svg:y2="21.9cm">
            <text:p/>
          </draw:line>
          <draw:path draw:style-name="gr6" draw:text-style-name="P1" draw:layer="PG" svg:width="0.561cm" svg:height="0.386cm" draw:transform="skewX (-0.031066860685499) rotate (1.69122404518251) translate (19.1177654142872cm 22.4583250357264cm)" svg:viewBox="0 0 562 387" svg:d="M562 0c-481 1-562 387-562 387">
            <text:p/>
          </draw:path>
        </draw:g>
        <draw:g>
          <draw:line draw:style-name="gr6" draw:text-style-name="P1" draw:layer="PG" svg:x1="19.95cm" svg:y1="14.3cm" svg:x2="20.15cm" svg:y2="14.001cm">
            <text:p/>
          </draw:line>
          <draw:path draw:style-name="gr6" draw:text-style-name="P1" draw:layer="PG" svg:width="0.136cm" svg:height="0.129cm" draw:transform="skewX (-0.165108147238664) rotate (0.445058959258554) translate (19.9504225053016cm 13.9516752027268cm)" svg:viewBox="0 0 137 130" svg:d="M0 0c111 43 137 130 137 130">
            <text:p/>
          </draw:path>
        </draw:g>
        <draw:g>
          <draw:g>
            <draw:line draw:style-name="gr5" draw:text-style-name="P1" draw:layer="DG" svg:x1="16.8cm" svg:y1="12.208cm" svg:x2="16.8cm" svg:y2="13.257cm">
              <text:p/>
            </draw:line>
            <draw:line draw:style-name="gr5" draw:text-style-name="P1" draw:layer="DG" svg:x1="17.75cm" svg:y1="12.208cm" svg:x2="16.8cm" svg:y2="12.208cm">
              <text:p/>
            </draw:line>
            <draw:line draw:style-name="gr5" draw:text-style-name="P1" draw:layer="DG" svg:x1="17.75cm" svg:y1="12.209cm" svg:x2="17.75cm" svg:y2="13.258cm">
              <text:p/>
            </draw:line>
            <draw:line draw:style-name="gr5" draw:text-style-name="P1" draw:layer="DG" svg:x1="17.75cm" svg:y1="12.208cm" svg:x2="16.8cm" svg:y2="13.257cm">
              <text:p/>
            </draw:line>
            <draw:line draw:style-name="gr5" draw:text-style-name="P1" draw:layer="DG" svg:x1="17.75cm" svg:y1="13.257cm" svg:x2="16.8cm" svg:y2="13.257cm">
              <text:p/>
            </draw:line>
            <draw:line draw:style-name="gr5" draw:text-style-name="P1" draw:layer="DG" svg:x1="17.75cm" svg:y1="13.257cm" svg:x2="16.8cm" svg:y2="12.208cm">
              <text:p/>
            </draw:line>
          </draw:g>
          <draw:g>
            <draw:line draw:style-name="gr5" draw:text-style-name="P1" draw:layer="DG" svg:x1="16.925cm" svg:y1="13.251cm" svg:x2="16.925cm" svg:y2="13.358cm">
              <text:p/>
            </draw:line>
            <draw:line draw:style-name="gr5" draw:text-style-name="P1" draw:layer="DG" svg:x1="17.625cm" svg:y1="13.251cm" svg:x2="17.625cm" svg:y2="13.358cm">
              <text:p/>
            </draw:line>
          </draw:g>
        </draw:g>
        <draw:g>
          <draw:g>
            <draw:line draw:style-name="gr5" draw:text-style-name="P1" draw:layer="DG" svg:x1="16.8cm" svg:y1="12.208cm" svg:x2="16.8cm" svg:y2="13.257cm">
              <text:p/>
            </draw:line>
            <draw:line draw:style-name="gr5" draw:text-style-name="P1" draw:layer="DG" svg:x1="17.75cm" svg:y1="12.208cm" svg:x2="16.8cm" svg:y2="12.208cm">
              <text:p/>
            </draw:line>
            <draw:line draw:style-name="gr5" draw:text-style-name="P1" draw:layer="DG" svg:x1="17.75cm" svg:y1="12.209cm" svg:x2="17.75cm" svg:y2="13.258cm">
              <text:p/>
            </draw:line>
            <draw:line draw:style-name="gr5" draw:text-style-name="P1" draw:layer="DG" svg:x1="17.75cm" svg:y1="12.208cm" svg:x2="16.8cm" svg:y2="13.257cm">
              <text:p/>
            </draw:line>
            <draw:line draw:style-name="gr5" draw:text-style-name="P1" draw:layer="DG" svg:x1="17.75cm" svg:y1="13.257cm" svg:x2="16.8cm" svg:y2="13.257cm">
              <text:p/>
            </draw:line>
            <draw:line draw:style-name="gr5" draw:text-style-name="P1" draw:layer="DG" svg:x1="17.75cm" svg:y1="13.257cm" svg:x2="16.8cm" svg:y2="12.208cm">
              <text:p/>
            </draw:line>
          </draw:g>
          <draw:g>
            <draw:line draw:style-name="gr5" draw:text-style-name="P1" draw:layer="DG" svg:x1="16.925cm" svg:y1="13.251cm" svg:x2="16.925cm" svg:y2="13.358cm">
              <text:p/>
            </draw:line>
            <draw:line draw:style-name="gr5" draw:text-style-name="P1" draw:layer="DG" svg:x1="17.625cm" svg:y1="13.251cm" svg:x2="17.625cm" svg:y2="13.358cm">
              <text:p/>
            </draw:line>
          </draw:g>
        </draw:g>
        <draw:line draw:style-name="gr3" draw:text-style-name="P1" draw:layer="WallG" svg:x1="24.731cm" svg:y1="15.651cm" svg:x2="24.15cm" svg:y2="15.651cm">
          <text:p/>
        </draw:line>
        <draw:g>
          <draw:line draw:style-name="gr6" draw:text-style-name="P1" draw:layer="PG" svg:x1="23.95cm" svg:y1="7.301cm" svg:x2="23.95cm" svg:y2="7.85cm">
            <text:p/>
          </draw:line>
          <draw:path draw:style-name="gr6" draw:text-style-name="P1" draw:layer="PG" svg:width="0.615cm" svg:height="0.428cm" draw:transform="skewX (-0.0218166156499291) rotate (-1.44844874623009) translate (24.3745349625505cm 7.23808067780218cm)" svg:viewBox="0 0 616 429" svg:d="M616 0c-529 0-616 429-616 429">
            <text:p/>
          </draw:path>
        </draw:g>
        <draw:g>
          <draw:line draw:style-name="gr6" draw:text-style-name="P1" draw:layer="PG" svg:x1="30.45cm" svg:y1="7.301cm" svg:x2="30.45cm" svg:y2="7.85cm">
            <text:p/>
          </draw:line>
          <draw:path draw:style-name="gr6" draw:text-style-name="P1" draw:layer="PG" svg:width="0.615cm" svg:height="0.428cm" draw:transform="skewX (0.0218166156499291) rotate (1.44844874623009) translate (29.9502479142903cm 7.84979233667465cm)" svg:viewBox="0 0 616 429" svg:d="M0 0c529 0 616 429 616 429">
            <text:p/>
          </draw:path>
        </draw:g>
        <draw:g>
          <draw:g>
            <draw:line draw:style-name="gr6" draw:text-style-name="P1" draw:layer="PG" svg:x1="22.15cm" svg:y1="24.383cm" svg:x2="22.15cm" svg:y2="23.95cm">
              <text:p/>
            </draw:line>
            <draw:path draw:style-name="gr6" draw:text-style-name="P1" draw:layer="PG" svg:width="0.486cm" svg:height="0.365cm" draw:transform="skewX (-0.00733038285837617) rotate (1.70012522436768) translate (21.7877957759129cm 24.4330578230133cm)" svg:viewBox="0 0 487 366" svg:d="M487 0c-418 2-487 366-487 366">
              <text:p/>
            </draw:path>
          </draw:g>
          <draw:g>
            <draw:line draw:style-name="gr6" draw:text-style-name="P1" draw:layer="PG" svg:x1="21.3cm" svg:y1="24.383cm" svg:x2="21.3cm" svg:y2="23.95cm">
              <text:p/>
            </draw:line>
            <draw:path draw:style-name="gr6" draw:text-style-name="P1" draw:layer="PG" svg:width="0.486cm" svg:height="0.365cm" draw:transform="skewX (0.00628318530717956) rotate (-1.69942709266688) translate (21.7250325972061cm 23.9499663043299cm)" svg:viewBox="0 0 487 366" svg:d="M0 0c418 2 487 366 487 366">
              <text:p/>
            </draw:path>
          </draw:g>
        </draw:g>
        <draw:g>
          <draw:g>
            <draw:line draw:style-name="gr6" draw:text-style-name="P1" draw:layer="PG" svg:x1="29.467cm" svg:y1="20.25cm" svg:x2="29.9cm" svg:y2="20.25cm">
              <text:p/>
            </draw:line>
            <draw:path draw:style-name="gr6" draw:text-style-name="P1" draw:layer="PG" svg:width="0.486cm" svg:height="0.365cm" draw:transform="skewX (-0.00733038285837618) rotate (0.12932889757278) translate (29.4169421769867cm 19.8877957759129cm)" svg:viewBox="0 0 487 366" svg:d="M487 0c-418 2-487 366-487 366">
              <text:p/>
            </draw:path>
          </draw:g>
          <draw:g>
            <draw:line draw:style-name="gr6" draw:text-style-name="P1" draw:layer="PG" svg:x1="29.467cm" svg:y1="19.4cm" svg:x2="29.9cm" svg:y2="19.4cm">
              <text:p/>
            </draw:line>
            <draw:path draw:style-name="gr6" draw:text-style-name="P1" draw:layer="PG" svg:width="0.486cm" svg:height="0.365cm" draw:transform="skewX (0.00628318530717957) rotate (3.01296188771781) translate (29.9000336956701cm 19.8250325972061cm)" svg:viewBox="0 0 487 366" svg:d="M0 0c418 2 487 366 487 366">
              <text:p/>
            </draw:path>
          </draw:g>
        </draw:g>
        <draw:g>
          <draw:g>
            <draw:line draw:style-name="gr6" draw:text-style-name="P1" draw:layer="PG" svg:x1="32.05cm" svg:y1="17.75cm" svg:x2="32.05cm" svg:y2="17.45cm">
              <text:p/>
            </draw:line>
            <draw:path draw:style-name="gr6" draw:text-style-name="P1" draw:layer="PG" svg:width="0.336cm" svg:height="0.258cm" draw:transform="skewX (-0.00331612557878919) rotate (1.70099788899367) translate (31.7937914283899cm 17.7845853169422cm)" svg:viewBox="0 0 337 259" svg:d="M337 0c-289 2-337 259-337 259">
              <text:p/>
            </draw:path>
          </draw:g>
          <draw:g>
            <draw:line draw:style-name="gr6" draw:text-style-name="P1" draw:layer="PG" svg:x1="31.45cm" svg:y1="17.75cm" svg:x2="31.45cm" svg:y2="17.45cm">
              <text:p/>
            </draw:line>
            <draw:path draw:style-name="gr6" draw:text-style-name="P1" draw:layer="PG" svg:width="0.336cm" svg:height="0.258cm" draw:transform="skewX (0.00331612557878923) rotate (-1.70099788899367) translate (31.7500230097926cm 17.4499766542702cm)" svg:viewBox="0 0 337 259" svg:d="M0 0c290 2 337 259 337 259">
              <text:p/>
            </draw:path>
          </draw:g>
        </draw:g>
        <draw:line draw:style-name="gr1" draw:text-style-name="P1" draw:layer="WallG" svg:x1="33.7cm" svg:y1="20.349cm" svg:x2="33.7cm" svg:y2="17.05cm">
          <text:p/>
        </draw:line>
        <draw:line draw:style-name="gr1" draw:text-style-name="P1" draw:layer="WallG" svg:x1="33.5cm" svg:y1="16.8cm" svg:x2="33.5cm" svg:y2="16.95cm">
          <text:p/>
        </draw:line>
        <draw:line draw:style-name="gr1" draw:text-style-name="P1" draw:layer="WallG" svg:x1="33.5cm" svg:y1="16.95cm" svg:x2="33.5cm" svg:y2="19.2cm">
          <text:p/>
        </draw:line>
        <draw:line draw:style-name="gr1" draw:text-style-name="P1" draw:layer="WallG" svg:x1="33.7cm" svg:y1="19.2cm" svg:x2="33.5cm" svg:y2="19.2cm">
          <text:p/>
        </draw:line>
        <draw:line draw:style-name="gr1" draw:text-style-name="P1" draw:layer="WallG" svg:x1="33.7cm" svg:y1="17.75cm" svg:x2="33.5cm" svg:y2="17.75cm">
          <text:p/>
        </draw:line>
        <draw:line draw:style-name="gr1" draw:text-style-name="P1" draw:layer="WallG" svg:x1="32.65cm" svg:y1="16.9cm" svg:x2="32.2cm" svg:y2="16.9cm">
          <text:p/>
        </draw:line>
        <draw:line draw:style-name="gr1" draw:text-style-name="P1" draw:layer="WallG" svg:x1="32.65cm" svg:y1="17.95cm" svg:x2="32.2cm" svg:y2="17.95cm">
          <text:p/>
        </draw:line>
        <draw:line draw:style-name="gr1" draw:text-style-name="P1" draw:layer="WallG" svg:x1="32.65cm" svg:y1="19.35cm" svg:x2="32.2cm" svg:y2="19.35cm">
          <text:p/>
        </draw:line>
        <draw:line draw:style-name="gr1" draw:text-style-name="P1" draw:layer="WallG" svg:x1="32.65cm" svg:y1="19.35cm" svg:x2="32.65cm" svg:y2="16.8cm">
          <text:p/>
        </draw:line>
        <draw:line draw:style-name="gr1" draw:text-style-name="P1" draw:layer="WallG" svg:x1="32.65cm" svg:y1="16.8cm" svg:x2="33.4cm" svg:y2="16.8cm">
          <text:p/>
        </draw:line>
        <draw:path draw:style-name="gr9" draw:text-style-name="P3" draw:layer="WallG" svg:width="0.141cm" svg:height="0.369cm" draw:transform="rotate (0.551698576555407) translate (33.4cm 16.8cm)" svg:viewBox="0 0 142 370" svg:d="M0 0c213 131 124 370 124 370">
          <text:p/>
        </draw:path>
        <draw:g>
          <draw:g>
            <draw:line draw:style-name="gr6" draw:text-style-name="P1" draw:layer="PG" svg:x1="33.15cm" svg:y1="19.1cm" svg:x2="32.65cm" svg:y2="19.1cm">
              <text:p/>
            </draw:line>
            <draw:path draw:style-name="gr6" draw:text-style-name="P1" draw:layer="PG" svg:width="0.56cm" svg:height="0.387cm" draw:transform="skewX (0.0310668606854991) rotate (-0.118682389135615) translate (32.6507296185612cm 18.650056054887cm)" svg:viewBox="0 0 561 388" svg:d="M0 0c481 2 561 388 561 388">
              <text:p/>
            </draw:path>
          </draw:g>
          <draw:g>
            <draw:line draw:style-name="gr6" draw:text-style-name="P1" draw:layer="PG" svg:x1="33.15cm" svg:y1="18.2cm" svg:x2="32.65cm" svg:y2="18.2cm">
              <text:p/>
            </draw:line>
            <draw:path draw:style-name="gr6" draw:text-style-name="P1" draw:layer="PG" svg:width="0.559cm" svg:height="0.387cm" draw:transform="skewX (-0.0267035375555132) rotate (-3.02291026445418) translate (33.2056939905831cm 18.5837673783614cm)" svg:viewBox="0 0 560 388" svg:d="M560 0c-483 2-560 388-560 388">
              <text:p/>
            </draw:path>
          </draw:g>
        </draw:g>
        <draw:g>
          <draw:g>
            <draw:line draw:style-name="gr6" draw:text-style-name="P1" draw:layer="PG" svg:x1="33.267cm" svg:y1="17.55cm" svg:x2="33.5cm" svg:y2="17.55cm">
              <text:p/>
            </draw:line>
            <draw:path draw:style-name="gr6" draw:text-style-name="P1" draw:layer="PG" svg:width="0.263cm" svg:height="0.205cm" draw:transform="rotate (0.136484747505957) translate (33.238365910678cm 17.3460395966215cm)" svg:viewBox="0 0 264 206" svg:d="M264 0c-225 1-264 206-264 206">
              <text:p/>
            </draw:path>
          </draw:g>
          <draw:g>
            <draw:line draw:style-name="gr6" draw:text-style-name="P1" draw:layer="PG" svg:x1="33.151cm" svg:y1="16.95cm" svg:x2="33.5cm" svg:y2="16.95cm">
              <text:p/>
            </draw:line>
            <draw:path draw:style-name="gr6" draw:text-style-name="P1" draw:layer="PG" svg:width="0.394cm" svg:height="0.308cm" draw:transform="skewX (-0.00279252680319095) rotate (3.00406070853264) translate (33.4993959763999cm 17.3097561839206cm)" svg:viewBox="0 0 395 309" svg:d="M0 0c337 1 395 309 395 309">
              <text:p/>
            </draw:path>
          </draw:g>
        </draw:g>
        <draw:g>
          <draw:g>
            <draw:line draw:style-name="gr6" draw:text-style-name="P1" draw:layer="PG" svg:x1="34.2cm" svg:y1="20.199cm" svg:x2="33.7cm" svg:y2="20.199cm">
              <text:p/>
            </draw:line>
            <draw:path draw:style-name="gr6" draw:text-style-name="P1" draw:layer="PG" svg:width="0.56cm" svg:height="0.387cm" draw:transform="skewX (0.0310668606854991) rotate (-0.118682389135615) translate (33.7007296185612cm 19.749056054887cm)" svg:viewBox="0 0 561 388" svg:d="M0 0c481 2 561 388 561 388">
              <text:p/>
            </draw:path>
          </draw:g>
          <draw:g>
            <draw:line draw:style-name="gr6" draw:text-style-name="P1" draw:layer="PG" svg:x1="34.2cm" svg:y1="19.299cm" svg:x2="33.7cm" svg:y2="19.299cm">
              <text:p/>
            </draw:line>
            <draw:path draw:style-name="gr6" draw:text-style-name="P1" draw:layer="PG" svg:width="0.559cm" svg:height="0.387cm" draw:transform="skewX (-0.0267035375555132) rotate (-3.02291026445418) translate (34.2556939905831cm 19.6827673783614cm)" svg:viewBox="0 0 560 388" svg:d="M560 0c-483 2-560 388-560 388">
              <text:p/>
            </draw:path>
          </draw:g>
        </draw:g>
        <draw:g>
          <draw:g>
            <draw:line draw:style-name="gr6" draw:text-style-name="P1" draw:layer="PG" svg:x1="43.45cm" svg:y1="20.498cm" svg:x2="43cm" svg:y2="20.498cm">
              <text:p/>
            </draw:line>
            <draw:path draw:style-name="gr6" draw:text-style-name="P1" draw:layer="PG" svg:width="0.505cm" svg:height="0.365cm" draw:transform="skewX (0.0188495559215388) rotate (-0.125140107367994) translate (43.000657051553cm 20.0730529476316cm)" svg:viewBox="0 0 506 366" svg:d="M0 0c433 2 506 366 506 366">
              <text:p/>
            </draw:path>
          </draw:g>
          <draw:g>
            <draw:line draw:style-name="gr6" draw:text-style-name="P1" draw:layer="PG" svg:x1="43.45cm" svg:y1="19.648cm" svg:x2="43cm" svg:y2="19.648cm">
              <text:p/>
            </draw:line>
            <draw:path draw:style-name="gr6" draw:text-style-name="P1" draw:layer="PG" svg:width="0.504cm" svg:height="0.365cm" draw:transform="skewX (-0.0165806278939461) rotate (-3.0169761449974) translate (43.5013210287993cm 20.010229928272cm)" svg:viewBox="0 0 505 366" svg:d="M505 0c-435 2-505 366-505 366">
              <text:p/>
            </draw:path>
          </draw:g>
        </draw:g>
        <draw:g>
          <draw:line draw:style-name="gr6" draw:text-style-name="P1" draw:layer="PG" svg:x1="44.35cm" svg:y1="14.349cm" svg:x2="43.9cm" svg:y2="14.349cm">
            <text:p/>
          </draw:line>
          <draw:path draw:style-name="gr6" draw:text-style-name="P1" draw:layer="PG" svg:width="0.505cm" svg:height="0.365cm" draw:transform="skewX (0.0188495559215388) rotate (-0.125140107367994) translate (43.900657051553cm 13.9240529476316cm)" svg:viewBox="0 0 506 366" svg:d="M0 0c433 2 506 366 506 366">
            <text:p/>
          </draw:path>
        </draw:g>
        <draw:line draw:style-name="gr1" draw:text-style-name="P1" draw:layer="WallG" svg:x1="35cm" svg:y1="12.214cm" svg:x2="35cm" svg:y2="13.75cm">
          <text:p/>
        </draw:line>
        <draw:line draw:style-name="gr1" draw:text-style-name="P1" draw:layer="WallG" svg:x1="34.45cm" svg:y1="12.214cm" svg:x2="34.7cm" svg:y2="12.214cm">
          <text:p/>
        </draw:line>
        <draw:line draw:style-name="gr1" draw:text-style-name="P1" draw:layer="WallG" svg:x1="34.45cm" svg:y1="12.214cm" svg:x2="34.75cm" svg:y2="13.3cm">
          <text:p/>
        </draw:line>
        <draw:g>
          <draw:line draw:style-name="gr1" draw:text-style-name="P1" draw:layer="WallG" svg:x1="35cm" svg:y1="13.3cm" svg:x2="34.55cm" svg:y2="13.3cm">
            <text:p/>
          </draw:line>
          <draw:line draw:style-name="gr1" draw:text-style-name="P1" draw:layer="WallG" svg:x1="34.561cm" svg:y1="13.3cm" svg:x2="34.684cm" svg:y2="13.75cm">
            <text:p/>
          </draw:line>
        </draw:g>
        <draw:line draw:style-name="gr1" draw:text-style-name="P1" draw:layer="WallG" svg:x1="37.45cm" svg:y1="13.75cm" svg:x2="34.684cm" svg:y2="13.75cm">
          <text:p/>
        </draw:line>
        <draw:line draw:style-name="gr1" draw:text-style-name="P1" draw:layer="WallG" svg:x1="37.45cm" svg:y1="13.3cm" svg:x2="37.75cm" svg:y2="13.3cm">
          <text:p/>
        </draw:line>
        <draw:line draw:style-name="gr1" draw:text-style-name="P1" draw:layer="WallG" svg:x1="37.75cm" svg:y1="13.3cm" svg:x2="37.45cm" svg:y2="13.75cm">
          <text:p/>
        </draw:line>
        <draw:line draw:style-name="gr1" draw:text-style-name="P1" draw:layer="WallG" svg:x1="37.45cm" svg:y1="13.75cm" svg:x2="37.45cm" svg:y2="12.214cm">
          <text:p/>
        </draw:line>
        <draw:g>
          <draw:line draw:style-name="gr6" draw:text-style-name="P1" draw:layer="PG" svg:x1="30.35cm" svg:y1="18.801cm" svg:x2="30.35cm" svg:y2="19.35cm">
            <text:p/>
          </draw:line>
          <draw:path draw:style-name="gr6" draw:text-style-name="P1" draw:layer="PG" svg:width="0.615cm" svg:height="0.428cm" draw:transform="skewX (-0.0218166156499291) rotate (-1.44844874623009) translate (30.7745738560952cm 18.7383969839008cm)" svg:viewBox="0 0 616 429" svg:d="M616 0c-529 0-616 429-616 429">
            <text:p/>
          </draw:path>
        </draw:g>
        <draw:g>
          <draw:line draw:style-name="gr6" draw:text-style-name="P1" draw:layer="PG" svg:x1="37.001cm" svg:y1="12.75cm" svg:x2="37.45cm" svg:y2="12.75cm">
            <text:p/>
          </draw:line>
          <draw:path draw:style-name="gr6" draw:text-style-name="P1" draw:layer="PG" svg:width="0.503cm" svg:height="0.342cm" draw:transform="skewX (0.0275762021815104) rotate (3.02133946812738) translate (37.4497692110385cm 13.1497944960772cm)" svg:viewBox="0 0 504 343" svg:d="M0 0c433 0 504 343 504 343">
            <text:p/>
          </draw:path>
        </draw:g>
        <draw:line draw:style-name="gr1" draw:text-style-name="P1" draw:layer="WallG" svg:x1="41.85cm" svg:y1="12.65cm" svg:x2="41.85cm" svg:y2="12.214cm">
          <text:p/>
        </draw:line>
        <draw:line draw:style-name="gr1" draw:text-style-name="P1" draw:layer="WallG" svg:x1="42.95cm" svg:y1="13cm" svg:x2="43.9cm" svg:y2="13cm">
          <text:p/>
        </draw:line>
        <draw:polygon draw:style-name="gr10" draw:text-style-name="P4" draw:layer="ZG" svg:width="5.219cm" svg:height="6.149cm" svg:x="9.53cm" svg:y="21.6cm" svg:viewBox="0 0 5220 6150" draw:points="0,1650 0,6150 1620,6150 1620,5600 5220,5600 5220,1000 4220,0 1620,0 1620,1650">
          <text:p/>
        </draw:polygon>
        <draw:polygon draw:style-name="gr11" draw:text-style-name="P5" draw:layer="ZG" svg:width="5.085cm" svg:height="3.649cm" svg:x="14.614cm" svg:y="21.9cm" svg:viewBox="0 0 5086 3650" draw:points="5036,0 536,0 0,551 136,700 136,550 236,550 236,3650 5086,3650 5086,2050 5036,2050">
          <text:p/>
        </draw:polygon>
        <draw:polygon draw:style-name="gr12" draw:text-style-name="P6" draw:layer="ZG" svg:width="19.239cm" svg:height="9.383cm" svg:x="9.53cm" svg:y="23.95cm" svg:viewBox="0 0 19240 9384" draw:points="5220,3250 1620,3250 1620,3800 0,3800 0,9384 19240,9383 19240,0 10170,0 10170,1600 10270,1600 10270,2050 10120,2050 10120,1600 5320,1600 5320,3800 5220,3800">
          <text:p/>
        </draw:polygon>
        <draw:polygon draw:style-name="gr13" draw:text-style-name="P7" draw:layer="ZG" svg:width="5.369cm" svg:height="2.899cm" svg:x="23.4cm" svg:y="21.05cm" svg:viewBox="0 0 5370 2900" draw:points="0,0 0,2900 5370,2900 5370,0">
          <text:p/>
        </draw:polygon>
        <draw:polygon draw:style-name="gr14" draw:text-style-name="P8" draw:layer="ZG" svg:width="1.549cm" svg:height="4.869cm" svg:x="29.749cm" svg:y="23.45cm" svg:viewBox="0 0 1550 4870" draw:points="1550,0 1,0 0,1699 101,1700 101,4870 1550,4870">
          <text:p/>
        </draw:polygon>
        <draw:polygon draw:style-name="gr13" draw:text-style-name="P7" draw:layer="ZG" svg:width="13.449cm" svg:height="10.132cm" svg:x="29.85cm" svg:y="23.2cm" svg:viewBox="0 0 13450 10133" draw:points="0,7701 4850,7701 4849,10133 13450,10133 13450,0 13150,0 13150,250 8499,250 6799,250 6799,1953 1449,1952 1449,5120 3050,5120 3050,6200 0,6200">
          <text:p/>
        </draw:polygon>
        <draw:polygon draw:style-name="gr15" draw:text-style-name="P9" draw:layer="ZG" svg:width="2.449cm" svg:height="1.535cm" svg:x="35cm" svg:y="12.214cm" svg:viewBox="0 0 2450 1536" draw:points="0,0 0,1536 2450,1536 2450,0">
          <text:p/>
        </draw:polygon>
        <draw:polygon draw:style-name="gr16" draw:text-style-name="P10" draw:layer="ZG" svg:width="9.199cm" svg:height="5.562cm" svg:x="34.7cm" svg:y="6.651cm" svg:viewBox="0 0 9200 5563" draw:points="0,1099 0,5563 9200,5563 9200,0 3650,1099">
          <text:p/>
        </draw:polygon>
        <draw:polygon draw:style-name="gr11" draw:text-style-name="P5" draw:layer="ZG" svg:width="5.349cm" svg:height="6.499cm" svg:x="24.55cm" svg:y="9.1cm" svg:viewBox="0 0 5350 6500" draw:points="5350,0 0,0 0,2250 950,2250 950,5350 181,5350 150,6500 4950,6500 4950,6300 5050,6300 5050,1250 5350,1250">
          <text:p/>
        </draw:polygon>
        <draw:polygon draw:style-name="gr16" draw:text-style-name="P10" draw:layer="ZG" svg:width="4.249cm" svg:height="7.699cm" svg:x="15.7cm" svg:y="7.85cm" svg:viewBox="0 0 4250 7700" draw:points="2700,0 0,0 0,4200 2299,4199 2296,7700 3950,7700 3950,7200 4250,7200 4250,4350 3950,4350 3950,3500 4250,3500 4250,1300 3750,1300 3750,650 2700,650">
          <text:p/>
        </draw:polygon>
        <draw:polygon draw:style-name="gr17" draw:text-style-name="P11" draw:layer="ZG" svg:width="2.149cm" svg:height="2.999cm" svg:x="11.95cm" svg:y="17.95cm" svg:viewBox="0 0 2150 3000" draw:points="0,0 0,3000 2150,3000 2150,0">
          <text:p/>
        </draw:polygon>
        <draw:polygon draw:style-name="gr14" draw:text-style-name="P8" draw:layer="ZG" svg:width="1.599cm" svg:height="3.199cm" svg:x="14.95cm" svg:y="17.75cm" svg:viewBox="0 0 1600 3200" draw:points="0,0 0,3200 1600,3200 1600,0">
          <text:p/>
        </draw:polygon>
        <draw:polygon draw:style-name="gr15" draw:text-style-name="P9" draw:layer="ZG" svg:width="1.599cm" svg:height="2.086cm" svg:x="14.95cm" svg:y="15.663cm" svg:viewBox="0 0 1600 2087" draw:points="0,0 0,2087 1600,2087 1600,0">
          <text:p/>
        </draw:polygon>
        <draw:polygon draw:style-name="gr12" draw:text-style-name="P6" draw:layer="ZG" svg:width="2.299cm" svg:height="2.449cm" svg:x="29.9cm" svg:y="16.9cm" svg:viewBox="0 0 2300 2450" draw:points="1450,0 0,0 0,2450 2300,2450 2300,550 1450,550">
          <text:p/>
        </draw:polygon>
        <draw:polygon draw:style-name="gr10" draw:text-style-name="P4" draw:layer="ZG" svg:width="0.949cm" svg:height="0.785cm" svg:x="42.95cm" svg:y="12.214cm" svg:viewBox="0 0 950 786" draw:points="950,1 0,0 0,786 950,786">
          <text:p/>
        </draw:polygon>
        <draw:polygon draw:style-name="gr10" draw:text-style-name="P4" draw:layer="ZG" svg:width="1.549cm" svg:height="0.649cm" svg:x="18.4cm" svg:y="7.85cm" svg:viewBox="0 0 1550 650" draw:points="0,0 0,650 1200,650 1200,200 1550,200 1550,0">
          <text:p/>
        </draw:polygon>
        <draw:polygon draw:style-name="gr10" draw:text-style-name="P4" draw:layer="ZG" svg:width="5.219cm" svg:height="6.149cm" svg:x="9.531cm" svg:y="21.601cm" svg:viewBox="0 0 5220 6150" draw:points="0,1650 0,6150 1620,6150 1620,5600 5220,5600 5220,1000 4220,0 1620,0 1620,1650">
          <text:p/>
        </draw:polygon>
        <draw:polygon draw:style-name="gr11" draw:text-style-name="P5" draw:layer="ZG" svg:width="5.085cm" svg:height="3.649cm" svg:x="14.615cm" svg:y="21.901cm" svg:viewBox="0 0 5086 3650" draw:points="5036,0 536,0 0,551 136,700 136,550 236,550 236,3650 5086,3650 5086,2050 5036,2050">
          <text:p/>
        </draw:polygon>
        <draw:polygon draw:style-name="gr12" draw:text-style-name="P6" draw:layer="ZG" svg:width="19.239cm" svg:height="9.383cm" svg:x="9.531cm" svg:y="23.951cm" svg:viewBox="0 0 19240 9384" draw:points="5220,3250 1620,3250 1620,3800 0,3800 0,9384 19240,9383 19240,0 10170,0 10170,1600 10270,1600 10270,2050 10120,2050 10120,1600 5320,1600 5320,3800 5220,3800">
          <text:p/>
        </draw:polygon>
        <draw:polygon draw:style-name="gr13" draw:text-style-name="P7" draw:layer="ZG" svg:width="5.369cm" svg:height="2.899cm" svg:x="23.401cm" svg:y="21.051cm" svg:viewBox="0 0 5370 2900" draw:points="0,0 0,2900 5370,2900 5370,0">
          <text:p/>
        </draw:polygon>
        <draw:polygon draw:style-name="gr14" draw:text-style-name="P8" draw:layer="ZG" svg:width="1.549cm" svg:height="4.869cm" svg:x="29.75cm" svg:y="23.451cm" svg:viewBox="0 0 1550 4870" draw:points="1550,0 1,0 0,1699 101,1700 101,4870 1550,4870">
          <text:p/>
        </draw:polygon>
        <draw:polygon draw:style-name="gr13" draw:text-style-name="P7" draw:layer="ZG" svg:width="13.449cm" svg:height="10.132cm" svg:x="29.851cm" svg:y="23.201cm" svg:viewBox="0 0 13450 10133" draw:points="0,7701 4850,7701 4849,10133 13450,10133 13450,0 13150,0 13150,250 8499,250 6799,250 6799,1953 1449,1952 1449,5120 3050,5120 3050,6200 0,6200">
          <text:p/>
        </draw:polygon>
        <draw:polygon draw:style-name="gr15" draw:text-style-name="P9" draw:layer="ZG" svg:width="2.449cm" svg:height="1.535cm" svg:x="35.001cm" svg:y="12.215cm" svg:viewBox="0 0 2450 1536" draw:points="0,0 0,1536 2450,1536 2450,0">
          <text:p/>
        </draw:polygon>
        <draw:polygon draw:style-name="gr16" draw:text-style-name="P10" draw:layer="ZG" svg:width="9.199cm" svg:height="5.562cm" svg:x="34.701cm" svg:y="6.652cm" svg:viewBox="0 0 9200 5563" draw:points="0,1099 0,5563 9200,5563 9200,0 3650,1099">
          <text:p/>
        </draw:polygon>
        <draw:polygon draw:style-name="gr11" draw:text-style-name="P5" draw:layer="ZG" svg:width="5.349cm" svg:height="6.499cm" svg:x="24.551cm" svg:y="9.101cm" svg:viewBox="0 0 5350 6500" draw:points="5350,0 0,0 0,2250 950,2250 950,5350 181,5350 150,6500 4950,6500 4950,6300 5050,6300 5050,1250 5350,1250">
          <text:p/>
        </draw:polygon>
        <draw:polygon draw:style-name="gr16" draw:text-style-name="P10" draw:layer="ZG" svg:width="4.249cm" svg:height="7.699cm" svg:x="15.701cm" svg:y="7.851cm" svg:viewBox="0 0 4250 7700" draw:points="2700,0 0,0 0,4200 2299,4199 2296,7700 3950,7700 3950,7200 4250,7200 4250,4350 3950,4350 3950,3500 4250,3500 4250,1300 3750,1300 3750,650 2700,650">
          <text:p/>
        </draw:polygon>
        <draw:polygon draw:style-name="gr17" draw:text-style-name="P11" draw:layer="ZG" svg:width="2.149cm" svg:height="2.999cm" svg:x="11.951cm" svg:y="17.951cm" svg:viewBox="0 0 2150 3000" draw:points="0,0 0,3000 2150,3000 2150,0">
          <text:p/>
        </draw:polygon>
        <draw:polygon draw:style-name="gr14" draw:text-style-name="P8" draw:layer="ZG" svg:width="1.599cm" svg:height="3.199cm" svg:x="14.951cm" svg:y="17.751cm" svg:viewBox="0 0 1600 3200" draw:points="0,0 0,3200 1600,3200 1600,0">
          <text:p/>
        </draw:polygon>
        <draw:polygon draw:style-name="gr15" draw:text-style-name="P9" draw:layer="ZG" svg:width="1.599cm" svg:height="2.086cm" svg:x="14.951cm" svg:y="15.664cm" svg:viewBox="0 0 1600 2087" draw:points="0,0 0,2087 1600,2087 1600,0">
          <text:p/>
        </draw:polygon>
        <draw:polygon draw:style-name="gr12" draw:text-style-name="P6" draw:layer="ZG" svg:width="2.299cm" svg:height="2.449cm" svg:x="29.901cm" svg:y="16.901cm" svg:viewBox="0 0 2300 2450" draw:points="1450,0 0,0 0,2450 2300,2450 2300,550 1450,550">
          <text:p/>
        </draw:polygon>
        <draw:polygon draw:style-name="gr10" draw:text-style-name="P4" draw:layer="ZG" svg:width="0.949cm" svg:height="0.785cm" svg:x="42.951cm" svg:y="12.215cm" svg:viewBox="0 0 950 786" draw:points="950,1 0,0 0,786 950,786">
          <text:p/>
        </draw:polygon>
        <draw:polygon draw:style-name="gr10" draw:text-style-name="P4" draw:layer="ZG" svg:width="1.549cm" svg:height="0.649cm" svg:x="18.401cm" svg:y="7.851cm" svg:viewBox="0 0 1550 650" draw:points="0,0 0,650 1200,650 1200,200 1550,200 1550,0">
          <text:p/>
        </draw:polygon>
        <draw:line draw:style-name="gr18" draw:text-style-name="P3" draw:layer="ZG" svg:x1="30.551cm" svg:y1="7.75cm" svg:x2="34.701cm" svg:y2="7.751cm">
          <text:p/>
        </draw:line>
        <draw:line draw:style-name="gr18" draw:text-style-name="P3" draw:layer="ZG" svg:x1="30.552cm" svg:y1="7.75cm" svg:x2="30.549cm" svg:y2="10.351cm">
          <text:p/>
        </draw:line>
        <draw:line draw:style-name="gr18" draw:text-style-name="P3" draw:layer="ZG" svg:x1="34.75cm" svg:y1="13.3cm" svg:x2="34.451cm" svg:y2="12.214cm">
          <text:p/>
        </draw:line>
        <draw:line draw:style-name="gr18" draw:text-style-name="P3" draw:layer="ZG" svg:x1="29.9cm" svg:y1="15.4cm" svg:x2="29.6cm" svg:y2="15.4cm">
          <text:p/>
        </draw:line>
        <draw:line draw:style-name="gr18" draw:text-style-name="P3" draw:layer="ZG" svg:x1="29.897cm" svg:y1="16.901cm" svg:x2="29.901cm" svg:y2="15.4cm">
          <text:p/>
        </draw:line>
        <draw:line draw:style-name="gr18" draw:text-style-name="P3" draw:layer="ZG" svg:x1="29.599cm" svg:y1="15.4cm" svg:x2="29.601cm" svg:y2="10.35cm">
          <text:p/>
        </draw:line>
        <draw:line draw:style-name="gr18" draw:text-style-name="P3" draw:layer="ZG" svg:x1="32.65cm" svg:y1="16.9cm" svg:x2="29.897cm" svg:y2="16.9cm">
          <text:p/>
        </draw:line>
        <draw:line draw:style-name="gr18" draw:text-style-name="P3" draw:layer="ZG" svg:x1="32.645cm" svg:y1="19.35cm" svg:x2="32.651cm" svg:y2="16.9cm">
          <text:p/>
        </draw:line>
        <draw:line draw:style-name="gr18" draw:text-style-name="P3" draw:layer="ZG" svg:x1="32.65cm" svg:y1="19.35cm" svg:x2="29.897cm" svg:y2="19.35cm">
          <text:p/>
        </draw:line>
        <draw:line draw:style-name="gr18" draw:text-style-name="P3" draw:layer="ZG" svg:x1="29.897cm" svg:y1="20.351cm" svg:x2="29.899cm" svg:y2="19.351cm">
          <text:p/>
        </draw:line>
        <draw:line draw:style-name="gr18" draw:text-style-name="P3" draw:layer="ZG" svg:x1="38.375cm" svg:y1="20.35cm" svg:x2="29.897cm" svg:y2="20.35cm">
          <text:p/>
        </draw:line>
        <draw:line draw:style-name="gr18" draw:text-style-name="P3" draw:layer="ZG" svg:x1="38.373cm" svg:y1="20.351cm" svg:x2="38.371cm" svg:y2="21.8cm">
          <text:p/>
        </draw:line>
        <draw:line draw:style-name="gr18" draw:text-style-name="P3" draw:layer="ZG" svg:x1="38.375cm" svg:y1="21.8cm" svg:x2="29.633cm" svg:y2="21.8cm">
          <text:p/>
        </draw:line>
        <draw:line draw:style-name="gr18" draw:text-style-name="P3" draw:layer="ZG" svg:x1="29.633cm" svg:y1="23.345cm" svg:x2="29.635cm" svg:y2="21.8cm">
          <text:p/>
        </draw:line>
        <draw:line draw:style-name="gr18" draw:text-style-name="P3" draw:layer="ZG" svg:x1="38.349cm" svg:y1="23.345cm" svg:x2="29.633cm" svg:y2="23.345cm">
          <text:p/>
        </draw:line>
        <draw:line draw:style-name="gr18" draw:text-style-name="P3" draw:layer="ZG" svg:x1="38.349cm" svg:y1="23.345cm" svg:x2="38.349cm" svg:y2="23.45cm">
          <text:p/>
        </draw:line>
        <draw:line draw:style-name="gr18" draw:text-style-name="P3" draw:layer="ZG" svg:x1="42.999cm" svg:y1="23.45cm" svg:x2="38.349cm" svg:y2="23.45cm">
          <text:p/>
        </draw:line>
        <draw:line draw:style-name="gr18" draw:text-style-name="P3" draw:layer="ZG" svg:x1="42.999cm" svg:y1="15.3cm" svg:x2="42.999cm" svg:y2="23.45cm">
          <text:p/>
        </draw:line>
        <draw:line draw:style-name="gr18" draw:text-style-name="P3" draw:layer="ZG" svg:x1="37.45cm" svg:y1="13.751cm" svg:x2="34.685cm" svg:y2="13.751cm">
          <text:p/>
        </draw:line>
        <draw:line draw:style-name="gr18" draw:text-style-name="P3" draw:layer="ZG" svg:x1="37.45cm" svg:y1="12.219cm" svg:x2="37.451cm" svg:y2="13.3cm">
          <text:p/>
        </draw:line>
        <draw:line draw:style-name="gr18" draw:text-style-name="P3" draw:layer="ZG" svg:x1="43.9cm" svg:y1="14.375cm" svg:x2="43.9cm" svg:y2="13cm">
          <text:p/>
        </draw:line>
        <draw:line draw:style-name="gr18" draw:text-style-name="P3" draw:layer="ZG" svg:x1="42.95cm" svg:y1="13.001cm" svg:x2="43.902cm" svg:y2="13cm">
          <text:p/>
        </draw:line>
        <draw:line draw:style-name="gr18" draw:text-style-name="P3" draw:layer="ZG" svg:x1="42.951cm" svg:y1="12.214cm" svg:x2="42.951cm" svg:y2="13cm">
          <text:p/>
        </draw:line>
        <draw:line draw:style-name="gr18" draw:text-style-name="P3" draw:layer="ZG" svg:x1="42.95cm" svg:y1="12.214cm" svg:x2="37.451cm" svg:y2="12.219cm">
          <text:p/>
        </draw:line>
        <draw:line draw:style-name="gr18" draw:text-style-name="P3" draw:layer="ZG" svg:x1="37.751cm" svg:y1="13.301cm" svg:x2="37.451cm" svg:y2="13.75cm">
          <text:p/>
        </draw:line>
        <draw:line draw:style-name="gr18" draw:text-style-name="P3" draw:layer="ZG" svg:x1="37.45cm" svg:y1="13.3cm" svg:x2="37.75cm" svg:y2="13.3cm">
          <text:p/>
        </draw:line>
        <draw:line draw:style-name="gr18" draw:text-style-name="P3" draw:layer="ZG" svg:x1="34.561cm" svg:y1="13.3cm" svg:x2="34.685cm" svg:y2="13.751cm">
          <text:p/>
        </draw:line>
        <draw:line draw:style-name="gr18" draw:text-style-name="P3" draw:layer="ZG" svg:x1="34.562cm" svg:y1="13.3cm" svg:x2="34.751cm" svg:y2="13.3cm">
          <text:p/>
        </draw:line>
        <draw:line draw:style-name="gr18" draw:text-style-name="P3" draw:layer="ZG" svg:x1="34.697cm" svg:y1="7.751cm" svg:x2="34.701cm" svg:y2="12.214cm">
          <text:p/>
        </draw:line>
        <draw:line draw:style-name="gr18" draw:text-style-name="P3" draw:layer="ZG" svg:x1="34.451cm" svg:y1="12.214cm" svg:x2="34.701cm" svg:y2="12.214cm">
          <text:p/>
        </draw:line>
        <draw:line draw:style-name="gr18" draw:text-style-name="P3" draw:layer="ZG" svg:x1="30.549cm" svg:y1="10.35cm" svg:x2="29.6cm" svg:y2="10.35cm">
          <text:p/>
        </draw:line>
        <draw:path draw:style-name="gr19" draw:text-style-name="P1" draw:layer="ZG" svg:width="1.138cm" svg:height="0.667cm" draw:transform="rotate (1.32540303396449) translate (43.0059996344947cm 15.3000014594493cm)" svg:viewBox="0 0 1139 668" svg:d="M1139 637c-672 200-1140-637-1139-63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G"/>
      <draw:layer draw:name="DG"/>
      <draw:layer draw:name="PG"/>
      <draw:layer draw:name="ZG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2-16T12:17:59.595000000</dc:date>
    <meta:editing-duration>P1DT9H12M57S</meta:editing-duration>
    <meta:editing-cycles>253</meta:editing-cycles>
    <meta:generator>LibreOffice/5.2.3.3$Windows_x86 LibreOffice_project/d54a8868f08a7b39642414cf2c8ef2f228f780cf</meta:generator>
    <meta:document-statistic meta:object-count="987"/>
  </office:meta>
</office:document-meta>
</file>